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1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22" style:family="table-cell" style:parent-style-name="Default" style:data-style-name="N2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9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35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36" style:family="table-cell" style:parent-style-name="Default" style:data-style-name="N2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7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0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42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4" style:family="table-cell" style:parent-style-name="Default">
      <style:text-properties style:text-position="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4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5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0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3333" style:text-position="" fo:font-size="14pt" style:font-size-asian="14pt" style:font-size-complex="14pt"/>
    </style:style>
    <style:style style:name="ce10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style:text-position="" fo:font-size="14pt" style:font-size-asian="14pt" style:font-size-complex="14pt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order="0.06pt solid #000000"/>
      <style:text-properties style:text-position=""/>
    </style:style>
    <style:style style:name="ce9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9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ext-properties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0" style:family="table-cell" style:parent-style-name="Default">
      <style:table-cell-properties fo:border-bottom="none" fo:border-left="0.06pt solid #000000" fo:border-right="none" fo:border-top="none"/>
    </style:style>
    <style:style style:name="ce11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06pt solid #000000" fo:border-right="0.06pt solid #000000" fo:border-top="none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1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1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2" style:family="table-cell" style:parent-style-name="Default" style:data-style-name="N2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2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6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7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9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e6e6ff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9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40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cfe7f5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4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6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7" style:family="table-cell" style:parent-style-name="Default" style:data-style-name="N2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5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4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55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56" style:family="table-cell" style:parent-style-name="Default">
      <style:table-cell-properties fo:background-color="#ffcc99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6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62" style:family="table-cell" style:parent-style-name="Default" style:data-style-name="N111">
      <style:table-cell-properties fo:border-bottom="none" fo:background-color="transparent" fo:border-left="0.06pt solid #000000" fo:border-right="0.06pt solid #000000" fo:border-top="none"/>
    </style:style>
    <style:style style:name="ce1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66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6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9" style:family="table-cell" style:parent-style-name="Default">
      <style:table-cell-properties fo:background-color="transparent" fo:border="none"/>
    </style:style>
    <style:style style:name="ce17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font-size="14pt" style:font-size-asian="14pt" style:font-size-complex="14pt"/>
    </style:style>
    <style:style style:name="ce171" style:family="table-cell" style:parent-style-name="Default">
      <style:text-properties fo:font-size="12pt" style:font-size-asian="12pt" style:font-size-complex="12pt"/>
    </style:style>
    <style:style style:name="ce172" style:family="table-cell" style:parent-style-name="Default">
      <style:table-cell-properties fo:background-color="transparent"/>
    </style:style>
    <style:style style:name="ce17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ff0000"/>
    </style:style>
    <style:style style:name="T2" style:family="text">
      <style:text-properties fo:color="#ff0000" style:font-name="Ubuntu" fo:language="zxx" fo:country="none" style:font-name-asian="Ubuntu" style:font-size-asian="6.40000009536743pt" style:language-asian="zxx" style:country-asian="none" style:font-size-complex="6.40000009536743pt" style:language-complex="zxx" style:country-complex="none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style:font-name="Liberation Sans" style:font-name-asian="Droid Sans Fallback"/>
    </style:style>
  </office:automatic-styles>
  <office:body>
    <office:spreadsheet>
      <table:table table:name="14dim-feature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9" table:number-rows-spanned="4">
            <text:p>When extracting the feature vector to train the System. Jumping two frames</text:p>
            <text:p>When extracting the feature vector from the multi-videos. <text:span text:style-name="T1">Jumping four frames </text:span></text:p>
            <text:p><text:span text:style-name="T2">multi_features_4</text:span>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2">
            <text:p>For Classification: <text:s/>Expanding the Segments, when prob decreases, Start a new segment</text:p>
          </table:table-cell>
          <table:covered-table-cell table:number-columns-repeated="7"/>
          <table:table-cell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4"/>
          <table:covered-table-cell table:style-name="ce25"/>
          <table:covered-table-cell table:number-columns-repeated="2" table:style-name="ce31"/>
          <table:table-cell table:number-columns-repeated="1016"/>
        </table:table-row>
        <table:table-row table:style-name="ro1">
          <table:covered-table-cell table:number-columns-repeated="2" table:style-name="ce5"/>
          <table:covered-table-cell table:number-columns-repeated="6" table:style-name="ce14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512" calcext:value-type="float">
            <text:p>512</text:p>
          </table:table-cell>
          <table:table-cell table:style-name="ce44" table:number-columns-repeated="2"/>
          <table:table-cell table:style-name="ce50" office:value-type="string" calcext:value-type="string" table:number-columns-spanned="2" table:number-rows-spanned="2">
            <text:p>Using More Feature Vectors</text:p>
          </table:table-cell>
          <table:covered-table-cell/>
          <table:table-cell table:style-name="ce44" table:number-columns-repeated="1012"/>
        </table:table-row>
        <table:table-row table:style-name="ro5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23" office:value-type="string" calcext:value-type="string">
            <text:p>L=13</text:p>
          </table:table-cell>
          <table:table-cell table:style-name="ce19" office:value-type="string" calcext:value-type="string">
            <text:p>L = 30</text:p>
          </table:table-cell>
          <table:table-cell table:style-name="ce27" office:value-type="string" calcext:value-type="string">
            <text:p>L=13</text:p>
          </table:table-cell>
          <table:table-cell table:style-name="ce33" office:value-type="string" calcext:value-type="string">
            <text:p>L=13</text:p>
          </table:table-cell>
          <table:table-cell table:style-name="ce39" office:value-type="string" calcext:value-type="string">
            <text:p>L=13</text:p>
          </table:table-cell>
          <table:table-cell table:style-name="ce45" office:value-type="string" calcext:value-type="string">
            <text:p>max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30.6656" calcext:value-type="float">
            <text:p>30.67</text:p>
          </table:table-cell>
          <table:table-cell table:style-name="ce20" office:value-type="float" office:value="28.4606" calcext:value-type="float">
            <text:p>28.46</text:p>
          </table:table-cell>
          <table:table-cell table:style-name="ce20" office:value-type="float" office:value="32.0947" calcext:value-type="float">
            <text:p>32.09</text:p>
          </table:table-cell>
          <table:table-cell table:style-name="ce28" office:value-type="float" office:value="29.2773" calcext:value-type="float">
            <text:p>29.28</text:p>
          </table:table-cell>
          <table:table-cell table:style-name="ce34" office:value-type="float" office:value="23.6015" calcext:value-type="float">
            <text:p>23.60</text:p>
          </table:table-cell>
          <table:table-cell table:style-name="ce40" office:value-type="float" office:value="25.1531" calcext:value-type="float">
            <text:p>25.15</text:p>
          </table:table-cell>
          <table:table-cell table:style-name="ce46" table:formula="of:=MAX([.C14:.H14])" office:value-type="float" office:value="32.0947" calcext:value-type="float">
            <text:p>32.09</text:p>
          </table:table-cell>
          <table:table-cell/>
          <table:table-cell table:style-name="ce51" office:value-type="float" office:value="256" calcext:value-type="float" table:number-columns-spanned="2" table:number-rows-spanned="1">
            <text:p>256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0.4324" calcext:value-type="float">
            <text:p>40.43</text:p>
          </table:table-cell>
          <table:table-cell table:style-name="ce20" office:value-type="float" office:value="38.4085" calcext:value-type="float">
            <text:p>38.41</text:p>
          </table:table-cell>
          <table:table-cell table:style-name="ce20" office:value-type="float" office:value="42.6863" calcext:value-type="float">
            <text:p>42.69</text:p>
          </table:table-cell>
          <table:table-cell table:style-name="ce28" office:value-type="float" office:value="35.9246" calcext:value-type="float">
            <text:p>35.92</text:p>
          </table:table-cell>
          <table:table-cell table:style-name="ce34" office:value-type="float" office:value="35.0506" calcext:value-type="float">
            <text:p>35.05</text:p>
          </table:table-cell>
          <table:table-cell table:style-name="ce40" office:value-type="float" office:value="25.161" calcext:value-type="float">
            <text:p>25.16</text:p>
          </table:table-cell>
          <table:table-cell table:style-name="ce46" table:formula="of:=MAX([.C15:.H15])" office:value-type="float" office:value="42.6863" calcext:value-type="float">
            <text:p>42.69</text:p>
          </table:table-cell>
          <table:table-cell/>
          <table:table-cell table:style-name="ce52" office:value-type="float" office:value="27.68" calcext:value-type="float" table:number-columns-spanned="2" table:number-rows-spanned="1">
            <text:p>27.68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7205" calcext:value-type="float">
            <text:p>47.72</text:p>
          </table:table-cell>
          <table:table-cell table:style-name="ce20" office:value-type="float" office:value="48.341" calcext:value-type="float">
            <text:p>48.34</text:p>
          </table:table-cell>
          <table:table-cell table:style-name="ce20" office:value-type="float" office:value="47.4238" calcext:value-type="float">
            <text:p>47.42</text:p>
          </table:table-cell>
          <table:table-cell table:style-name="ce28" office:value-type="float" office:value="47.6936" calcext:value-type="float">
            <text:p>47.69</text:p>
          </table:table-cell>
          <table:table-cell table:style-name="ce34" office:value-type="float" office:value="45.6164" calcext:value-type="float">
            <text:p>45.62</text:p>
          </table:table-cell>
          <table:table-cell table:style-name="ce40" office:value-type="float" office:value="41.624" calcext:value-type="float">
            <text:p>41.62</text:p>
          </table:table-cell>
          <table:table-cell table:style-name="ce46" table:formula="of:=MAX([.C16:.H16])" office:value-type="float" office:value="48.341" calcext:value-type="float">
            <text:p>48.34</text:p>
          </table:table-cell>
          <table:table-cell/>
          <table:table-cell table:style-name="ce52" office:value-type="float" office:value="40.62" calcext:value-type="float" table:number-columns-spanned="2" table:number-rows-spanned="1">
            <text:p>40.62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29.2909" calcext:value-type="float">
            <text:p>29.29</text:p>
          </table:table-cell>
          <table:table-cell table:style-name="ce20" office:value-type="float" office:value="29.6938" calcext:value-type="float">
            <text:p>29.69</text:p>
          </table:table-cell>
          <table:table-cell table:style-name="ce20" office:value-type="float" office:value="32.3529" calcext:value-type="float">
            <text:p>32.35</text:p>
          </table:table-cell>
          <table:table-cell table:style-name="ce28" office:value-type="float" office:value="29.855" calcext:value-type="float">
            <text:p>29.86</text:p>
          </table:table-cell>
          <table:table-cell table:style-name="ce34" office:value-type="float" office:value="18.7349" calcext:value-type="float">
            <text:p>18.73</text:p>
          </table:table-cell>
          <table:table-cell table:style-name="ce40" office:value-type="float" office:value="12.5504" calcext:value-type="float">
            <text:p>12.55</text:p>
          </table:table-cell>
          <table:table-cell table:style-name="ce46" table:formula="of:=MAX([.C17:.H17])" office:value-type="float" office:value="32.3529" calcext:value-type="float">
            <text:p>32.35</text:p>
          </table:table-cell>
          <table:table-cell/>
          <table:table-cell table:style-name="ce52" office:value-type="float" office:value="40.17" calcext:value-type="float" table:number-columns-spanned="2" table:number-rows-spanned="1">
            <text:p>40.17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3.298" calcext:value-type="float">
            <text:p>33.30</text:p>
          </table:table-cell>
          <table:table-cell table:style-name="ce20" office:value-type="float" office:value="35.1714" calcext:value-type="float">
            <text:p>35.17</text:p>
          </table:table-cell>
          <table:table-cell table:style-name="ce20" office:value-type="float" office:value="37.0449" calcext:value-type="float">
            <text:p>37.04</text:p>
          </table:table-cell>
          <table:table-cell table:style-name="ce28" office:value-type="float" office:value="39.59" calcext:value-type="float">
            <text:p>39.59</text:p>
          </table:table-cell>
          <table:table-cell table:style-name="ce34" office:value-type="float" office:value="42.5239" calcext:value-type="float">
            <text:p>42.52</text:p>
          </table:table-cell>
          <table:table-cell table:style-name="ce40" office:value-type="float" office:value="42.5239" calcext:value-type="float">
            <text:p>42.52</text:p>
          </table:table-cell>
          <table:table-cell table:style-name="ce46" table:formula="of:=MAX([.C18:.H18])" office:value-type="float" office:value="42.5239" calcext:value-type="float">
            <text:p>42.52</text:p>
          </table:table-cell>
          <table:table-cell/>
          <table:table-cell table:style-name="ce52" office:value-type="float" office:value="29.39" calcext:value-type="float" table:number-columns-spanned="2" table:number-rows-spanned="1">
            <text:p>29.39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8.0013" calcext:value-type="float">
            <text:p>38.00</text:p>
          </table:table-cell>
          <table:table-cell table:style-name="ce20" office:value-type="float" office:value="40.5983" calcext:value-type="float">
            <text:p>40.60</text:p>
          </table:table-cell>
          <table:table-cell table:style-name="ce20" office:value-type="float" office:value="41.2886" calcext:value-type="float">
            <text:p>41.29</text:p>
          </table:table-cell>
          <table:table-cell table:style-name="ce28" office:value-type="float" office:value="38.3958" calcext:value-type="float">
            <text:p>38.40</text:p>
          </table:table-cell>
          <table:table-cell table:style-name="ce34" office:value-type="float" office:value="37.4753" calcext:value-type="float">
            <text:p>37.48</text:p>
          </table:table-cell>
          <table:table-cell table:style-name="ce40" office:value-type="float" office:value="34.3195" calcext:value-type="float">
            <text:p>34.32</text:p>
          </table:table-cell>
          <table:table-cell table:style-name="ce46" table:formula="of:=MAX([.C19:.H19])" office:value-type="float" office:value="41.2886" calcext:value-type="float">
            <text:p>41.29</text:p>
          </table:table-cell>
          <table:table-cell/>
          <table:table-cell table:style-name="ce52" office:value-type="float" office:value="33.69" calcext:value-type="float" table:number-columns-spanned="2" table:number-rows-spanned="1">
            <text:p>33.69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4.7518" calcext:value-type="float">
            <text:p>34.75</text:p>
          </table:table-cell>
          <table:table-cell table:style-name="ce20" office:value-type="float" office:value="35.8511" calcext:value-type="float">
            <text:p>35.85</text:p>
          </table:table-cell>
          <table:table-cell table:style-name="ce20" office:value-type="float" office:value="37.9078" calcext:value-type="float">
            <text:p>37.91</text:p>
          </table:table-cell>
          <table:table-cell table:style-name="ce28" office:value-type="float" office:value="34.4681" calcext:value-type="float">
            <text:p>34.47</text:p>
          </table:table-cell>
          <table:table-cell table:style-name="ce34" office:value-type="float" office:value="30.7092" calcext:value-type="float">
            <text:p>30.71</text:p>
          </table:table-cell>
          <table:table-cell table:style-name="ce40" office:value-type="float" office:value="27.0567" calcext:value-type="float">
            <text:p>27.06</text:p>
          </table:table-cell>
          <table:table-cell table:style-name="ce46" table:formula="of:=MAX([.C20:.H20])" office:value-type="float" office:value="37.9078" calcext:value-type="float">
            <text:p>37.91</text:p>
          </table:table-cell>
          <table:table-cell/>
          <table:table-cell table:style-name="ce52" office:value-type="float" office:value="36.46" calcext:value-type="float" table:number-columns-spanned="2" table:number-rows-spanned="1">
            <text:p>36.46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19.2563" calcext:value-type="float">
            <text:p>19.26</text:p>
          </table:table-cell>
          <table:table-cell table:style-name="ce20" office:value-type="float" office:value="24.5582" calcext:value-type="float">
            <text:p>24.56</text:p>
          </table:table-cell>
          <table:table-cell table:style-name="ce20" office:value-type="float" office:value="25.5891" calcext:value-type="float">
            <text:p>25.59</text:p>
          </table:table-cell>
          <table:table-cell table:style-name="ce28" office:value-type="float" office:value="20.8027" calcext:value-type="float">
            <text:p>20.80</text:p>
          </table:table-cell>
          <table:table-cell table:style-name="ce34" office:value-type="float" office:value="20.324" calcext:value-type="float">
            <text:p>20.32</text:p>
          </table:table-cell>
          <table:table-cell table:style-name="ce40" office:value-type="float" office:value="14.433" calcext:value-type="float">
            <text:p>14.43</text:p>
          </table:table-cell>
          <table:table-cell table:style-name="ce46" table:formula="of:=MAX([.C21:.H21])" office:value-type="float" office:value="25.5891" calcext:value-type="float">
            <text:p>25.59</text:p>
          </table:table-cell>
          <table:table-cell/>
          <table:table-cell table:style-name="ce52" office:value-type="float" office:value="30.04" calcext:value-type="float" table:number-columns-spanned="2" table:number-rows-spanned="1">
            <text:p>30.04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4.5469" calcext:value-type="float">
            <text:p>34.55</text:p>
          </table:table-cell>
          <table:table-cell table:style-name="ce20" office:value-type="float" office:value="34.2185" calcext:value-type="float">
            <text:p>34.22</text:p>
          </table:table-cell>
          <table:table-cell table:style-name="ce20" office:value-type="float" office:value="37.7224" calcext:value-type="float">
            <text:p>37.72</text:p>
          </table:table-cell>
          <table:table-cell table:style-name="ce28" office:value-type="float" office:value="28.5792" calcext:value-type="float">
            <text:p>28.58</text:p>
          </table:table-cell>
          <table:table-cell table:style-name="ce34" office:value-type="float" office:value="22.1462" calcext:value-type="float">
            <text:p>22.15</text:p>
          </table:table-cell>
          <table:table-cell table:style-name="ce40" office:value-type="float" office:value="21.2976" calcext:value-type="float">
            <text:p>21.30</text:p>
          </table:table-cell>
          <table:table-cell table:style-name="ce46" table:formula="of:=MAX([.C22:.H22])" office:value-type="float" office:value="37.7224" calcext:value-type="float">
            <text:p>37.72</text:p>
          </table:table-cell>
          <table:table-cell/>
          <table:table-cell table:style-name="ce52" office:value-type="float" office:value="19.18" calcext:value-type="float" table:number-columns-spanned="2" table:number-rows-spanned="1">
            <text:p>19.18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7.7606" calcext:value-type="float">
            <text:p>47.76</text:p>
          </table:table-cell>
          <table:table-cell table:style-name="ce20" office:value-type="float" office:value="46.7954" calcext:value-type="float">
            <text:p>46.80</text:p>
          </table:table-cell>
          <table:table-cell table:style-name="ce20" office:value-type="float" office:value="45.2124" calcext:value-type="float">
            <text:p>45.21</text:p>
          </table:table-cell>
          <table:table-cell table:style-name="ce28" office:value-type="float" office:value="46.5637" calcext:value-type="float">
            <text:p>46.56</text:p>
          </table:table-cell>
          <table:table-cell table:style-name="ce34" office:value-type="float" office:value="48.61" calcext:value-type="float">
            <text:p>48.61</text:p>
          </table:table-cell>
          <table:table-cell table:style-name="ce40" office:value-type="float" office:value="47.6448" calcext:value-type="float">
            <text:p>47.64</text:p>
          </table:table-cell>
          <table:table-cell table:style-name="ce46" table:formula="of:=MAX([.C23:.H23])" office:value-type="float" office:value="48.61" calcext:value-type="float">
            <text:p>48.61</text:p>
          </table:table-cell>
          <table:table-cell/>
          <table:table-cell table:style-name="ce52" office:value-type="float" office:value="23.3" calcext:value-type="float" table:number-columns-spanned="2" table:number-rows-spanned="1">
            <text:p>23.30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0.1455" calcext:value-type="float">
            <text:p>40.15</text:p>
          </table:table-cell>
          <table:table-cell table:style-name="ce20" office:value-type="float" office:value="40.6382" calcext:value-type="float">
            <text:p>40.64</text:p>
          </table:table-cell>
          <table:table-cell table:style-name="ce20" office:value-type="float" office:value="42.3275" calcext:value-type="float">
            <text:p>42.33</text:p>
          </table:table-cell>
          <table:table-cell table:style-name="ce28" office:value-type="float" office:value="35.007" calcext:value-type="float">
            <text:p>35.01</text:p>
          </table:table-cell>
          <table:table-cell table:style-name="ce34" office:value-type="float" office:value="29.5636" calcext:value-type="float">
            <text:p>29.56</text:p>
          </table:table-cell>
          <table:table-cell table:style-name="ce40" office:value-type="float" office:value="14.7349" calcext:value-type="float">
            <text:p>14.73</text:p>
          </table:table-cell>
          <table:table-cell table:style-name="ce46" table:formula="of:=MAX([.C24:.H24])" office:value-type="float" office:value="42.3275" calcext:value-type="float">
            <text:p>42.33</text:p>
          </table:table-cell>
          <table:table-cell/>
          <table:table-cell table:style-name="ce52" office:value-type="float" office:value="48.42" calcext:value-type="float" table:number-columns-spanned="2" table:number-rows-spanned="1">
            <text:p>48.42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5.9594" calcext:value-type="float">
            <text:p>45.96</text:p>
          </table:table-cell>
          <table:table-cell table:style-name="ce20" office:value-type="float" office:value="49.3848" calcext:value-type="float">
            <text:p>49.38</text:p>
          </table:table-cell>
          <table:table-cell table:style-name="ce20" office:value-type="float" office:value="48.1876" calcext:value-type="float">
            <text:p>48.19</text:p>
          </table:table-cell>
          <table:table-cell table:style-name="ce28" office:value-type="float" office:value="48.8527" calcext:value-type="float">
            <text:p>48.85</text:p>
          </table:table-cell>
          <table:table-cell table:style-name="ce34" office:value-type="float" office:value="46.8573" calcext:value-type="float">
            <text:p>46.86</text:p>
          </table:table-cell>
          <table:table-cell table:style-name="ce40" office:value-type="float" office:value="46.6578" calcext:value-type="float">
            <text:p>46.66</text:p>
          </table:table-cell>
          <table:table-cell table:style-name="ce46" table:formula="of:=MAX([.C25:.H25])" office:value-type="float" office:value="49.3848" calcext:value-type="float">
            <text:p>49.38</text:p>
          </table:table-cell>
          <table:table-cell/>
          <table:table-cell table:style-name="ce52" office:value-type="float" office:value="38.03" calcext:value-type="float" table:number-columns-spanned="2" table:number-rows-spanned="1">
            <text:p>38.03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8"/>
          <table:table-cell table:style-name="ce34"/>
          <table:table-cell table:style-name="ce40"/>
          <table:table-cell table:style-name="ce14"/>
          <table:table-cell/>
          <table:table-cell table:style-name="ce52" office:value-type="float" office:value="46.1257" calcext:value-type="float" table:number-columns-spanned="2" table:number-rows-spanned="1">
            <text:p>46.13</text:p>
          </table:table-cell>
          <table:covered-table-cell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1" table:formula="of:=AVERAGE([.C14:.C25])" office:value-type="float" office:value="36.8191" calcext:value-type="float">
            <text:p>36.82</text:p>
          </table:table-cell>
          <table:table-cell table:style-name="ce21" table:formula="of:=AVERAGE([.D14:.D25])" office:value-type="float" office:value="37.67665" calcext:value-type="float">
            <text:p>37.68</text:p>
          </table:table-cell>
          <table:table-cell table:style-name="ce24" table:formula="of:=AVERAGE([.E14:.E25])" office:value-type="float" office:value="39.1531666666667" calcext:value-type="float">
            <text:p>39.15</text:p>
          </table:table-cell>
          <table:table-cell table:style-name="ce29" table:formula="of:=AVERAGE([.F14:.F25])" office:value-type="float" office:value="36.2508083333333" calcext:value-type="float">
            <text:p>36.25</text:p>
          </table:table-cell>
          <table:table-cell table:style-name="ce35" table:formula="of:=AVERAGE([.G14:.G25])" office:value-type="float" office:value="33.4344083333333" calcext:value-type="float">
            <text:p>33.43</text:p>
          </table:table-cell>
          <table:table-cell table:style-name="ce41" table:formula="of:=AVERAGE([.H14:.H25])" office:value-type="float" office:value="29.429725" calcext:value-type="float">
            <text:p>29.43</text:p>
          </table:table-cell>
          <table:table-cell table:style-name="ce47" table:formula="of:=AVERAGE([.I14:.I25])" office:value-type="float" office:value="40.0690833333333" calcext:value-type="float">
            <text:p>40.07</text:p>
          </table:table-cell>
          <table:table-cell/>
          <table:table-cell table:style-name="ce52" table:number-columns-spanned="2" table:number-rows-spanned="1"/>
          <table:covered-table-cell/>
          <table:table-cell table:number-columns-repeated="1012"/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2" table:formula="of:=STDEV([.C14:.C25])" office:value-type="float" office:value="8.37988157683736" calcext:value-type="float">
            <text:p>8.38</text:p>
          </table:table-cell>
          <table:table-cell table:style-name="ce22" table:formula="of:=STDEV([.D14:.D25])" office:value-type="float" office:value="7.94370004451784" calcext:value-type="float">
            <text:p>7.94</text:p>
          </table:table-cell>
          <table:table-cell table:style-name="ce22" table:formula="of:=STDEV([.E14:.E25])" office:value-type="float" office:value="6.75513590097239" calcext:value-type="float">
            <text:p>6.76</text:p>
          </table:table-cell>
          <table:table-cell table:style-name="ce30" table:formula="of:=STDEV([.F14:.F25])" office:value-type="float" office:value="8.54781953976976" calcext:value-type="float">
            <text:p>8.55</text:p>
          </table:table-cell>
          <table:table-cell table:style-name="ce36" table:formula="of:=STDEV([.G14:.G25])" office:value-type="float" office:value="10.8498482059309" calcext:value-type="float">
            <text:p>10.85</text:p>
          </table:table-cell>
          <table:table-cell table:style-name="ce42" table:formula="of:=STDEV([.H14:.H25])" office:value-type="float" office:value="12.8157881354583" calcext:value-type="float">
            <text:p>12.82</text:p>
          </table:table-cell>
          <table:table-cell table:style-name="ce48" table:formula="of:=STDEV([.I14:.I25])" office:value-type="float" office:value="7.32738521498549" calcext:value-type="float">
            <text:p>7.33</text:p>
          </table:table-cell>
          <table:table-cell/>
          <table:table-cell table:style-name="ce53" office:value-type="float" office:value="34.43" calcext:value-type="float" table:number-columns-spanned="2" table:number-rows-spanned="1">
            <text:p>34.43</text:p>
          </table:table-cell>
          <table:covered-table-cell table:style-name="ce54"/>
          <table:table-cell table:number-columns-repeated="1012"/>
        </table:table-row>
        <table:table-row table:style-name="ro6">
          <table:table-cell table:number-columns-repeated="10"/>
          <table:table-cell table:style-name="ce53" table:formula="of:=STDEV([.K15:.K26])" office:value-type="float" office:value="8.88347317818318" calcext:value-type="float" table:number-columns-spanned="2" table:number-rows-spanned="1">
            <text:p>8.88</text:p>
          </table:table-cell>
          <table:covered-table-cell table:style-name="ce5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2">
            <text:p>For Classification: Overlapping System and Adding Probabilities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covered-table-cell table:number-columns-repeated="8" table:style-name="ce11"/>
          <table:table-cell table:number-columns-repeated="1016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4"/>
          <table:covered-table-cell table:style-name="ce25"/>
          <table:covered-table-cell table:number-columns-repeated="2" table:style-name="ce31"/>
          <table:table-cell table:number-columns-repeated="1016"/>
        </table:table-row>
        <table:table-row table:style-name="ro2">
          <table:covered-table-cell table:number-columns-repeated="2" table:style-name="ce5"/>
          <table:covered-table-cell table:number-columns-repeated="6" table:style-name="ce14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512" calcext:value-type="float">
            <text:p>512</text:p>
          </table:table-cell>
          <table:table-cell table:style-name="ce44"/>
          <table:table-cell table:number-columns-repeated="1015"/>
        </table:table-row>
        <table:table-row table:style-name="ro5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23" office:value-type="string" calcext:value-type="string">
            <text:p>L=13</text:p>
          </table:table-cell>
          <table:table-cell table:style-name="ce19" office:value-type="string" calcext:value-type="string">
            <text:p>L = 30</text:p>
          </table:table-cell>
          <table:table-cell table:style-name="ce27" office:value-type="string" calcext:value-type="string">
            <text:p>L=13</text:p>
          </table:table-cell>
          <table:table-cell table:style-name="ce33" office:value-type="string" calcext:value-type="string">
            <text:p>L=13</text:p>
          </table:table-cell>
          <table:table-cell table:style-name="ce39" office:value-type="string" calcext:value-type="string">
            <text:p>L=13</text:p>
          </table:table-cell>
          <table:table-cell table:style-name="ce45" office:value-type="string" calcext:value-type="string">
            <text:p>max</text:p>
          </table:table-cell>
          <table:table-cell table:number-columns-repeated="101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28.5831" calcext:value-type="float">
            <text:p>28.58</text:p>
          </table:table-cell>
          <table:table-cell table:style-name="ce20" office:value-type="float" office:value="30.0939" calcext:value-type="float">
            <text:p>30.09</text:p>
          </table:table-cell>
          <table:table-cell table:style-name="ce20" office:value-type="float" office:value="27.9706" calcext:value-type="float">
            <text:p>27.97</text:p>
          </table:table-cell>
          <table:table-cell table:style-name="ce28" office:value-type="float" office:value="29.1548" calcext:value-type="float">
            <text:p>29.15</text:p>
          </table:table-cell>
          <table:table-cell table:style-name="ce34" office:value-type="float" office:value="23.8056" calcext:value-type="float">
            <text:p>23.81</text:p>
          </table:table-cell>
          <table:table-cell table:style-name="ce40" office:value-type="float" office:value="23.2748" calcext:value-type="float">
            <text:p>23.27</text:p>
          </table:table-cell>
          <table:table-cell table:style-name="ce46" table:formula="of:=MAX([.C39:.H39])" office:value-type="float" office:value="30.0939" calcext:value-type="float">
            <text:p>30.09</text:p>
          </table:table-cell>
          <table:table-cell table:number-columns-repeated="1015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2.5483" calcext:value-type="float">
            <text:p>42.55</text:p>
          </table:table-cell>
          <table:table-cell table:style-name="ce20" office:value-type="float" office:value="43.9742" calcext:value-type="float">
            <text:p>43.97</text:p>
          </table:table-cell>
          <table:table-cell table:style-name="ce20" office:value-type="float" office:value="47.5161" calcext:value-type="float">
            <text:p>47.52</text:p>
          </table:table-cell>
          <table:table-cell table:style-name="ce28" office:value-type="float" office:value="40.6624" calcext:value-type="float">
            <text:p>40.66</text:p>
          </table:table-cell>
          <table:table-cell table:style-name="ce34" office:value-type="float" office:value="39.2364" calcext:value-type="float">
            <text:p>39.24</text:p>
          </table:table-cell>
          <table:table-cell table:style-name="ce40" office:value-type="float" office:value="24.103" calcext:value-type="float">
            <text:p>24.10</text:p>
          </table:table-cell>
          <table:table-cell table:style-name="ce46" table:formula="of:=MAX([.C40:.H40])" office:value-type="float" office:value="47.5161" calcext:value-type="float">
            <text:p>47.52</text:p>
          </table:table-cell>
          <table:table-cell table:number-columns-repeated="1015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5856" calcext:value-type="float">
            <text:p>47.59</text:p>
          </table:table-cell>
          <table:table-cell table:style-name="ce20" office:value-type="float" office:value="49.0424" calcext:value-type="float">
            <text:p>49.04</text:p>
          </table:table-cell>
          <table:table-cell table:style-name="ce20" office:value-type="float" office:value="50.8497" calcext:value-type="float">
            <text:p>50.85</text:p>
          </table:table-cell>
          <table:table-cell table:style-name="ce28" office:value-type="float" office:value="48.7996" calcext:value-type="float">
            <text:p>48.80</text:p>
          </table:table-cell>
          <table:table-cell table:style-name="ce34" office:value-type="float" office:value="45.0229" calcext:value-type="float">
            <text:p>45.02</text:p>
          </table:table-cell>
          <table:table-cell table:style-name="ce40" office:value-type="float" office:value="42.1095" calcext:value-type="float">
            <text:p>42.11</text:p>
          </table:table-cell>
          <table:table-cell table:style-name="ce46" table:formula="of:=MAX([.C41:.H41])" office:value-type="float" office:value="50.8497" calcext:value-type="float">
            <text:p>50.85</text:p>
          </table:table-cell>
          <table:table-cell table:number-columns-repeated="101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30.1571" calcext:value-type="float">
            <text:p>30.16</text:p>
          </table:table-cell>
          <table:table-cell table:style-name="ce20" office:value-type="float" office:value="31.3255" calcext:value-type="float">
            <text:p>31.33</text:p>
          </table:table-cell>
          <table:table-cell table:style-name="ce20" office:value-type="float" office:value="34.025" calcext:value-type="float">
            <text:p>34.03</text:p>
          </table:table-cell>
          <table:table-cell table:style-name="ce28" office:value-type="float" office:value="31.7687" calcext:value-type="float">
            <text:p>31.77</text:p>
          </table:table-cell>
          <table:table-cell table:style-name="ce34" office:value-type="float" office:value="17.8485" calcext:value-type="float">
            <text:p>17.85</text:p>
          </table:table-cell>
          <table:table-cell table:style-name="ce40" office:value-type="float" office:value="13.5979" calcext:value-type="float">
            <text:p>13.60</text:p>
          </table:table-cell>
          <table:table-cell table:style-name="ce46" table:formula="of:=MAX([.C42:.H42])" office:value-type="float" office:value="34.025" calcext:value-type="float">
            <text:p>34.03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5.7724" calcext:value-type="float">
            <text:p>35.77</text:p>
          </table:table-cell>
          <table:table-cell table:style-name="ce20" office:value-type="float" office:value="35.9491" calcext:value-type="float">
            <text:p>35.95</text:p>
          </table:table-cell>
          <table:table-cell table:style-name="ce20" office:value-type="float" office:value="40.0848" calcext:value-type="float">
            <text:p>40.08</text:p>
          </table:table-cell>
          <table:table-cell table:style-name="ce28" office:value-type="float" office:value="39.5193" calcext:value-type="float">
            <text:p>39.52</text:p>
          </table:table-cell>
          <table:table-cell table:style-name="ce34" office:value-type="float" office:value="43.4783" calcext:value-type="float">
            <text:p>43.48</text:p>
          </table:table-cell>
          <table:table-cell table:style-name="ce40" office:value-type="float" office:value="43.8317" calcext:value-type="float">
            <text:p>43.83</text:p>
          </table:table-cell>
          <table:table-cell table:style-name="ce46" table:formula="of:=MAX([.C43:.H43])" office:value-type="float" office:value="43.8317" calcext:value-type="float">
            <text:p>43.83</text:p>
          </table:table-cell>
          <table:table-cell table:number-columns-repeated="101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9.4806" calcext:value-type="float">
            <text:p>39.48</text:p>
          </table:table-cell>
          <table:table-cell table:style-name="ce20" office:value-type="float" office:value="41.6831" calcext:value-type="float">
            <text:p>41.68</text:p>
          </table:table-cell>
          <table:table-cell table:style-name="ce20" office:value-type="float" office:value="44.1815" calcext:value-type="float">
            <text:p>44.18</text:p>
          </table:table-cell>
          <table:table-cell table:style-name="ce28" office:value-type="float" office:value="40.1381" calcext:value-type="float">
            <text:p>40.14</text:p>
          </table:table-cell>
          <table:table-cell table:style-name="ce34" office:value-type="float" office:value="39.0204" calcext:value-type="float">
            <text:p>39.02</text:p>
          </table:table-cell>
          <table:table-cell table:style-name="ce40" office:value-type="float" office:value="33.9908" calcext:value-type="float">
            <text:p>33.99</text:p>
          </table:table-cell>
          <table:table-cell table:style-name="ce46" table:formula="of:=MAX([.C44:.H44])" office:value-type="float" office:value="44.1815" calcext:value-type="float">
            <text:p>44.18</text:p>
          </table:table-cell>
          <table:table-cell table:number-columns-repeated="101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6.1348" calcext:value-type="float">
            <text:p>36.13</text:p>
          </table:table-cell>
          <table:table-cell table:style-name="ce20" office:value-type="float" office:value="38.0851" calcext:value-type="float">
            <text:p>38.09</text:p>
          </table:table-cell>
          <table:table-cell table:style-name="ce20" office:value-type="float" office:value="38.9007" calcext:value-type="float">
            <text:p>38.90</text:p>
          </table:table-cell>
          <table:table-cell table:style-name="ce28" office:value-type="float" office:value="34.539" calcext:value-type="float">
            <text:p>34.54</text:p>
          </table:table-cell>
          <table:table-cell table:style-name="ce34" office:value-type="float" office:value="31.1702" calcext:value-type="float">
            <text:p>31.17</text:p>
          </table:table-cell>
          <table:table-cell table:style-name="ce40" office:value-type="float" office:value="28.4043" calcext:value-type="float">
            <text:p>28.40</text:p>
          </table:table-cell>
          <table:table-cell table:style-name="ce46" table:formula="of:=MAX([.C45:.H45])" office:value-type="float" office:value="38.9007" calcext:value-type="float">
            <text:p>38.90</text:p>
          </table:table-cell>
          <table:table-cell table:number-columns-repeated="101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23.6377" calcext:value-type="float">
            <text:p>23.64</text:p>
          </table:table-cell>
          <table:table-cell table:style-name="ce20" office:value-type="float" office:value="24.2636" calcext:value-type="float">
            <text:p>24.26</text:p>
          </table:table-cell>
          <table:table-cell table:style-name="ce20" office:value-type="float" office:value="25.8837" calcext:value-type="float">
            <text:p>25.88</text:p>
          </table:table-cell>
          <table:table-cell table:style-name="ce28" office:value-type="float" office:value="22.9381" calcext:value-type="float">
            <text:p>22.94</text:p>
          </table:table-cell>
          <table:table-cell table:style-name="ce34" office:value-type="float" office:value="22.3122" calcext:value-type="float">
            <text:p>22.31</text:p>
          </table:table-cell>
          <table:table-cell table:style-name="ce40" office:value-type="float" office:value="16.7526" calcext:value-type="float">
            <text:p>16.75</text:p>
          </table:table-cell>
          <table:table-cell table:style-name="ce46" table:formula="of:=MAX([.C46:.H46])" office:value-type="float" office:value="25.8837" calcext:value-type="float">
            <text:p>25.88</text:p>
          </table:table-cell>
          <table:table-cell table:number-columns-repeated="1015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5.0671" calcext:value-type="float">
            <text:p>35.07</text:p>
          </table:table-cell>
          <table:table-cell table:style-name="ce20" office:value-type="float" office:value="37.3392" calcext:value-type="float">
            <text:p>37.34</text:p>
          </table:table-cell>
          <table:table-cell table:style-name="ce20" office:value-type="float" office:value="42.4035" calcext:value-type="float">
            <text:p>42.40</text:p>
          </table:table-cell>
          <table:table-cell table:style-name="ce28" office:value-type="float" office:value="31.0704" calcext:value-type="float">
            <text:p>31.07</text:p>
          </table:table-cell>
          <table:table-cell table:style-name="ce34" office:value-type="float" office:value="23.597" calcext:value-type="float">
            <text:p>23.60</text:p>
          </table:table-cell>
          <table:table-cell table:style-name="ce40" office:value-type="float" office:value="22.5842" calcext:value-type="float">
            <text:p>22.58</text:p>
          </table:table-cell>
          <table:table-cell table:style-name="ce46" table:formula="of:=MAX([.C47:.H47])" office:value-type="float" office:value="42.4035" calcext:value-type="float">
            <text:p>42.40</text:p>
          </table:table-cell>
          <table:table-cell table:number-columns-repeated="1015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9.0347" calcext:value-type="float">
            <text:p>49.03</text:p>
          </table:table-cell>
          <table:table-cell table:style-name="ce20" office:value-type="float" office:value="48.5714" calcext:value-type="float">
            <text:p>48.57</text:p>
          </table:table-cell>
          <table:table-cell table:style-name="ce20" office:value-type="float" office:value="46.9884" calcext:value-type="float">
            <text:p>46.99</text:p>
          </table:table-cell>
          <table:table-cell table:style-name="ce28" office:value-type="float" office:value="46.0618" calcext:value-type="float">
            <text:p>46.06</text:p>
          </table:table-cell>
          <table:table-cell table:style-name="ce34" office:value-type="float" office:value="48.7259" calcext:value-type="float">
            <text:p>48.73</text:p>
          </table:table-cell>
          <table:table-cell table:style-name="ce40" office:value-type="float" office:value="47.027" calcext:value-type="float">
            <text:p>47.03</text:p>
          </table:table-cell>
          <table:table-cell table:style-name="ce46" table:formula="of:=MAX([.C48:.H48])" office:value-type="float" office:value="49.0347" calcext:value-type="float">
            <text:p>49.03</text:p>
          </table:table-cell>
          <table:table-cell table:number-columns-repeated="1015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1.741" calcext:value-type="float">
            <text:p>41.74</text:p>
          </table:table-cell>
          <table:table-cell table:style-name="ce20" office:value-type="float" office:value="42.5856" calcext:value-type="float">
            <text:p>42.59</text:p>
          </table:table-cell>
          <table:table-cell table:style-name="ce20" office:value-type="float" office:value="42.4683" calcext:value-type="float">
            <text:p>42.47</text:p>
          </table:table-cell>
          <table:table-cell table:style-name="ce28" office:value-type="float" office:value="36.6495" calcext:value-type="float">
            <text:p>36.65</text:p>
          </table:table-cell>
          <table:table-cell table:style-name="ce34" office:value-type="float" office:value="31.6049" calcext:value-type="float">
            <text:p>31.60</text:p>
          </table:table-cell>
          <table:table-cell table:style-name="ce40" office:value-type="float" office:value="12.9751" calcext:value-type="float">
            <text:p>12.98</text:p>
          </table:table-cell>
          <table:table-cell table:style-name="ce46" table:formula="of:=MAX([.C49:.H49])" office:value-type="float" office:value="42.5856" calcext:value-type="float">
            <text:p>42.59</text:p>
          </table:table-cell>
          <table:table-cell table:number-columns-repeated="1015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7.722" calcext:value-type="float">
            <text:p>47.72</text:p>
          </table:table-cell>
          <table:table-cell table:style-name="ce20" office:value-type="float" office:value="48.0878" calcext:value-type="float">
            <text:p>48.09</text:p>
          </table:table-cell>
          <table:table-cell table:style-name="ce20" office:value-type="float" office:value="49.8836" calcext:value-type="float">
            <text:p>49.88</text:p>
          </table:table-cell>
          <table:table-cell table:style-name="ce28" office:value-type="float" office:value="47.9215" calcext:value-type="float">
            <text:p>47.92</text:p>
          </table:table-cell>
          <table:table-cell table:style-name="ce34" office:value-type="float" office:value="47.6887" calcext:value-type="float">
            <text:p>47.69</text:p>
          </table:table-cell>
          <table:table-cell table:style-name="ce40" office:value-type="float" office:value="47.2564" calcext:value-type="float">
            <text:p>47.26</text:p>
          </table:table-cell>
          <table:table-cell table:style-name="ce46" table:formula="of:=MAX([.C50:.H50])" office:value-type="float" office:value="49.8836" calcext:value-type="float">
            <text:p>49.88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8"/>
          <table:table-cell table:style-name="ce34"/>
          <table:table-cell table:style-name="ce40"/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1" table:formula="of:=AVERAGE([.C39:.C50])" office:value-type="float" office:value="38.1220333333333" calcext:value-type="float">
            <text:p>38.12</text:p>
          </table:table-cell>
          <table:table-cell table:style-name="ce21" table:formula="of:=AVERAGE([.D39:.D50])" office:value-type="float" office:value="39.250075" calcext:value-type="float">
            <text:p>39.25</text:p>
          </table:table-cell>
          <table:table-cell table:style-name="ce24" table:formula="of:=AVERAGE([.E39:.E50])" office:value-type="float" office:value="40.9296583333333" calcext:value-type="float">
            <text:p>40.93</text:p>
          </table:table-cell>
          <table:table-cell table:style-name="ce29" table:formula="of:=AVERAGE([.F39:.F50])" office:value-type="float" office:value="37.4352666666667" calcext:value-type="float">
            <text:p>37.44</text:p>
          </table:table-cell>
          <table:table-cell table:style-name="ce37" table:formula="of:=AVERAGE([.G39:.G50])" office:value-type="float" office:value="34.45925" calcext:value-type="float">
            <text:p>34.46</text:p>
          </table:table-cell>
          <table:table-cell table:style-name="ce43" table:formula="of:=AVERAGE([.H39:.H50])" office:value-type="float" office:value="29.6589416666667" calcext:value-type="float">
            <text:p>29.66</text:p>
          </table:table-cell>
          <table:table-cell table:style-name="ce49" table:formula="of:=AVERAGE([.I39:.I50])" office:value-type="float" office:value="41.5991416666667" calcext:value-type="float">
            <text:p>41.60</text:p>
          </table:table-cell>
          <table:table-cell table:number-columns-repeated="1015"/>
        </table:table-row>
        <table:table-row table:style-name="ro8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2" table:formula="of:=STDEV([.C39:.C50])" office:value-type="float" office:value="8.08122978156321" calcext:value-type="float">
            <text:p>8.08</text:p>
          </table:table-cell>
          <table:table-cell table:style-name="ce22" table:formula="of:=STDEV([.D39:.D50])" office:value-type="float" office:value="7.90499677984237" calcext:value-type="float">
            <text:p>7.90</text:p>
          </table:table-cell>
          <table:table-cell table:style-name="ce22" table:formula="of:=STDEV([.E39:.E50])" office:value-type="float" office:value="8.0938067422464" calcext:value-type="float">
            <text:p>8.09</text:p>
          </table:table-cell>
          <table:table-cell table:style-name="ce30" table:formula="of:=STDEV([.F39:.F50])" office:value-type="float" office:value="7.9541321245722" calcext:value-type="float">
            <text:p>7.95</text:p>
          </table:table-cell>
          <table:table-cell table:style-name="ce36" table:formula="of:=STDEV([.G39:.G50])" office:value-type="float" office:value="10.8252088019753" calcext:value-type="float">
            <text:p>10.83</text:p>
          </table:table-cell>
          <table:table-cell table:style-name="ce42" table:formula="of:=STDEV([.H39:.H50])" office:value-type="float" office:value="12.834972123953" calcext:value-type="float">
            <text:p>12.83</text:p>
          </table:table-cell>
          <table:table-cell table:style-name="ce48" table:formula="of:=STDEV([.I39:.I50])" office:value-type="float" office:value="7.98732455291261" calcext:value-type="float">
            <text:p>7.99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dim-features-2" table:style-name="ta1">
        <table:table-column table:style-name="co1" table:default-cell-style-name="ce87"/>
        <table:table-column table:style-name="co1" table:number-columns-repeated="10" table:default-cell-style-name="Default"/>
        <table:table-column table:style-name="co1" table:default-cell-style-name="ce87"/>
        <table:table-column table:style-name="co2" table:default-cell-style-name="ce127"/>
        <table:table-column table:style-name="co1" table:number-columns-repeated="10" table:default-cell-style-name="Default"/>
        <table:table-row table:style-name="ro1">
          <table:table-cell table:style-name="ce79" office:value-type="string" table:number-columns-spanned="13" table:number-rows-spanned="3">
            <text:p>When extracting the feature vector to train the System. Jumping two frames</text:p>
            <text:p>When extracting the feature vector from the multi-videos. Jumping two frames </text:p>
            <text:p><text:span text:style-name="T3">multi_features</text:span></text:p>
          </table:table-cell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style-name="Default"/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style-name="Default"/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0" office:value-type="string" table:number-columns-spanned="13" table:number-rows-spanned="2">
            <text:p>FV + SVM</text:p>
          </table:table-cell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style-name="Default"/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7"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style-name="ce82" table:number-columns-repeated="3"/>
          <table:table-cell table:style-name="Default"/>
          <table:table-cell table:number-columns-repeated="10"/>
        </table:table-row>
        <table:table-row table:style-name="ro7">
          <table:covered-table-cell table:number-columns-repeated="9" table:style-name="ce82"/>
          <table:table-cell table:style-name="ce82"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5"/>
          <table:covered-table-cell table:style-name="ce150"/>
          <table:table-cell table:style-name="ce84" table:number-columns-repeated="4"/>
          <table:table-cell table:style-name="Default"/>
          <table:table-cell table:number-columns-repeated="10"/>
        </table:table-row>
        <table:table-row table:style-name="ro1">
          <table:covered-table-cell table:number-columns-repeated="2" table:style-name="ce84"/>
          <table:covered-table-cell table:number-columns-repeated="6" table:style-name="ce113"/>
          <table:table-cell table:style-name="ce84" table:number-columns-repeated="4"/>
          <table:table-cell table:style-name="Default"/>
          <table:table-cell table:number-columns-repeated="10"/>
        </table:table-row>
        <table:table-row table:style-name="ro9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number-columns-repeated="3" table:style-name="ce118" office:value-type="float" office:value="64">
            <text:p>64</text:p>
          </table:table-cell>
          <table:table-cell table:style-name="ce136" office:value-type="float" office:value="128">
            <text:p>128</text:p>
          </table:table-cell>
          <table:table-cell table:style-name="ce143" office:value-type="float" office:value="256">
            <text:p>256</text:p>
          </table:table-cell>
          <table:table-cell table:style-name="ce151" office:value-type="float" office:value="512">
            <text:p>512</text:p>
          </table:table-cell>
          <table:table-cell table:style-name="ce158"/>
          <table:table-cell table:number-columns-repeated="2"/>
          <table:table-cell table:style-name="ce158"/>
          <table:table-cell table:style-name="ce166"/>
          <table:table-cell table:style-name="ce172"/>
          <table:table-cell table:number-columns-repeated="9"/>
        </table:table-row>
        <table:table-row table:style-name="ro1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8</text:p>
          </table:table-cell>
          <table:table-cell table:style-name="ce130" office:value-type="string">
            <text:p>L=13</text:p>
          </table:table-cell>
          <table:table-cell table:style-name="ce119" office:value-type="string">
            <text:p>L = 30</text:p>
          </table:table-cell>
          <table:table-cell table:style-name="ce137" office:value-type="string">
            <text:p>L=13</text:p>
          </table:table-cell>
          <table:table-cell table:style-name="ce144" office:value-type="string">
            <text:p>L=13</text:p>
          </table:table-cell>
          <table:table-cell table:style-name="ce152" office:value-type="string">
            <text:p>L=13</text:p>
          </table:table-cell>
          <table:table-cell table:style-name="ce86" office:value-type="string">
            <text:p>max</text:p>
          </table:table-cell>
          <table:table-cell table:number-columns-repeated="2"/>
          <table:table-cell table:style-name="ce163"/>
          <table:table-cell table:style-name="ce167"/>
          <table:table-cell table:style-name="ce172"/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ce113" office:value-type="string">
            <text:p>S07</text:p>
          </table:table-cell>
          <table:table-cell table:style-name="ce120" office:value-type="float" office:value="26.5769">
            <text:p>26.58</text:p>
          </table:table-cell>
          <table:table-cell table:style-name="ce120" office:value-type="float" office:value="27.7812">
            <text:p>27.78</text:p>
          </table:table-cell>
          <table:table-cell table:style-name="ce120" office:value-type="float" office:value="30.8226">
            <text:p>30.82</text:p>
          </table:table-cell>
          <table:table-cell table:style-name="ce138" office:value-type="float" office:value="27.7404">
            <text:p>27.74</text:p>
          </table:table-cell>
          <table:table-cell table:style-name="ce145" office:value-type="float" office:value="23.8212">
            <text:p>23.82</text:p>
          </table:table-cell>
          <table:table-cell table:style-name="ce153" office:value-type="float" office:value="23.6579">
            <text:p>23.66</text:p>
          </table:table-cell>
          <table:table-cell table:style-name="ce159" table:formula="of:=MAX([.A15:.H15])" office:value-type="float" office:value="30.8226">
            <text:p>30.82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113" office:value-type="string">
            <text:p>S08</text:p>
          </table:table-cell>
          <table:table-cell table:style-name="ce120" office:value-type="float" office:value="42.7914">
            <text:p>42.79</text:p>
          </table:table-cell>
          <table:table-cell table:style-name="ce120" office:value-type="float" office:value="42.7225">
            <text:p>42.72</text:p>
          </table:table-cell>
          <table:table-cell table:style-name="ce120" office:value-type="float" office:value="45.5047">
            <text:p>45.50</text:p>
          </table:table-cell>
          <table:table-cell table:style-name="ce138" office:value-type="float" office:value="39.2964">
            <text:p>39.30</text:p>
          </table:table-cell>
          <table:table-cell table:style-name="ce145" office:value-type="float" office:value="37.8018">
            <text:p>37.80</text:p>
          </table:table-cell>
          <table:table-cell table:style-name="ce153" office:value-type="float" office:value="26.3969">
            <text:p>26.40</text:p>
          </table:table-cell>
          <table:table-cell table:style-name="ce159" table:formula="of:=MAX([.A16:.H16])" office:value-type="float" office:value="45.5047">
            <text:p>45.50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113" office:value-type="string">
            <text:p>S12</text:p>
          </table:table-cell>
          <table:table-cell table:style-name="ce120" office:value-type="float" office:value="45.0303">
            <text:p>45.03</text:p>
          </table:table-cell>
          <table:table-cell table:style-name="ce120" office:value-type="float" office:value="46.2306">
            <text:p>46.23</text:p>
          </table:table-cell>
          <table:table-cell table:style-name="ce120" office:value-type="float" office:value="49.3864">
            <text:p>49.39</text:p>
          </table:table-cell>
          <table:table-cell table:style-name="ce138" office:value-type="float" office:value="46.797">
            <text:p>46.80</text:p>
          </table:table-cell>
          <table:table-cell table:style-name="ce145" office:value-type="float" office:value="43.9514">
            <text:p>43.95</text:p>
          </table:table-cell>
          <table:table-cell table:style-name="ce153" office:value-type="float" office:value="40.7148">
            <text:p>40.71</text:p>
          </table:table-cell>
          <table:table-cell table:style-name="ce159" table:formula="of:=MAX([.A17:.H17])" office:value-type="float" office:value="49.3864">
            <text:p>49.39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113" office:value-type="string">
            <text:p>S13</text:p>
          </table:table-cell>
          <table:table-cell table:style-name="ce120" office:value-type="float" office:value="29.0261">
            <text:p>29.03</text:p>
          </table:table-cell>
          <table:table-cell table:style-name="ce120" office:value-type="float" office:value="30.134">
            <text:p>30.13</text:p>
          </table:table-cell>
          <table:table-cell table:style-name="ce120" office:value-type="float" office:value="32.2087">
            <text:p>32.21</text:p>
          </table:table-cell>
          <table:table-cell table:style-name="ce138" office:value-type="float" office:value="30.0232">
            <text:p>30.02</text:p>
          </table:table-cell>
          <table:table-cell table:style-name="ce145" office:value-type="float" office:value="17.1417">
            <text:p>17.14</text:p>
          </table:table-cell>
          <table:table-cell table:style-name="ce153" office:value-type="float" office:value="12.4081">
            <text:p>12.41</text:p>
          </table:table-cell>
          <table:table-cell table:style-name="ce159" table:formula="of:=MAX([.A18:.H18])" office:value-type="float" office:value="32.2087">
            <text:p>32.21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113" office:value-type="string">
            <text:p>S14</text:p>
          </table:table-cell>
          <table:table-cell table:style-name="ce120" office:value-type="float" office:value="34.2701">
            <text:p>34.27</text:p>
          </table:table-cell>
          <table:table-cell table:style-name="ce120" office:value-type="float" office:value="34.8533">
            <text:p>34.85</text:p>
          </table:table-cell>
          <table:table-cell table:style-name="ce120" office:value-type="float" office:value="36.1612">
            <text:p>36.16</text:p>
          </table:table-cell>
          <table:table-cell table:style-name="ce138" office:value-type="float" office:value="37.2216">
            <text:p>37.22</text:p>
          </table:table-cell>
          <table:table-cell table:style-name="ce145" office:value-type="float" office:value="41.976">
            <text:p>41.98</text:p>
          </table:table-cell>
          <table:table-cell table:style-name="ce153" office:value-type="float" office:value="42.3471">
            <text:p>42.35</text:p>
          </table:table-cell>
          <table:table-cell table:style-name="ce159" table:formula="of:=MAX([.A19:.H19])" office:value-type="float" office:value="42.3471">
            <text:p>42.35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113" office:value-type="string">
            <text:p>S16</text:p>
          </table:table-cell>
          <table:table-cell table:style-name="ce120" office:value-type="float" office:value="37.1959">
            <text:p>37.20</text:p>
          </table:table-cell>
          <table:table-cell table:style-name="ce120" office:value-type="float" office:value="38.741">
            <text:p>38.74</text:p>
          </table:table-cell>
          <table:table-cell table:style-name="ce120" office:value-type="float" office:value="41.831">
            <text:p>41.83</text:p>
          </table:table-cell>
          <table:table-cell table:style-name="ce138" office:value-type="float" office:value="36.9658">
            <text:p>36.97</text:p>
          </table:table-cell>
          <table:table-cell table:style-name="ce145" office:value-type="float" office:value="36.67">
            <text:p>36.67</text:p>
          </table:table-cell>
          <table:table-cell table:style-name="ce153" office:value-type="float" office:value="31.3774">
            <text:p>31.38</text:p>
          </table:table-cell>
          <table:table-cell table:style-name="ce159" table:formula="of:=MAX([.A20:.H20])" office:value-type="float" office:value="41.831">
            <text:p>41.83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13" office:value-type="string">
            <text:p>S17</text:p>
          </table:table-cell>
          <table:table-cell table:style-name="ce120" office:value-type="float" office:value="34.3794">
            <text:p>34.38</text:p>
          </table:table-cell>
          <table:table-cell table:style-name="ce120" office:value-type="float" office:value="35.1241">
            <text:p>35.12</text:p>
          </table:table-cell>
          <table:table-cell table:style-name="ce120" office:value-type="float" office:value="37.695">
            <text:p>37.70</text:p>
          </table:table-cell>
          <table:table-cell table:style-name="ce138" office:value-type="float" office:value="33.1028">
            <text:p>33.10</text:p>
          </table:table-cell>
          <table:table-cell table:style-name="ce145" office:value-type="float" office:value="29.5567">
            <text:p>29.56</text:p>
          </table:table-cell>
          <table:table-cell table:style-name="ce153" office:value-type="float" office:value="27.1277">
            <text:p>27.13</text:p>
          </table:table-cell>
          <table:table-cell table:style-name="ce159" table:formula="of:=MAX([.A21:.H21])" office:value-type="float" office:value="37.695">
            <text:p>37.70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113" office:value-type="string">
            <text:p>S18</text:p>
          </table:table-cell>
          <table:table-cell table:style-name="ce120" office:value-type="float" office:value="20.7804">
            <text:p>20.78</text:p>
          </table:table-cell>
          <table:table-cell table:style-name="ce120" office:value-type="float" office:value="21.6271">
            <text:p>21.63</text:p>
          </table:table-cell>
          <table:table-cell table:style-name="ce120" office:value-type="float" office:value="23.9831">
            <text:p>23.98</text:p>
          </table:table-cell>
          <table:table-cell table:style-name="ce138" office:value-type="float" office:value="20.4675">
            <text:p>20.47</text:p>
          </table:table-cell>
          <table:table-cell table:style-name="ce145" office:value-type="float" office:value="20.7068">
            <text:p>20.71</text:p>
          </table:table-cell>
          <table:table-cell table:style-name="ce153" office:value-type="float" office:value="15.8108">
            <text:p>15.81</text:p>
          </table:table-cell>
          <table:table-cell table:style-name="ce159" table:formula="of:=MAX([.A22:.H22])" office:value-type="float" office:value="23.9831">
            <text:p>23.98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13" office:value-type="string">
            <text:p>S19</text:p>
          </table:table-cell>
          <table:table-cell table:style-name="ce120" office:value-type="float" office:value="34.8296">
            <text:p>34.83</text:p>
          </table:table-cell>
          <table:table-cell table:style-name="ce120" office:value-type="float" office:value="35.5276">
            <text:p>35.53</text:p>
          </table:table-cell>
          <table:table-cell table:style-name="ce120" office:value-type="float" office:value="39.7153">
            <text:p>39.72</text:p>
          </table:table-cell>
          <table:table-cell table:style-name="ce138" office:value-type="float" office:value="27.8226">
            <text:p>27.82</text:p>
          </table:table-cell>
          <table:table-cell table:style-name="ce145" office:value-type="float" office:value="22.061">
            <text:p>22.06</text:p>
          </table:table-cell>
          <table:table-cell table:style-name="ce153" office:value-type="float" office:value="21.1031">
            <text:p>21.10</text:p>
          </table:table-cell>
          <table:table-cell table:style-name="ce159" table:formula="of:=MAX([.A23:.H23])" office:value-type="float" office:value="39.7153">
            <text:p>39.72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13" office:value-type="string">
            <text:p>S20</text:p>
          </table:table-cell>
          <table:table-cell table:style-name="ce120" office:value-type="float" office:value="48.0602">
            <text:p>48.06</text:p>
          </table:table-cell>
          <table:table-cell table:style-name="ce120" office:value-type="float" office:value="48.1953">
            <text:p>48.20</text:p>
          </table:table-cell>
          <table:table-cell table:style-name="ce120" office:value-type="float" office:value="48.5621">
            <text:p>48.56</text:p>
          </table:table-cell>
          <table:table-cell table:style-name="ce138" office:value-type="float" office:value="45.6476">
            <text:p>45.65</text:p>
          </table:table-cell>
          <table:table-cell table:style-name="ce145" office:value-type="float" office:value="47.7514">
            <text:p>47.75</text:p>
          </table:table-cell>
          <table:table-cell table:style-name="ce153" office:value-type="float" office:value="46.9021">
            <text:p>46.90</text:p>
          </table:table-cell>
          <table:table-cell table:style-name="ce159" table:formula="of:=MAX([.A24:.H24])" office:value-type="float" office:value="48.5621">
            <text:p>48.56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13" office:value-type="string">
            <text:p>S22</text:p>
          </table:table-cell>
          <table:table-cell table:style-name="ce120" office:value-type="float" office:value="40.1408">
            <text:p>40.14</text:p>
          </table:table-cell>
          <table:table-cell table:style-name="ce120" office:value-type="float" office:value="40.7507">
            <text:p>40.75</text:p>
          </table:table-cell>
          <table:table-cell table:style-name="ce120" office:value-type="float" office:value="42.0176">
            <text:p>42.02</text:p>
          </table:table-cell>
          <table:table-cell table:style-name="ce138" office:value-type="float" office:value="34.9677">
            <text:p>34.97</text:p>
          </table:table-cell>
          <table:table-cell table:style-name="ce145" office:value-type="float" office:value="29.6657">
            <text:p>29.67</text:p>
          </table:table-cell>
          <table:table-cell table:style-name="ce153" office:value-type="float" office:value="11.9531">
            <text:p>11.95</text:p>
          </table:table-cell>
          <table:table-cell table:style-name="ce159" table:formula="of:=MAX([.A25:.H25])" office:value-type="float" office:value="42.0176">
            <text:p>42.02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13" office:value-type="string">
            <text:p>S24</text:p>
          </table:table-cell>
          <table:table-cell table:style-name="ce120" office:value-type="float" office:value="46.6911">
            <text:p>46.69</text:p>
          </table:table-cell>
          <table:table-cell table:style-name="ce120" office:value-type="float" office:value="47.4892">
            <text:p>47.49</text:p>
          </table:table-cell>
          <table:table-cell table:style-name="ce120" office:value-type="float" office:value="47.273">
            <text:p>47.27</text:p>
          </table:table-cell>
          <table:table-cell table:style-name="ce138" office:value-type="float" office:value="47.1566">
            <text:p>47.16</text:p>
          </table:table-cell>
          <table:table-cell table:style-name="ce145" office:value-type="float" office:value="46.558">
            <text:p>46.56</text:p>
          </table:table-cell>
          <table:table-cell table:style-name="ce153" office:value-type="float" office:value="46.6245">
            <text:p>46.62</text:p>
          </table:table-cell>
          <table:table-cell table:style-name="ce159" table:formula="of:=MAX([.A26:.H26])" office:value-type="float" office:value="47.4892">
            <text:p>47.49</text:p>
          </table:table-cell>
          <table:table-cell table:number-columns-repeated="2"/>
          <table:table-cell table:style-name="ce164"/>
          <table:table-cell table:style-name="ce168"/>
          <table:table-cell table:style-name="ce172"/>
          <table:table-cell table:number-columns-repeated="9"/>
        </table:table-row>
        <table:table-row table:style-name="ro1">
          <table:table-cell table:style-name="Default"/>
          <table:table-cell/>
          <table:table-cell table:style-name="ce120" table:number-columns-repeated="3"/>
          <table:table-cell table:style-name="ce138"/>
          <table:table-cell table:style-name="ce145"/>
          <table:table-cell table:style-name="ce153"/>
          <table:table-cell table:style-name="ce113"/>
          <table:table-cell table:number-columns-repeated="2"/>
          <table:table-cell table:style-name="ce164"/>
          <table:table-cell table:style-name="ce169"/>
          <table:table-cell table:style-name="ce172"/>
          <table:table-cell table:number-columns-repeated="9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1" table:formula="of:=AVERAGE([.C15:.C26])" office:value-type="float" office:value="36.6476833333333">
            <text:p>36.65</text:p>
          </table:table-cell>
          <table:table-cell table:style-name="ce121" table:formula="of:=AVERAGE([.D15:.D26])" office:value-type="float" office:value="37.4313833333333">
            <text:p>37.43</text:p>
          </table:table-cell>
          <table:table-cell table:style-name="ce132" table:formula="of:=AVERAGE([.E15:.E26])" office:value-type="float" office:value="39.596725">
            <text:p>39.60</text:p>
          </table:table-cell>
          <table:table-cell table:style-name="ce139" table:formula="of:=AVERAGE([.F15:.F26])" office:value-type="float" office:value="35.6007666666667">
            <text:p>35.60</text:p>
          </table:table-cell>
          <table:table-cell table:style-name="ce146" table:formula="of:=AVERAGE([.G15:.G26])" office:value-type="float" office:value="33.138475">
            <text:p>33.14</text:p>
          </table:table-cell>
          <table:table-cell table:style-name="ce154" table:formula="of:=AVERAGE([.H15:.H26])" office:value-type="float" office:value="28.868625">
            <text:p>28.87</text:p>
          </table:table-cell>
          <table:table-cell table:style-name="ce160" table:formula="of:=AVERAGE([.I15:.I26])" office:value-type="float" office:value="40.1302333333333">
            <text:p>40.13</text:p>
          </table:table-cell>
          <table:table-cell table:number-columns-repeated="2"/>
          <table:table-cell table:style-name="ce165"/>
          <table:table-cell table:style-name="ce170"/>
          <table:table-cell table:style-name="ce172"/>
          <table:table-cell table:number-columns-repeated="9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2" table:formula="of:=STDEV([.C15:.C26])" office:value-type="float" office:value="8.40462538160694">
            <text:p>8.40</text:p>
          </table:table-cell>
          <table:table-cell table:style-name="ce122" table:formula="of:=STDEV([.D15:.D26])" office:value-type="float" office:value="8.24027990023655">
            <text:p>8.24</text:p>
          </table:table-cell>
          <table:table-cell table:style-name="ce122" table:formula="of:=STDEV([.E15:.E26])" office:value-type="float" office:value="7.81423288332084">
            <text:p>7.81</text:p>
          </table:table-cell>
          <table:table-cell table:style-name="ce140" table:formula="of:=STDEV([.F15:.F26])" office:value-type="float" office:value="8.35045327548514">
            <text:p>8.35</text:p>
          </table:table-cell>
          <table:table-cell table:style-name="ce147" table:formula="of:=STDEV([.G15:.G26])" office:value-type="float" office:value="10.7353087358852">
            <text:p>10.74</text:p>
          </table:table-cell>
          <table:table-cell table:style-name="ce155" table:formula="of:=STDEV([.H15:.H26])" office:value-type="float" office:value="12.7669970875282">
            <text:p>12.77</text:p>
          </table:table-cell>
          <table:table-cell table:style-name="ce161" table:formula="of:=STDEV([.I15:.I26])" office:value-type="float" office:value="7.78925082035649">
            <text:p>7.79</text:p>
          </table:table-cell>
          <table:table-cell table:number-columns-repeated="2"/>
          <table:table-cell table:style-name="ce165"/>
          <table:table-cell table:style-name="ce170"/>
          <table:table-cell table:style-name="ce172"/>
          <table:table-cell table:number-columns-repeated="9"/>
        </table:table-row>
        <table:table-row table:style-name="ro1" table:number-rows-repeated="5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0" office:value-type="string" table:number-columns-spanned="13" table:number-rows-spanned="2">
            <text:p>FV + SVM</text:p>
          </table:table-cell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style-name="Default"/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>
          <table:table-cell table:style-name="ce81" office:value-type="string" table:number-columns-spanned="12" table:number-rows-spanned="2">
            <text:p>For Classification: Overlapping System and Adding Probabilities</text:p>
          </table:table-cell>
          <table:covered-table-cell table:number-columns-repeated="11" table:style-name="ce82"/>
          <table:table-cell table:style-name="Default"/>
          <table:table-cell table:number-columns-repeated="10"/>
        </table:table-row>
        <table:table-row table:style-name="ro1">
          <table:covered-table-cell table:number-columns-repeated="12" table:style-name="ce82"/>
          <table:table-cell table:style-name="Default"/>
          <table:table-cell table:number-columns-repeated="10"/>
        </table:table-row>
        <table:table-row table:style-name="ro1">
          <table:table-cell table:style-name="ce90" table:number-columns-spanned="1" table:number-rows-spanned="2"/>
          <table:table-cell table:style-name="ce90" table:number-columns-spanned="1" table:number-rows-spanned="2"/>
          <table:table-cell table:style-name="ce117" office:value-type="string" table:number-columns-spanned="10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5"/>
          <table:covered-table-cell table:number-columns-repeated="5" table:style-name="ce150"/>
          <table:table-cell table:style-name="Default"/>
          <table:table-cell table:number-columns-repeated="10"/>
        </table:table-row>
        <table:table-row table:style-name="ro1">
          <table:covered-table-cell table:number-columns-repeated="2" table:style-name="ce106"/>
          <table:covered-table-cell table:number-columns-repeated="10" table:style-name="ce113"/>
          <table:table-cell table:style-name="Default"/>
          <table:table-cell table:number-columns-repeated="10"/>
        </table:table-row>
        <table:table-row table:style-name="ro9">
          <table:table-cell table:style-name="ce107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64" table:number-columns-spanned="10" table:number-rows-spanned="1">
            <text:p>64</text:p>
          </table:table-cell>
          <table:covered-table-cell table:number-columns-repeated="2" table:style-name="ce131"/>
          <table:covered-table-cell table:number-columns-repeated="2" table:style-name="ce141"/>
          <table:covered-table-cell table:number-columns-repeated="4" table:style-name="ce156"/>
          <table:covered-table-cell table:style-name="ce151"/>
          <table:table-cell table:style-name="ce171"/>
          <table:table-cell table:number-columns-repeated="10"/>
        </table:table-row>
        <table:table-row table:style-name="ro1">
          <table:table-cell table:style-name="ce108" office:value-type="string">
            <text:p>Run</text:p>
          </table:table-cell>
          <table:table-cell table:style-name="ce116" office:value-type="string">
            <text:p>Testing with</text:p>
          </table:table-cell>
          <table:table-cell table:style-name="ce119" office:value-type="string">
            <text:p>L=10</text:p>
          </table:table-cell>
          <table:table-cell table:style-name="ce130" office:value-type="string">
            <text:p>L=20</text:p>
          </table:table-cell>
          <table:table-cell table:style-name="ce119" office:value-type="string">
            <text:p>L=30</text:p>
          </table:table-cell>
          <table:table-cell table:style-name="ce130" office:value-type="string">
            <text:p>L=40</text:p>
          </table:table-cell>
          <table:table-cell table:style-name="ce119" office:value-type="string">
            <text:p>L=50</text:p>
          </table:table-cell>
          <table:table-cell table:style-name="ce130" office:value-type="string">
            <text:p>L=60</text:p>
          </table:table-cell>
          <table:table-cell table:style-name="ce119" office:value-type="string">
            <text:p>L=70</text:p>
          </table:table-cell>
          <table:table-cell table:style-name="ce130" office:value-type="string">
            <text:p>L=80</text:p>
          </table:table-cell>
          <table:table-cell table:style-name="ce119" office:value-type="string">
            <text:p>L=90</text:p>
          </table:table-cell>
          <table:table-cell table:style-name="ce119" office:value-type="string">
            <text:p>L=100</text:p>
          </table:table-cell>
          <table:table-cell table:style-name="ce86" office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13" office:value-type="string">
            <text:p>S07</text:p>
          </table:table-cell>
          <table:table-cell table:style-name="ce124" office:value-type="float" office:value="27.1484">
            <text:p>27.15</text:p>
          </table:table-cell>
          <table:table-cell table:style-name="ce124" office:value-type="float" office:value="29.4754">
            <text:p>29.48</text:p>
          </table:table-cell>
          <table:table-cell table:style-name="ce120" office:value-type="float" office:value="30.8226">
            <text:p>30.82</text:p>
          </table:table-cell>
          <table:table-cell table:style-name="ce124" office:value-type="float" office:value="30.1286">
            <text:p>30.13</text:p>
          </table:table-cell>
          <table:table-cell table:style-name="ce124" office:value-type="float" office:value="29.3325">
            <text:p>29.33</text:p>
          </table:table-cell>
          <table:table-cell table:style-name="ce124" office:value-type="float" office:value="28.5977">
            <text:p>28.60</text:p>
          </table:table-cell>
          <table:table-cell table:style-name="ce124" table:number-columns-repeated="2"/>
          <table:table-cell table:style-name="ce124" office:value-type="float" office:value="28.9039">
            <text:p>28.90</text:p>
          </table:table-cell>
          <table:table-cell table:style-name="ce124"/>
          <table:table-cell table:style-name="ce159" table:formula="of:=MAX([.C43:.L43])" office:value-type="float" office:value="30.8226">
            <text:p>30.8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13" office:value-type="string">
            <text:p>S08</text:p>
          </table:table-cell>
          <table:table-cell table:style-name="ce124" office:value-type="float" office:value="42.9984">
            <text:p>43.00</text:p>
          </table:table-cell>
          <table:table-cell table:style-name="ce124" office:value-type="float" office:value="42.7914">
            <text:p>42.79</text:p>
          </table:table-cell>
          <table:table-cell table:style-name="ce120" office:value-type="float" office:value="45.5047">
            <text:p>45.50</text:p>
          </table:table-cell>
          <table:table-cell table:style-name="ce124" office:value-type="float" office:value="46.3555">
            <text:p>46.36</text:p>
          </table:table-cell>
          <table:table-cell table:style-name="ce124" office:value-type="float" office:value="47.2752">
            <text:p>47.28</text:p>
          </table:table-cell>
          <table:table-cell table:style-name="ce124" office:value-type="float" office:value="47.7121">
            <text:p>47.71</text:p>
          </table:table-cell>
          <table:table-cell table:style-name="ce124" table:number-columns-repeated="2"/>
          <table:table-cell table:style-name="ce124" office:value-type="float" office:value="46.4015">
            <text:p>46.40</text:p>
          </table:table-cell>
          <table:table-cell table:style-name="ce124"/>
          <table:table-cell table:style-name="ce159" table:formula="of:=MAX([.C44:.L44])" office:value-type="float" office:value="47.7121">
            <text:p>47.71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13" office:value-type="string">
            <text:p>S12</text:p>
          </table:table-cell>
          <table:table-cell table:style-name="ce124" office:value-type="float" office:value="45.7181">
            <text:p>45.72</text:p>
          </table:table-cell>
          <table:table-cell table:style-name="ce124" office:value-type="float" office:value="47.6332">
            <text:p>47.63</text:p>
          </table:table-cell>
          <table:table-cell table:style-name="ce120" office:value-type="float" office:value="49.3864">
            <text:p>49.39</text:p>
          </table:table-cell>
          <table:table-cell table:style-name="ce124" office:value-type="float" office:value="48.9818">
            <text:p>48.98</text:p>
          </table:table-cell>
          <table:table-cell table:style-name="ce124" office:value-type="float" office:value="49.7775">
            <text:p>49.78</text:p>
          </table:table-cell>
          <table:table-cell table:style-name="ce124" office:value-type="float" office:value="50.9508">
            <text:p>50.95</text:p>
          </table:table-cell>
          <table:table-cell table:style-name="ce124" table:number-columns-repeated="2"/>
          <table:table-cell table:style-name="ce124" office:value-type="float" office:value="49.2785">
            <text:p>49.28</text:p>
          </table:table-cell>
          <table:table-cell table:style-name="ce124"/>
          <table:table-cell table:style-name="ce159" table:formula="of:=MAX([.C45:.L45])" office:value-type="float" office:value="50.9508">
            <text:p>50.9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13" office:value-type="string">
            <text:p>S13</text:p>
          </table:table-cell>
          <table:table-cell table:style-name="ce124" office:value-type="float" office:value="29.5397">
            <text:p>29.54</text:p>
          </table:table-cell>
          <table:table-cell table:style-name="ce124" office:value-type="float" office:value="30.4562">
            <text:p>30.46</text:p>
          </table:table-cell>
          <table:table-cell table:style-name="ce120" office:value-type="float" office:value="32.2087">
            <text:p>32.21</text:p>
          </table:table-cell>
          <table:table-cell table:style-name="ce124" office:value-type="float" office:value="33.6086">
            <text:p>33.61</text:p>
          </table:table-cell>
          <table:table-cell table:style-name="ce124" office:value-type="float" office:value="34.5956">
            <text:p>34.60</text:p>
          </table:table-cell>
          <table:table-cell table:style-name="ce124" office:value-type="float" office:value="34.5856">
            <text:p>34.59</text:p>
          </table:table-cell>
          <table:table-cell table:style-name="ce124" table:number-columns-repeated="2"/>
          <table:table-cell table:style-name="ce124" office:value-type="float" office:value="35.3812">
            <text:p>35.38</text:p>
          </table:table-cell>
          <table:table-cell table:style-name="ce124"/>
          <table:table-cell table:style-name="ce159" table:formula="of:=MAX([.C46:.L46])" office:value-type="float" office:value="35.3812">
            <text:p>35.38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13" office:value-type="string">
            <text:p>S14</text:p>
          </table:table-cell>
          <table:table-cell table:style-name="ce124" office:value-type="float" office:value="34.6766">
            <text:p>34.68</text:p>
          </table:table-cell>
          <table:table-cell table:style-name="ce124" office:value-type="float" office:value="35.0124">
            <text:p>35.01</text:p>
          </table:table-cell>
          <table:table-cell table:style-name="ce120" office:value-type="float" office:value="36.1612">
            <text:p>36.16</text:p>
          </table:table-cell>
          <table:table-cell table:style-name="ce124" office:value-type="float" office:value="37.5398">
            <text:p>37.54</text:p>
          </table:table-cell>
          <table:table-cell table:style-name="ce124" office:value-type="float" office:value="38.6709">
            <text:p>38.67</text:p>
          </table:table-cell>
          <table:table-cell table:style-name="ce124" office:value-type="float" office:value="38.8123">
            <text:p>38.81</text:p>
          </table:table-cell>
          <table:table-cell table:style-name="ce124" table:number-columns-repeated="2"/>
          <table:table-cell table:style-name="ce124" office:value-type="float" office:value="39.643">
            <text:p>39.64</text:p>
          </table:table-cell>
          <table:table-cell table:style-name="ce124"/>
          <table:table-cell table:style-name="ce159" table:formula="of:=MAX([.C47:.L47])" office:value-type="float" office:value="39.643">
            <text:p>39.6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13" office:value-type="string">
            <text:p>S16</text:p>
          </table:table-cell>
          <table:table-cell table:style-name="ce124" office:value-type="float" office:value="37.8041">
            <text:p>37.80</text:p>
          </table:table-cell>
          <table:table-cell table:style-name="ce124" office:value-type="float" office:value="39.76">
            <text:p>39.76</text:p>
          </table:table-cell>
          <table:table-cell table:style-name="ce120" office:value-type="float" office:value="41.831">
            <text:p>41.83</text:p>
          </table:table-cell>
          <table:table-cell table:style-name="ce124" office:value-type="float" office:value="42.5542">
            <text:p>42.55</text:p>
          </table:table-cell>
          <table:table-cell table:style-name="ce124" office:value-type="float" office:value="42.6857">
            <text:p>42.69</text:p>
          </table:table-cell>
          <table:table-cell table:style-name="ce124" office:value-type="float" office:value="43.7048">
            <text:p>43.70</text:p>
          </table:table-cell>
          <table:table-cell table:style-name="ce124" table:number-columns-repeated="2"/>
          <table:table-cell table:style-name="ce124" office:value-type="float" office:value="43.902">
            <text:p>43.90</text:p>
          </table:table-cell>
          <table:table-cell table:style-name="ce124"/>
          <table:table-cell table:style-name="ce159" table:formula="of:=MAX([.C48:.L48])" office:value-type="float" office:value="43.902">
            <text:p>43.9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13" office:value-type="string">
            <text:p>S17</text:p>
          </table:table-cell>
          <table:table-cell table:style-name="ce124" office:value-type="float" office:value="34.6809">
            <text:p>34.68</text:p>
          </table:table-cell>
          <table:table-cell table:style-name="ce124" office:value-type="float" office:value="37.1631">
            <text:p>37.16</text:p>
          </table:table-cell>
          <table:table-cell table:style-name="ce120" office:value-type="float" office:value="37.695">
            <text:p>37.70</text:p>
          </table:table-cell>
          <table:table-cell table:style-name="ce124" office:value-type="float" office:value="37.5177">
            <text:p>37.52</text:p>
          </table:table-cell>
          <table:table-cell table:style-name="ce124" office:value-type="float" office:value="37.3582">
            <text:p>37.36</text:p>
          </table:table-cell>
          <table:table-cell table:style-name="ce124" office:value-type="float" office:value="38.0319">
            <text:p>38.03</text:p>
          </table:table-cell>
          <table:table-cell table:style-name="ce124" table:number-columns-repeated="2"/>
          <table:table-cell table:style-name="ce124" office:value-type="float" office:value="38.0142">
            <text:p>38.01</text:p>
          </table:table-cell>
          <table:table-cell table:style-name="ce124"/>
          <table:table-cell table:style-name="ce159" table:formula="of:=MAX([.C49:.L49])" office:value-type="float" office:value="38.0319">
            <text:p>38.0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13" office:value-type="string">
            <text:p>S18</text:p>
          </table:table-cell>
          <table:table-cell table:style-name="ce124" office:value-type="float" office:value="20.8909">
            <text:p>20.89</text:p>
          </table:table-cell>
          <table:table-cell table:style-name="ce124" office:value-type="float" office:value="22.8235">
            <text:p>22.82</text:p>
          </table:table-cell>
          <table:table-cell table:style-name="ce120" office:value-type="float" office:value="23.9831">
            <text:p>23.98</text:p>
          </table:table-cell>
          <table:table-cell table:style-name="ce124" office:value-type="float" office:value="25.0506">
            <text:p>25.05</text:p>
          </table:table-cell>
          <table:table-cell table:number-columns-repeated="2" table:style-name="ce124" office:value-type="float" office:value="25.8605">
            <text:p>25.86</text:p>
          </table:table-cell>
          <table:table-cell table:style-name="ce124" table:number-columns-repeated="2"/>
          <table:table-cell table:style-name="ce124" office:value-type="float" office:value="27.8115">
            <text:p>27.81</text:p>
          </table:table-cell>
          <table:table-cell table:style-name="ce124"/>
          <table:table-cell table:style-name="ce159" table:formula="of:=MAX([.C50:.L50])" office:value-type="float" office:value="27.8115">
            <text:p>27.8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13" office:value-type="string">
            <text:p>S19</text:p>
          </table:table-cell>
          <table:table-cell table:style-name="ce124" office:value-type="float" office:value="35.1854">
            <text:p>35.19</text:p>
          </table:table-cell>
          <table:table-cell table:style-name="ce124" office:value-type="float" office:value="37.512">
            <text:p>37.51</text:p>
          </table:table-cell>
          <table:table-cell table:style-name="ce120" office:value-type="float" office:value="39.7153">
            <text:p>39.72</text:p>
          </table:table-cell>
          <table:table-cell table:style-name="ce124" office:value-type="float" office:value="40.2491">
            <text:p>40.25</text:p>
          </table:table-cell>
          <table:table-cell table:style-name="ce124" office:value-type="float" office:value="41.3987">
            <text:p>41.40</text:p>
          </table:table-cell>
          <table:table-cell table:style-name="ce124" office:value-type="float" office:value="42.3293">
            <text:p>42.33</text:p>
          </table:table-cell>
          <table:table-cell table:style-name="ce124" table:number-columns-repeated="2"/>
          <table:table-cell table:style-name="ce124" office:value-type="float" office:value="42.4251">
            <text:p>42.43</text:p>
          </table:table-cell>
          <table:table-cell table:style-name="ce124"/>
          <table:table-cell table:style-name="ce159" table:formula="of:=MAX([.C51:.L51])" office:value-type="float" office:value="42.4251">
            <text:p>42.43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13" office:value-type="string">
            <text:p>S20</text:p>
          </table:table-cell>
          <table:table-cell table:style-name="ce124" office:value-type="float" office:value="48.1953">
            <text:p>48.20</text:p>
          </table:table-cell>
          <table:table-cell table:style-name="ce124" office:value-type="float" office:value="48.0409">
            <text:p>48.04</text:p>
          </table:table-cell>
          <table:table-cell table:style-name="ce120" office:value-type="float" office:value="48.5621">
            <text:p>48.56</text:p>
          </table:table-cell>
          <table:table-cell table:style-name="ce124" office:value-type="float" office:value="48.1567">
            <text:p>48.16</text:p>
          </table:table-cell>
          <table:table-cell table:style-name="ce124" office:value-type="float" office:value="47.4812">
            <text:p>47.48</text:p>
          </table:table-cell>
          <table:table-cell table:style-name="ce124" office:value-type="float" office:value="46.6705">
            <text:p>46.67</text:p>
          </table:table-cell>
          <table:table-cell table:style-name="ce124" table:number-columns-repeated="2"/>
          <table:table-cell table:style-name="ce124" office:value-type="float" office:value="44.4316">
            <text:p>44.43</text:p>
          </table:table-cell>
          <table:table-cell table:style-name="ce124"/>
          <table:table-cell table:style-name="ce159" table:formula="of:=MAX([.C52:.L52])" office:value-type="float" office:value="48.5621">
            <text:p>48.56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13" office:value-type="string">
            <text:p>S22</text:p>
          </table:table-cell>
          <table:table-cell table:style-name="ce124" office:value-type="float" office:value="40.4927">
            <text:p>40.49</text:p>
          </table:table-cell>
          <table:table-cell table:style-name="ce124" office:value-type="float" office:value="41.2317">
            <text:p>41.23</text:p>
          </table:table-cell>
          <table:table-cell table:style-name="ce120" office:value-type="float" office:value="42.0176">
            <text:p>42.02</text:p>
          </table:table-cell>
          <table:table-cell table:style-name="ce124" office:value-type="float" office:value="42.0997">
            <text:p>42.10</text:p>
          </table:table-cell>
          <table:table-cell table:style-name="ce124" office:value-type="float" office:value="42.5689">
            <text:p>42.57</text:p>
          </table:table-cell>
          <table:table-cell table:style-name="ce124" office:value-type="float" office:value="42.0762">
            <text:p>42.08</text:p>
          </table:table-cell>
          <table:table-cell table:style-name="ce124" table:number-columns-repeated="2"/>
          <table:table-cell table:style-name="ce124" office:value-type="float" office:value="39.1085">
            <text:p>39.11</text:p>
          </table:table-cell>
          <table:table-cell table:style-name="ce124"/>
          <table:table-cell table:style-name="ce159" table:formula="of:=MAX([.C53:.L53])" office:value-type="float" office:value="42.5689">
            <text:p>42.57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13" office:value-type="string">
            <text:p>S24</text:p>
          </table:table-cell>
          <table:table-cell table:style-name="ce124" office:value-type="float" office:value="46.9238">
            <text:p>46.92</text:p>
          </table:table-cell>
          <table:table-cell table:style-name="ce124" office:value-type="float" office:value="47.5058">
            <text:p>47.51</text:p>
          </table:table-cell>
          <table:table-cell table:style-name="ce120" office:value-type="float" office:value="47.273">
            <text:p>47.27</text:p>
          </table:table-cell>
          <table:table-cell table:style-name="ce124" office:value-type="float" office:value="48.1876">
            <text:p>48.19</text:p>
          </table:table-cell>
          <table:table-cell table:style-name="ce124" office:value-type="float" office:value="48.9691">
            <text:p>48.97</text:p>
          </table:table-cell>
          <table:table-cell table:style-name="ce124" office:value-type="float" office:value="49.6342">
            <text:p>49.63</text:p>
          </table:table-cell>
          <table:table-cell table:style-name="ce124" table:number-columns-repeated="2"/>
          <table:table-cell table:style-name="ce124" office:value-type="float" office:value="50.5653">
            <text:p>50.57</text:p>
          </table:table-cell>
          <table:table-cell table:style-name="ce124"/>
          <table:table-cell table:style-name="ce159" table:formula="of:=MAX([.C54:.L54])" office:value-type="float" office:value="50.5653">
            <text:p>50.57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ce124" table:number-columns-repeated="10"/>
          <table:table-cell table:style-name="ce113"/>
          <table:table-cell table:number-columns-repeated="10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5" table:formula="of:=AVERAGE([.C43:.C54])" office:value-type="float" office:value="37.0211916666667">
            <text:p>37.02</text:p>
          </table:table-cell>
          <table:table-cell table:style-name="ce125" table:formula="of:=AVERAGE([.D43:.D54])" office:value-type="float" office:value="38.2838">
            <text:p>38.28</text:p>
          </table:table-cell>
          <table:table-cell table:style-name="ce133" table:formula="of:=AVERAGE([.E43:.E54])" office:value-type="float" office:value="39.596725">
            <text:p>39.60</text:p>
          </table:table-cell>
          <table:table-cell table:style-name="ce125" table:formula="of:=AVERAGE([.F43:.F54])" office:value-type="float" office:value="40.035825">
            <text:p>40.04</text:p>
          </table:table-cell>
          <table:table-cell table:style-name="ce125" table:formula="of:=AVERAGE([.G43:.G54])" office:value-type="float" office:value="40.4978333333333">
            <text:p>40.50</text:p>
          </table:table-cell>
          <table:table-cell table:style-name="ce157" table:formula="of:=AVERAGE([.H43:.H54])" office:value-type="float" office:value="40.7471583333333">
            <text:p>40.75</text:p>
          </table:table-cell>
          <table:table-cell table:style-name="ce125" table:formula="of:=AVERAGE([.I43:.I54])" office:value-type="float" office:value="0">
            <text:p>#DIV/0!</text:p>
          </table:table-cell>
          <table:table-cell table:style-name="ce125" table:formula="of:=AVERAGE([.J43:.J54])" office:value-type="float" office:value="0">
            <text:p>#DIV/0!</text:p>
          </table:table-cell>
          <table:table-cell table:style-name="ce125" table:formula="of:=AVERAGE([.K43:.K54])" office:value-type="float" office:value="40.4888583333333">
            <text:p>40.49</text:p>
          </table:table-cell>
          <table:table-cell table:style-name="ce125" table:formula="of:=AVERAGE([.L43:.L54])" office:value-type="float" office:value="0">
            <text:p>#DIV/0!</text:p>
          </table:table-cell>
          <table:table-cell table:style-name="ce160" table:formula="of:=AVERAGE([.M43:.M54])" office:value-type="float" office:value="41.531375">
            <text:p>41.53</text:p>
          </table:table-cell>
          <table:table-cell table:number-columns-repeated="10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6" table:formula="of:=STDEV([.C43:.C54])" office:value-type="float" office:value="8.39331523377745">
            <text:p>8.39</text:p>
          </table:table-cell>
          <table:table-cell table:style-name="ce126" table:formula="of:=STDEV([.D43:.D54])" office:value-type="float" office:value="7.91591672449192">
            <text:p>7.92</text:p>
          </table:table-cell>
          <table:table-cell table:style-name="ce126" table:formula="of:=STDEV([.E43:.E54])" office:value-type="float" office:value="7.81423288332084">
            <text:p>7.81</text:p>
          </table:table-cell>
          <table:table-cell table:style-name="ce126" table:formula="of:=STDEV([.F43:.F54])" office:value-type="float" office:value="7.62535529498611">
            <text:p>7.63</text:p>
          </table:table-cell>
          <table:table-cell table:style-name="ce126" table:formula="of:=STDEV([.G43:.G54])" office:value-type="float" office:value="7.68357076380665">
            <text:p>7.68</text:p>
          </table:table-cell>
          <table:table-cell table:style-name="ce126" table:formula="of:=STDEV([.H43:.H54])" office:value-type="float" office:value="7.96589554292757">
            <text:p>7.97</text:p>
          </table:table-cell>
          <table:table-cell table:style-name="ce126" table:formula="of:=STDEV([.I43:.I54])" office:value-type="float" office:value="0">
            <text:p>#DIV/0!</text:p>
          </table:table-cell>
          <table:table-cell table:style-name="ce126" table:formula="of:=STDEV([.J43:.J54])" office:value-type="float" office:value="0">
            <text:p>#DIV/0!</text:p>
          </table:table-cell>
          <table:table-cell table:style-name="ce126" table:formula="of:=STDEV([.K43:.K54])" office:value-type="float" office:value="7.22656233695692">
            <text:p>7.23</text:p>
          </table:table-cell>
          <table:table-cell table:style-name="ce126" table:formula="of:=STDEV([.L43:.L54])" office:value-type="float" office:value="0">
            <text:p>#DIV/0!</text:p>
          </table:table-cell>
          <table:table-cell table:style-name="ce161" table:formula="of:=STDEV([.M43:.M54])" office:value-type="float" office:value="7.51975978304977">
            <text:p>7.52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0" office:value-type="string" table:number-columns-spanned="9" table:number-rows-spanned="2">
            <text:p>FV + SVM</text:p>
          </table:table-cell>
          <table:covered-table-cell table:number-columns-repeated="8"/>
          <table:table-cell/>
          <table:table-cell table:style-name="ce80" office:value-type="string" table:number-columns-spanned="9" table:number-rows-spanned="2">
            <text:p>FV + SVM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1">
          <table:covered-table-cell table:style-name="Default"/>
          <table:covered-table-cell table:number-columns-repeated="8"/>
          <table:table-cell/>
          <table:covered-table-cell/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7"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style-name="ce82"/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number-columns-repeated="4"/>
        </table:table-row>
        <table:table-row table:style-name="ro7">
          <table:covered-table-cell table:number-columns-repeated="9" table:style-name="ce82"/>
          <table:table-cell table:style-name="ce82"/>
          <table:covered-table-cell table:number-columns-repeated="9" table:style-name="ce82"/>
          <table:table-cell table:number-columns-repeated="4"/>
        </table:table-row>
        <table:table-row table:style-name="ro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5"/>
          <table:covered-table-cell table:style-name="ce150"/>
          <table:table-cell table:style-name="ce84" table:number-columns-repeat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5"/>
          <table:covered-table-cell table:style-name="ce150"/>
          <table:table-cell table:style-name="ce84"/>
          <table:table-cell table:number-columns-repeated="4"/>
        </table:table-row>
        <table:table-row table:style-name="ro1">
          <table:covered-table-cell table:number-columns-repeated="2" table:style-name="ce84"/>
          <table:covered-table-cell table:number-columns-repeated="6" table:style-name="ce113"/>
          <table:table-cell table:style-name="ce84" table:number-columns-repeated="2"/>
          <table:covered-table-cell table:number-columns-repeated="2" table:style-name="ce84"/>
          <table:covered-table-cell table:number-columns-repeated="6" table:style-name="ce113"/>
          <table:table-cell table:style-name="ce84"/>
          <table:table-cell table:number-columns-repeated="4"/>
        </table:table-row>
        <table:table-row table:style-name="ro9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64" table:number-columns-spanned="6" table:number-rows-spanned="1">
            <text:p>64</text:p>
          </table:table-cell>
          <table:covered-table-cell table:number-columns-repeated="2" table:style-name="ce118"/>
          <table:covered-table-cell table:style-name="ce136"/>
          <table:covered-table-cell table:style-name="ce143"/>
          <table:covered-table-cell table:style-name="ce151"/>
          <table:table-cell table:style-name="ce158"/>
          <table:table-cell/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256" table:number-columns-spanned="6" table:number-rows-spanned="1">
            <text:p>256</text:p>
          </table:table-cell>
          <table:covered-table-cell table:number-columns-repeated="2" table:style-name="ce118"/>
          <table:covered-table-cell table:style-name="ce136"/>
          <table:covered-table-cell table:style-name="ce143"/>
          <table:covered-table-cell table:style-name="ce151"/>
          <table:table-cell table:style-name="ce158"/>
          <table:table-cell table:number-columns-repeated="4"/>
        </table:table-row>
        <table:table-row table:style-name="ro10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0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7" office:value-type="string">
            <text:p>L=60</text:p>
            <text:p><text:span text:style-name="T4">t=2s</text:span></text:p>
          </table:table-cell>
          <table:table-cell table:style-name="ce144" office:value-type="string">
            <text:p>L=75</text:p>
            <text:p><text:span text:style-name="T4">T=2.5s</text:span></text:p>
          </table:table-cell>
          <table:table-cell table:style-name="ce152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/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0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7" office:value-type="string">
            <text:p>L=60</text:p>
            <text:p><text:span text:style-name="T4">t=2s</text:span></text:p>
          </table:table-cell>
          <table:table-cell table:style-name="ce144" office:value-type="string">
            <text:p>L=75</text:p>
            <text:p><text:span text:style-name="T4">T=2.5s</text:span></text:p>
          </table:table-cell>
          <table:table-cell table:style-name="ce152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13" office:value-type="string">
            <text:p>S07</text:p>
          </table:table-cell>
          <table:table-cell table:style-name="ce127" office:value-type="float" office:value="28.4548">
            <text:p>28.5</text:p>
          </table:table-cell>
          <table:table-cell table:style-name="ce127" office:value-type="float" office:value="30.8226">
            <text:p>30.8</text:p>
          </table:table-cell>
          <table:table-cell table:style-name="ce127" office:value-type="float" office:value="29.6183">
            <text:p>29.6</text:p>
          </table:table-cell>
          <table:table-cell table:style-name="ce142" office:value-type="float" office:value="28.5977">
            <text:p>28.6</text:p>
          </table:table-cell>
          <table:table-cell table:style-name="ce127" office:value-type="float" office:value="28.6589">
            <text:p>28.7</text:p>
          </table:table-cell>
          <table:table-cell table:style-name="ce142" office:value-type="float" office:value="28.9039">
            <text:p>28.9</text:p>
          </table:table-cell>
          <table:table-cell table:style-name="ce127" table:formula="of:=MAX([.A67:.H67])" office:value-type="float" office:value="30.8226">
            <text:p>30.8</text:p>
          </table:table-cell>
          <table:table-cell/>
          <table:table-cell table:style-name="ce87" office:value-type="float" office:value="1">
            <text:p>1</text:p>
          </table:table-cell>
          <table:table-cell table:style-name="ce113" office:value-type="string">
            <text:p>S07</text:p>
          </table:table-cell>
          <table:table-cell office:value-type="float" office:value="23.5354">
            <text:p>23.5</text:p>
          </table:table-cell>
          <table:table-cell table:style-name="ce127" office:value-type="float" office:value="24.0457">
            <text:p>24.0</text:p>
          </table:table-cell>
          <table:table-cell table:style-name="ce127" office:value-type="float" office:value="24.7397">
            <text:p>24.7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67:.R67])" office:value-type="float" office:value="24.7397">
            <text:p>24.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13" office:value-type="string">
            <text:p>S08</text:p>
          </table:table-cell>
          <table:table-cell table:style-name="ce127" office:value-type="float" office:value="42.6075">
            <text:p>42.6</text:p>
          </table:table-cell>
          <table:table-cell table:style-name="ce127" office:value-type="float" office:value="45.5047">
            <text:p>45.5</text:p>
          </table:table-cell>
          <table:table-cell table:style-name="ce127" office:value-type="float" office:value="46.9533">
            <text:p>47.0</text:p>
          </table:table-cell>
          <table:table-cell table:style-name="ce142" office:value-type="float" office:value="47.7121">
            <text:p>47.7</text:p>
          </table:table-cell>
          <table:table-cell table:style-name="ce127" office:value-type="float" office:value="47.1143">
            <text:p>47.1</text:p>
          </table:table-cell>
          <table:table-cell table:style-name="ce142" office:value-type="float" office:value="46.4015">
            <text:p>46.4</text:p>
          </table:table-cell>
          <table:table-cell table:style-name="ce127" table:formula="of:=MAX([.A68:.H68])" office:value-type="float" office:value="47.7121">
            <text:p>47.7</text:p>
          </table:table-cell>
          <table:table-cell/>
          <table:table-cell table:style-name="ce87" office:value-type="float" office:value="2">
            <text:p>2</text:p>
          </table:table-cell>
          <table:table-cell table:style-name="ce113" office:value-type="string">
            <text:p>S08</text:p>
          </table:table-cell>
          <table:table-cell office:value-type="float" office:value="37.9398">
            <text:p>37.9</text:p>
          </table:table-cell>
          <table:table-cell table:style-name="ce127" office:value-type="float" office:value="39.5723">
            <text:p>39.6</text:p>
          </table:table-cell>
          <table:table-cell table:style-name="ce127" office:value-type="float" office:value="39.8023">
            <text:p>39.8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68:.R68])" office:value-type="float" office:value="39.8023">
            <text:p>39.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113" office:value-type="string">
            <text:p>S12</text:p>
          </table:table-cell>
          <table:table-cell table:style-name="ce127" office:value-type="float" office:value="46.6082">
            <text:p>46.6</text:p>
          </table:table-cell>
          <table:table-cell table:style-name="ce127" office:value-type="float" office:value="49.3864">
            <text:p>49.4</text:p>
          </table:table-cell>
          <table:table-cell table:style-name="ce127" office:value-type="float" office:value="49.0897">
            <text:p>49.1</text:p>
          </table:table-cell>
          <table:table-cell table:style-name="ce142" office:value-type="float" office:value="50.9508">
            <text:p>51.0</text:p>
          </table:table-cell>
          <table:table-cell table:style-name="ce127" office:value-type="float" office:value="50.5732">
            <text:p>50.6</text:p>
          </table:table-cell>
          <table:table-cell table:style-name="ce142" office:value-type="float" office:value="49.2785">
            <text:p>49.3</text:p>
          </table:table-cell>
          <table:table-cell table:style-name="ce127" table:formula="of:=MAX([.A69:.H69])" office:value-type="float" office:value="50.9508">
            <text:p>51.0</text:p>
          </table:table-cell>
          <table:table-cell/>
          <table:table-cell table:style-name="ce87" office:value-type="float" office:value="3">
            <text:p>3</text:p>
          </table:table-cell>
          <table:table-cell table:style-name="ce113" office:value-type="string">
            <text:p>S12</text:p>
          </table:table-cell>
          <table:table-cell office:value-type="float" office:value="44.2886">
            <text:p>44.3</text:p>
          </table:table-cell>
          <table:table-cell table:style-name="ce127" office:value-type="float" office:value="45.2057">
            <text:p>45.2</text:p>
          </table:table-cell>
          <table:table-cell table:style-name="ce127" office:value-type="float" office:value="45.408">
            <text:p>45.4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69:.R69])" office:value-type="float" office:value="45.408">
            <text:p>45.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113" office:value-type="string">
            <text:p>S13</text:p>
          </table:table-cell>
          <table:table-cell table:style-name="ce127" office:value-type="float" office:value="30.1541">
            <text:p>30.2</text:p>
          </table:table-cell>
          <table:table-cell table:style-name="ce127" office:value-type="float" office:value="32.2087">
            <text:p>32.2</text:p>
          </table:table-cell>
          <table:table-cell table:style-name="ce127" office:value-type="float" office:value="34.0921">
            <text:p>34.1</text:p>
          </table:table-cell>
          <table:table-cell table:style-name="ce142" office:value-type="float" office:value="34.5856">
            <text:p>34.6</text:p>
          </table:table-cell>
          <table:table-cell table:style-name="ce127" office:value-type="float" office:value="34.5251">
            <text:p>34.5</text:p>
          </table:table-cell>
          <table:table-cell table:style-name="ce142" office:value-type="float" office:value="35.3812">
            <text:p>35.4</text:p>
          </table:table-cell>
          <table:table-cell table:style-name="ce127" table:formula="of:=MAX([.A70:.H70])" office:value-type="float" office:value="35.3812">
            <text:p>35.4</text:p>
          </table:table-cell>
          <table:table-cell/>
          <table:table-cell table:style-name="ce87" office:value-type="float" office:value="4">
            <text:p>4</text:p>
          </table:table-cell>
          <table:table-cell table:style-name="ce113" office:value-type="string">
            <text:p>S13</text:p>
          </table:table-cell>
          <table:table-cell office:value-type="float" office:value="17.2424">
            <text:p>17.2</text:p>
          </table:table-cell>
          <table:table-cell table:style-name="ce127" office:value-type="float" office:value="17.9877">
            <text:p>18.0</text:p>
          </table:table-cell>
          <table:table-cell table:style-name="ce127" office:value-type="float" office:value="18.3906">
            <text:p>18.4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70:.R70])" office:value-type="float" office:value="18.3906">
            <text:p>18.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113" office:value-type="string">
            <text:p>S14</text:p>
          </table:table-cell>
          <table:table-cell table:style-name="ce127" office:value-type="float" office:value="34.9593">
            <text:p>35.0</text:p>
          </table:table-cell>
          <table:table-cell table:style-name="ce127" office:value-type="float" office:value="36.1612">
            <text:p>36.2</text:p>
          </table:table-cell>
          <table:table-cell table:style-name="ce127" office:value-type="float" office:value="38.123">
            <text:p>38.1</text:p>
          </table:table-cell>
          <table:table-cell table:style-name="ce142" office:value-type="float" office:value="38.8123">
            <text:p>38.8</text:p>
          </table:table-cell>
          <table:table-cell table:style-name="ce127" office:value-type="float" office:value="40.2262">
            <text:p>40.2</text:p>
          </table:table-cell>
          <table:table-cell table:style-name="ce142" office:value-type="float" office:value="39.643">
            <text:p>39.6</text:p>
          </table:table-cell>
          <table:table-cell table:style-name="ce127" table:formula="of:=MAX([.A71:.H71])" office:value-type="float" office:value="40.2262">
            <text:p>40.2</text:p>
          </table:table-cell>
          <table:table-cell/>
          <table:table-cell table:style-name="ce87" office:value-type="float" office:value="5">
            <text:p>5</text:p>
          </table:table-cell>
          <table:table-cell table:style-name="ce113" office:value-type="string">
            <text:p>S14</text:p>
          </table:table-cell>
          <table:table-cell office:value-type="float" office:value="42.1527">
            <text:p>42.2</text:p>
          </table:table-cell>
          <table:table-cell table:style-name="ce127" office:value-type="float" office:value="42.948">
            <text:p>42.9</text:p>
          </table:table-cell>
          <table:table-cell table:style-name="ce127" office:value-type="float" office:value="43.4959">
            <text:p>43.5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71:.R71])" office:value-type="float" office:value="43.4959">
            <text:p>43.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113" office:value-type="string">
            <text:p>S16</text:p>
          </table:table-cell>
          <table:table-cell table:style-name="ce127" office:value-type="float" office:value="39.0533">
            <text:p>39.1</text:p>
          </table:table-cell>
          <table:table-cell table:style-name="ce127" office:value-type="float" office:value="41.831">
            <text:p>41.8</text:p>
          </table:table-cell>
          <table:table-cell table:style-name="ce127" office:value-type="float" office:value="42.9158">
            <text:p>42.9</text:p>
          </table:table-cell>
          <table:table-cell table:style-name="ce142" office:value-type="float" office:value="43.7048">
            <text:p>43.7</text:p>
          </table:table-cell>
          <table:table-cell table:style-name="ce127" office:value-type="float" office:value="43.6391">
            <text:p>43.6</text:p>
          </table:table-cell>
          <table:table-cell table:style-name="ce142" office:value-type="float" office:value="43.902">
            <text:p>43.9</text:p>
          </table:table-cell>
          <table:table-cell table:style-name="ce127" table:formula="of:=MAX([.A72:.H72])" office:value-type="float" office:value="43.902">
            <text:p>43.9</text:p>
          </table:table-cell>
          <table:table-cell/>
          <table:table-cell table:style-name="ce87" office:value-type="float" office:value="6">
            <text:p>6</text:p>
          </table:table-cell>
          <table:table-cell table:style-name="ce113" office:value-type="string">
            <text:p>S16</text:p>
          </table:table-cell>
          <table:table-cell office:value-type="float" office:value="36.8343">
            <text:p>36.8</text:p>
          </table:table-cell>
          <table:table-cell table:style-name="ce127" office:value-type="float" office:value="39.8258">
            <text:p>39.8</text:p>
          </table:table-cell>
          <table:table-cell table:style-name="ce127" office:value-type="float" office:value="41.568">
            <text:p>41.6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72:.R72])" office:value-type="float" office:value="41.568">
            <text:p>41.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13" office:value-type="string">
            <text:p>S17</text:p>
          </table:table-cell>
          <table:table-cell table:style-name="ce127" office:value-type="float" office:value="35.4433">
            <text:p>35.4</text:p>
          </table:table-cell>
          <table:table-cell table:style-name="ce127" office:value-type="float" office:value="37.695">
            <text:p>37.7</text:p>
          </table:table-cell>
          <table:table-cell table:style-name="ce127" office:value-type="float" office:value="37.3759">
            <text:p>37.4</text:p>
          </table:table-cell>
          <table:table-cell table:style-name="ce142" office:value-type="float" office:value="38.0319">
            <text:p>38.0</text:p>
          </table:table-cell>
          <table:table-cell table:style-name="ce127" office:value-type="float" office:value="38.6525">
            <text:p>38.7</text:p>
          </table:table-cell>
          <table:table-cell table:style-name="ce142" office:value-type="float" office:value="38.0142">
            <text:p>38.0</text:p>
          </table:table-cell>
          <table:table-cell table:style-name="ce127" table:formula="of:=MAX([.A73:.H73])" office:value-type="float" office:value="38.6525">
            <text:p>38.7</text:p>
          </table:table-cell>
          <table:table-cell/>
          <table:table-cell table:style-name="ce87" office:value-type="float" office:value="7">
            <text:p>7</text:p>
          </table:table-cell>
          <table:table-cell table:style-name="ce113" office:value-type="string">
            <text:p>S17</text:p>
          </table:table-cell>
          <table:table-cell office:value-type="float" office:value="29.8404">
            <text:p>29.8</text:p>
          </table:table-cell>
          <table:table-cell table:style-name="ce127" office:value-type="float" office:value="31.0461">
            <text:p>31.0</text:p>
          </table:table-cell>
          <table:table-cell table:style-name="ce127" office:value-type="float" office:value="32.1986">
            <text:p>32.2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73:.R73])" office:value-type="float" office:value="32.1986">
            <text:p>32.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13" office:value-type="string">
            <text:p>S18</text:p>
          </table:table-cell>
          <table:table-cell table:style-name="ce127" office:value-type="float" office:value="21.6823">
            <text:p>21.7</text:p>
          </table:table-cell>
          <table:table-cell table:style-name="ce127" office:value-type="float" office:value="23.9831">
            <text:p>24.0</text:p>
          </table:table-cell>
          <table:table-cell table:style-name="ce127" office:value-type="float" office:value="25.7132">
            <text:p>25.7</text:p>
          </table:table-cell>
          <table:table-cell table:style-name="ce142" office:value-type="float" office:value="25.8605">
            <text:p>25.9</text:p>
          </table:table-cell>
          <table:table-cell table:style-name="ce127" office:value-type="float" office:value="27.9036">
            <text:p>27.9</text:p>
          </table:table-cell>
          <table:table-cell table:style-name="ce142" office:value-type="float" office:value="27.8115">
            <text:p>27.8</text:p>
          </table:table-cell>
          <table:table-cell table:style-name="ce127" table:formula="of:=MAX([.A74:.H74])" office:value-type="float" office:value="27.9036">
            <text:p>27.9</text:p>
          </table:table-cell>
          <table:table-cell/>
          <table:table-cell table:style-name="ce87" office:value-type="float" office:value="8">
            <text:p>8</text:p>
          </table:table-cell>
          <table:table-cell table:style-name="ce113" office:value-type="string">
            <text:p>S18</text:p>
          </table:table-cell>
          <table:table-cell office:value-type="float" office:value="21.0381">
            <text:p>21.0</text:p>
          </table:table-cell>
          <table:table-cell table:style-name="ce127" office:value-type="float" office:value="21.3878">
            <text:p>21.4</text:p>
          </table:table-cell>
          <table:table-cell table:style-name="ce127" office:value-type="float" office:value="21.0197">
            <text:p>21.0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74:.R74])" office:value-type="float" office:value="21.3878">
            <text:p>21.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13" office:value-type="string">
            <text:p>S19</text:p>
          </table:table-cell>
          <table:table-cell table:style-name="ce127" office:value-type="float" office:value="36.1161">
            <text:p>36.1</text:p>
          </table:table-cell>
          <table:table-cell table:style-name="ce127" office:value-type="float" office:value="39.7153">
            <text:p>39.7</text:p>
          </table:table-cell>
          <table:table-cell table:style-name="ce127" office:value-type="float" office:value="40.7554">
            <text:p>40.8</text:p>
          </table:table-cell>
          <table:table-cell table:style-name="ce142" office:value-type="float" office:value="42.3293">
            <text:p>42.3</text:p>
          </table:table-cell>
          <table:table-cell table:style-name="ce127" office:value-type="float" office:value="42.6851">
            <text:p>42.7</text:p>
          </table:table-cell>
          <table:table-cell table:style-name="ce142" office:value-type="float" office:value="42.4251">
            <text:p>42.4</text:p>
          </table:table-cell>
          <table:table-cell table:style-name="ce127" table:formula="of:=MAX([.A75:.H75])" office:value-type="float" office:value="42.6851">
            <text:p>42.7</text:p>
          </table:table-cell>
          <table:table-cell/>
          <table:table-cell table:style-name="ce87" office:value-type="float" office:value="9">
            <text:p>9</text:p>
          </table:table-cell>
          <table:table-cell table:style-name="ce113" office:value-type="string">
            <text:p>S19</text:p>
          </table:table-cell>
          <table:table-cell office:value-type="float" office:value="22.3211">
            <text:p>22.3</text:p>
          </table:table-cell>
          <table:table-cell table:style-name="ce127" office:value-type="float" office:value="23.7307">
            <text:p>23.7</text:p>
          </table:table-cell>
          <table:table-cell table:style-name="ce127" office:value-type="float" office:value="23.9496">
            <text:p>23.9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75:.R75])" office:value-type="float" office:value="23.9496">
            <text:p>23.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style-name="ce113" office:value-type="string">
            <text:p>S20</text:p>
          </table:table-cell>
          <table:table-cell table:style-name="ce127" office:value-type="float" office:value="47.983">
            <text:p>48.0</text:p>
          </table:table-cell>
          <table:table-cell table:style-name="ce127" office:value-type="float" office:value="48.5621">
            <text:p>48.6</text:p>
          </table:table-cell>
          <table:table-cell table:style-name="ce127" office:value-type="float" office:value="47.6935">
            <text:p>47.7</text:p>
          </table:table-cell>
          <table:table-cell table:style-name="ce142" office:value-type="float" office:value="46.6705">
            <text:p>46.7</text:p>
          </table:table-cell>
          <table:table-cell table:style-name="ce127" office:value-type="float" office:value="45.4738">
            <text:p>45.5</text:p>
          </table:table-cell>
          <table:table-cell table:style-name="ce142" office:value-type="float" office:value="44.4316">
            <text:p>44.4</text:p>
          </table:table-cell>
          <table:table-cell table:style-name="ce127" table:formula="of:=MAX([.A76:.H76])" office:value-type="float" office:value="48.5621">
            <text:p>48.6</text:p>
          </table:table-cell>
          <table:table-cell/>
          <table:table-cell table:style-name="ce87" office:value-type="float" office:value="10">
            <text:p>10</text:p>
          </table:table-cell>
          <table:table-cell table:style-name="ce113" office:value-type="string">
            <text:p>S20</text:p>
          </table:table-cell>
          <table:table-cell office:value-type="float" office:value="47.8286">
            <text:p>47.8</text:p>
          </table:table-cell>
          <table:table-cell table:style-name="ce127" office:value-type="float" office:value="48.2918">
            <text:p>48.3</text:p>
          </table:table-cell>
          <table:table-cell table:style-name="ce127" office:value-type="float" office:value="48.4655">
            <text:p>48.5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76:.R76])" office:value-type="float" office:value="48.4655">
            <text:p>48.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style-name="ce113" office:value-type="string">
            <text:p>S22</text:p>
          </table:table-cell>
          <table:table-cell table:style-name="ce127" office:value-type="float" office:value="41.1026">
            <text:p>41.1</text:p>
          </table:table-cell>
          <table:table-cell table:style-name="ce127" office:value-type="float" office:value="42.0176">
            <text:p>42.0</text:p>
          </table:table-cell>
          <table:table-cell table:style-name="ce127" office:value-type="float" office:value="42.5924">
            <text:p>42.6</text:p>
          </table:table-cell>
          <table:table-cell table:style-name="ce142" office:value-type="float" office:value="42.0762">
            <text:p>42.1</text:p>
          </table:table-cell>
          <table:table-cell table:style-name="ce127" office:value-type="float" office:value="42.0059">
            <text:p>42.0</text:p>
          </table:table-cell>
          <table:table-cell table:style-name="ce142" office:value-type="float" office:value="39.1085">
            <text:p>39.1</text:p>
          </table:table-cell>
          <table:table-cell table:style-name="ce127" table:formula="of:=MAX([.A77:.H77])" office:value-type="float" office:value="42.5924">
            <text:p>42.6</text:p>
          </table:table-cell>
          <table:table-cell/>
          <table:table-cell table:style-name="ce87" office:value-type="float" office:value="11">
            <text:p>11</text:p>
          </table:table-cell>
          <table:table-cell table:style-name="ce113" office:value-type="string">
            <text:p>S22</text:p>
          </table:table-cell>
          <table:table-cell office:value-type="float" office:value="29.6422">
            <text:p>29.6</text:p>
          </table:table-cell>
          <table:table-cell table:style-name="ce127" office:value-type="float" office:value="30.0528">
            <text:p>30.1</text:p>
          </table:table-cell>
          <table:table-cell table:style-name="ce127" office:value-type="float" office:value="31.4721">
            <text:p>31.5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77:.R77])" office:value-type="float" office:value="31.4721">
            <text:p>31.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style-name="ce113" office:value-type="string">
            <text:p>S24</text:p>
          </table:table-cell>
          <table:table-cell table:style-name="ce127" office:value-type="float" office:value="47.6222">
            <text:p>47.6</text:p>
          </table:table-cell>
          <table:table-cell table:style-name="ce127" office:value-type="float" office:value="47.273">
            <text:p>47.3</text:p>
          </table:table-cell>
          <table:table-cell table:style-name="ce127" office:value-type="float" office:value="48.3538">
            <text:p>48.4</text:p>
          </table:table-cell>
          <table:table-cell table:style-name="ce142" office:value-type="float" office:value="49.6342">
            <text:p>49.6</text:p>
          </table:table-cell>
          <table:table-cell table:style-name="ce127" office:value-type="float" office:value="49.8171">
            <text:p>49.8</text:p>
          </table:table-cell>
          <table:table-cell table:style-name="ce142" office:value-type="float" office:value="50.5653">
            <text:p>50.6</text:p>
          </table:table-cell>
          <table:table-cell table:style-name="ce127" table:formula="of:=MAX([.A78:.H78])" office:value-type="float" office:value="50.5653">
            <text:p>50.6</text:p>
          </table:table-cell>
          <table:table-cell/>
          <table:table-cell table:style-name="ce87" office:value-type="float" office:value="12">
            <text:p>12</text:p>
          </table:table-cell>
          <table:table-cell table:style-name="ce113" office:value-type="string">
            <text:p>S24</text:p>
          </table:table-cell>
          <table:table-cell office:value-type="float" office:value="46.8074">
            <text:p>46.8</text:p>
          </table:table-cell>
          <table:table-cell table:style-name="ce127" office:value-type="float" office:value="47.7719">
            <text:p>47.8</text:p>
          </table:table-cell>
          <table:table-cell table:style-name="ce127" office:value-type="float" office:value="48.9691">
            <text:p>49.0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K78:.R78])" office:value-type="float" office:value="48.9691">
            <text:p>49.0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27" table:number-columns-repeated="6"/>
          <table:table-cell table:style-name="ce162"/>
          <table:table-cell/>
          <table:table-cell table:style-name="ce110"/>
          <table:table-cell table:style-name="Default"/>
          <table:table-cell/>
          <table:table-cell table:style-name="ce127" table:number-columns-repeated="5"/>
          <table:table-cell table:style-name="ce162"/>
          <table:table-cell table:number-columns-repeated="4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C67:.C78])" office:value-type="float" office:value="37.6488916666667">
            <text:p>37.6</text:p>
          </table:table-cell>
          <table:table-cell table:style-name="ce128" table:formula="of:=AVERAGE([.D67:.D78])" office:value-type="float" office:value="39.596725">
            <text:p>39.6</text:p>
          </table:table-cell>
          <table:table-cell table:style-name="ce134" table:formula="of:=AVERAGE([.E67:.E78])" office:value-type="float" office:value="40.2730333333333">
            <text:p>40.3</text:p>
          </table:table-cell>
          <table:table-cell table:style-name="ce134" table:formula="of:=AVERAGE([.F67:.F78])" office:value-type="float" office:value="40.7471583333333">
            <text:p>40.7</text:p>
          </table:table-cell>
          <table:table-cell table:style-name="ce148" table:formula="of:=AVERAGE([.G67:.G78])" office:value-type="float" office:value="40.9395666666667">
            <text:p>40.9</text:p>
          </table:table-cell>
          <table:table-cell table:style-name="ce149" table:formula="of:=AVERAGE([.H67:.H78])" office:value-type="float" office:value="40.4888583333333">
            <text:p>40.5</text:p>
          </table:table-cell>
          <table:table-cell table:style-name="ce149" table:formula="of:=MAX([.I67:.I78])" office:value-type="float" office:value="50.9508">
            <text:p>51.0</text:p>
          </table:table-cell>
          <table:table-cell/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M67:.M78])" office:value-type="float" office:value="33.28925">
            <text:p>33.3</text:p>
          </table:table-cell>
          <table:table-cell table:style-name="ce128" table:formula="of:=AVERAGE([.N67:.N78])" office:value-type="float" office:value="34.3221916666667">
            <text:p>34.3</text:p>
          </table:table-cell>
          <table:table-cell table:style-name="ce134" table:formula="of:=AVERAGE([.O67:.O78])" office:value-type="float" office:value="34.9565916666667">
            <text:p>35.0</text:p>
          </table:table-cell>
          <table:table-cell table:style-name="ce148" table:formula="of:=AVERAGE([.P67:.P78])" office:value-type="float" office:value="0">
            <text:p>#DIV/0!</text:p>
          </table:table-cell>
          <table:table-cell table:style-name="ce149" table:formula="of:=AVERAGE([.Q67:.Q78])" office:value-type="float" office:value="0">
            <text:p>#DIV/0!</text:p>
          </table:table-cell>
          <table:table-cell table:style-name="ce149" table:formula="of:=AVERAGE([.R67:.R78])" office:value-type="float" office:value="0">
            <text:p>#DIV/0!</text:p>
          </table:table-cell>
          <table:table-cell table:style-name="ce149" table:formula="of:=AVERAGE([.S67:.S78])" office:value-type="float" office:value="34.9872666666667">
            <text:p>35.0</text:p>
          </table:table-cell>
          <table:table-cell table:number-columns-repeated="4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C67:.C78])" office:value-type="float" office:value="8.17480276086311">
            <text:p>8.2</text:p>
          </table:table-cell>
          <table:table-cell table:style-name="ce129" table:formula="of:=STDEV([.D67:.D78])" office:value-type="float" office:value="7.81423288332084">
            <text:p>7.8</text:p>
          </table:table-cell>
          <table:table-cell table:style-name="ce129" table:formula="of:=STDEV([.E67:.E78])" office:value-type="float" office:value="7.58017806918848">
            <text:p>7.6</text:p>
          </table:table-cell>
          <table:table-cell table:style-name="ce129" table:formula="of:=STDEV([.F67:.F78])" office:value-type="float" office:value="7.96589554292757">
            <text:p>8.0</text:p>
          </table:table-cell>
          <table:table-cell table:style-name="ce129" table:formula="of:=STDEV([.G67:.G78])" office:value-type="float" office:value="7.44318892940303">
            <text:p>7.4</text:p>
          </table:table-cell>
          <table:table-cell table:style-name="ce129" table:formula="of:=STDEV([.H67:.H78])" office:value-type="float" office:value="7.22656233695692">
            <text:p>7.2</text:p>
          </table:table-cell>
          <table:table-cell table:style-name="ce129"/>
          <table:table-cell/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M67:.M78])" office:value-type="float" office:value="10.7707517864142">
            <text:p>10.8</text:p>
          </table:table-cell>
          <table:table-cell table:style-name="ce129" table:formula="of:=STDEV([.N67:.N78])" office:value-type="float" office:value="10.902934720812">
            <text:p>10.9</text:p>
          </table:table-cell>
          <table:table-cell table:style-name="ce129" table:formula="of:=STDEV([.O67:.O78])" office:value-type="float" office:value="11.0459383601936">
            <text:p>11.0</text:p>
          </table:table-cell>
          <table:table-cell table:style-name="ce129" table:formula="of:=STDEV([.P67:.P78])" office:value-type="float" office:value="0">
            <text:p>#DIV/0!</text:p>
          </table:table-cell>
          <table:table-cell table:style-name="ce129" table:formula="of:=STDEV([.Q67:.Q78])" office:value-type="float" office:value="0">
            <text:p>#DIV/0!</text:p>
          </table:table-cell>
          <table:table-cell table:style-name="ce129" table:formula="of:=STDEV([.R67:.R78])" office:value-type="float" office:value="0">
            <text:p>#DIV/0!</text:p>
          </table:table-cell>
          <table:table-cell table:style-name="ce129" table:formula="of:=STDEV([.S67:.S78])" office:value-type="float" office:value="11.0041486529014">
            <text:p>11.0</text:p>
          </table:table-cell>
          <table:table-cell table:number-columns-repeated="4"/>
        </table:table-row>
        <table:table-row table:style-name="ro1" table:number-rows-repeated="6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table:style-name="ce80" office:value-type="string" table:number-columns-spanned="9" table:number-rows-spanned="2">
            <text:p>FV + SVM (WANDA). I had to recalculate Features and so... Philae is dead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9"/>
          <table:covered-table-cell/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1">
          <table:table-cell table:style-name="ce109" office:value-type="string" table:number-columns-spanned="9" table:number-rows-spanned="2">
            <text:p>Experiments November 10th/2015</text:p>
          </table:table-cell>
          <table:covered-table-cell table:number-columns-repeated="8"/>
          <table:table-cell/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number-columns-repeated="4"/>
        </table:table-row>
        <table:table-row table:style-name="ro1">
          <table:covered-table-cell table:style-name="Default"/>
          <table:covered-table-cell table:number-columns-repeated="8"/>
          <table:table-cell/>
          <table:covered-table-cell table:number-columns-repeated="9" table:style-name="ce82"/>
          <table:table-cell table:number-columns-repeated="4"/>
        </table:table-row>
        <table:table-row table:style-name="ro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5"/>
          <table:covered-table-cell table:style-name="ce150"/>
          <table:table-cell table:style-name="ce84"/>
          <table:table-cell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5"/>
          <table:covered-table-cell table:style-name="ce150"/>
          <table:table-cell table:style-name="ce84"/>
          <table:table-cell table:number-columns-repeated="4"/>
        </table:table-row>
        <table:table-row table:style-name="ro1">
          <table:covered-table-cell table:number-columns-repeated="2" table:style-name="ce84"/>
          <table:covered-table-cell table:number-columns-repeated="6" table:style-name="ce113"/>
          <table:table-cell table:style-name="ce84"/>
          <table:table-cell/>
          <table:covered-table-cell table:number-columns-repeated="2" table:style-name="ce84"/>
          <table:covered-table-cell table:number-columns-repeated="6" table:style-name="ce113"/>
          <table:table-cell table:style-name="ce84"/>
          <table:table-cell table:number-columns-repeated="4"/>
        </table:table-row>
        <table:table-row table:style-name="ro9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32" table:number-columns-spanned="6" table:number-rows-spanned="1">
            <text:p>32</text:p>
          </table:table-cell>
          <table:covered-table-cell table:number-columns-repeated="2" table:style-name="ce118"/>
          <table:covered-table-cell table:style-name="ce136"/>
          <table:covered-table-cell table:style-name="ce143"/>
          <table:covered-table-cell table:style-name="ce151"/>
          <table:table-cell table:style-name="ce158"/>
          <table:table-cell/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256" table:number-columns-spanned="6" table:number-rows-spanned="1">
            <text:p>256</text:p>
          </table:table-cell>
          <table:covered-table-cell table:number-columns-repeated="2" table:style-name="ce118"/>
          <table:covered-table-cell table:style-name="ce136"/>
          <table:covered-table-cell table:style-name="ce143"/>
          <table:covered-table-cell table:style-name="ce151"/>
          <table:table-cell table:style-name="ce158"/>
          <table:table-cell table:number-columns-repeated="4"/>
        </table:table-row>
        <table:table-row table:style-name="ro11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0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7" office:value-type="string">
            <text:p>L=60</text:p>
            <text:p><text:span text:style-name="T4">t=2s</text:span></text:p>
          </table:table-cell>
          <table:table-cell table:style-name="ce144" office:value-type="string">
            <text:p>L=75</text:p>
            <text:p><text:span text:style-name="T4">T=2.5s</text:span></text:p>
          </table:table-cell>
          <table:table-cell table:style-name="ce152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/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0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7" office:value-type="string">
            <text:p>L=60</text:p>
            <text:p><text:span text:style-name="T4">t=2s</text:span></text:p>
          </table:table-cell>
          <table:table-cell table:style-name="ce144" office:value-type="string">
            <text:p>L=75</text:p>
            <text:p><text:span text:style-name="T4">T=2.5s</text:span></text:p>
          </table:table-cell>
          <table:table-cell table:style-name="ce152" office:value-type="string">
            <text:p>L=90</text:p>
            <text:p><text:span text:style-name="T4">t=3s</text:span></text:p>
          </table:table-cell>
          <table:table-cell table:style-name="ce144" office:value-type="string">
            <text:p>L=105</text:p>
            <text:p><text:span text:style-name="T4">T=3.5s</text:span></text:p>
          </table:table-cell>
          <table:table-cell table:style-name="ce152" office:value-type="string">
            <text:p>L=120</text:p>
            <text:p><text:span text:style-name="T4">t=4s</text:span></text:p>
          </table:table-cell>
          <table:table-cell table:style-name="ce86" office:value-type="string">
            <text:p>max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87" office:value-type="string">
            <text:p>S07</text:p>
          </table:table-cell>
          <table:table-cell table:style-name="ce127" office:value-type="float" office:value="28.4344">
            <text:p>28.4</text:p>
          </table:table-cell>
          <table:table-cell table:style-name="ce127" office:value-type="float" office:value="30.1898">
            <text:p>30.2</text:p>
          </table:table-cell>
          <table:table-cell table:style-name="ce127" office:value-type="float" office:value="30.741">
            <text:p>30.7</text:p>
          </table:table-cell>
          <table:table-cell table:style-name="ce142" office:value-type="float" office:value="31.9045">
            <text:p>31.9</text:p>
          </table:table-cell>
          <table:table-cell table:style-name="ce127" office:value-type="float" office:value="32.0678">
            <text:p>32.1</text:p>
          </table:table-cell>
          <table:table-cell table:style-name="ce142" office:value-type="float" office:value="30.9655">
            <text:p>31.0</text:p>
          </table:table-cell>
          <table:table-cell table:style-name="ce127" table:formula="of:=MAX([.C96:.H96])" office:value-type="float" office:value="32.0678">
            <text:p>32.1</text:p>
          </table:table-cell>
          <table:table-cell/>
          <table:table-cell table:style-name="ce87" office:value-type="float" office:value="1">
            <text:p>1</text:p>
          </table:table-cell>
          <table:table-cell office:value-type="string">
            <text:p>S07</text:p>
          </table:table-cell>
          <table:table-cell office:value-type="float" office:value="24.9643">
            <text:p>25.0</text:p>
          </table:table-cell>
          <table:table-cell table:style-name="ce127" office:value-type="float" office:value="25.0868">
            <text:p>25.1</text:p>
          </table:table-cell>
          <table:table-cell table:style-name="ce127" office:value-type="float" office:value="26.2503">
            <text:p>26.3</text:p>
          </table:table-cell>
          <table:table-cell table:style-name="ce142" office:value-type="float" office:value="26.7402">
            <text:p>26.7</text:p>
          </table:table-cell>
          <table:table-cell table:style-name="ce127" office:value-type="float" office:value="28.516">
            <text:p>28.5</text:p>
          </table:table-cell>
          <table:table-cell table:style-name="ce142" office:value-type="float" office:value="30.3735">
            <text:p>30.4</text:p>
          </table:table-cell>
          <table:table-cell table:style-name="ce173" office:value-type="float" office:value="30.3735">
            <text:p>30.37</text:p>
          </table:table-cell>
          <table:table-cell table:style-name="ce173" office:value-type="float" office:value="30.4552">
            <text:p>30.46</text:p>
          </table:table-cell>
          <table:table-cell table:style-name="ce127" table:formula="of:=MAX([.K96:.R96])" office:value-type="float" office:value="30.3735">
            <text:p>30.4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style-name="ce87" office:value-type="string">
            <text:p>S08</text:p>
          </table:table-cell>
          <table:table-cell table:style-name="ce127" office:value-type="float" office:value="47.5742">
            <text:p>47.6</text:p>
          </table:table-cell>
          <table:table-cell table:style-name="ce127" office:value-type="float" office:value="51.2991">
            <text:p>51.3</text:p>
          </table:table-cell>
          <table:table-cell table:style-name="ce127" office:value-type="float" office:value="52.9087">
            <text:p>52.9</text:p>
          </table:table-cell>
          <table:table-cell table:style-name="ce142" office:value-type="float" office:value="53.2996">
            <text:p>53.3</text:p>
          </table:table-cell>
          <table:table-cell table:style-name="ce127" office:value-type="float" office:value="52.9777">
            <text:p>53.0</text:p>
          </table:table-cell>
          <table:table-cell table:style-name="ce142" office:value-type="float" office:value="52.2649">
            <text:p>52.3</text:p>
          </table:table-cell>
          <table:table-cell table:style-name="ce127" table:formula="of:=MAX([.C97:.H97])" office:value-type="float" office:value="53.2996">
            <text:p>53.3</text:p>
          </table:table-cell>
          <table:table-cell/>
          <table:table-cell table:style-name="ce87" office:value-type="float" office:value="2">
            <text:p>2</text:p>
          </table:table-cell>
          <table:table-cell office:value-type="string">
            <text:p>S08</text:p>
          </table:table-cell>
          <table:table-cell office:value-type="float" office:value="37.6868">
            <text:p>37.7</text:p>
          </table:table-cell>
          <table:table-cell table:style-name="ce127" office:value-type="float" office:value="38.7675">
            <text:p>38.8</text:p>
          </table:table-cell>
          <table:table-cell table:style-name="ce127" office:value-type="float" office:value="38.0317">
            <text:p>38.0</text:p>
          </table:table-cell>
          <table:table-cell table:style-name="ce142" office:value-type="float" office:value="38.1927">
            <text:p>38.2</text:p>
          </table:table-cell>
          <table:table-cell table:style-name="ce127" office:value-type="float" office:value="38.2847">
            <text:p>38.3</text:p>
          </table:table-cell>
          <table:table-cell table:style-name="ce142" office:value-type="float" office:value="38.5146">
            <text:p>38.5</text:p>
          </table:table-cell>
          <table:table-cell table:style-name="ce173" office:value-type="float" office:value="38.0317">
            <text:p>38.03</text:p>
          </table:table-cell>
          <table:table-cell table:style-name="ce173" office:value-type="float" office:value="39.1584">
            <text:p>39.16</text:p>
          </table:table-cell>
          <table:table-cell table:style-name="ce127" table:formula="of:=MAX([.K97:.R97])" office:value-type="float" office:value="38.7675">
            <text:p>38.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style-name="ce87" office:value-type="string">
            <text:p>S12</text:p>
          </table:table-cell>
          <table:table-cell table:style-name="ce127" office:value-type="float" office:value="45.4889">
            <text:p>45.5</text:p>
          </table:table-cell>
          <table:table-cell table:style-name="ce127" office:value-type="float" office:value="47.35">
            <text:p>47.4</text:p>
          </table:table-cell>
          <table:table-cell table:style-name="ce127" office:value-type="float" office:value="46.3385">
            <text:p>46.3</text:p>
          </table:table-cell>
          <table:table-cell table:style-name="ce142" office:value-type="float" office:value="45.2057">
            <text:p>45.2</text:p>
          </table:table-cell>
          <table:table-cell table:style-name="ce127" office:value-type="float" office:value="43.0883">
            <text:p>43.1</text:p>
          </table:table-cell>
          <table:table-cell table:style-name="ce142" office:value-type="float" office:value="42.7916">
            <text:p>42.8</text:p>
          </table:table-cell>
          <table:table-cell table:style-name="ce127" table:formula="of:=MAX([.C98:.H98])" office:value-type="float" office:value="47.35">
            <text:p>47.4</text:p>
          </table:table-cell>
          <table:table-cell/>
          <table:table-cell table:style-name="ce87" office:value-type="float" office:value="3">
            <text:p>3</text:p>
          </table:table-cell>
          <table:table-cell office:value-type="string">
            <text:p>S12</text:p>
          </table:table-cell>
          <table:table-cell office:value-type="float" office:value="43.1558">
            <text:p>43.2</text:p>
          </table:table-cell>
          <table:table-cell table:style-name="ce127" office:value-type="float" office:value="44.1807">
            <text:p>44.2</text:p>
          </table:table-cell>
          <table:table-cell table:style-name="ce127" office:value-type="float" office:value="44.0459">
            <text:p>44.0</text:p>
          </table:table-cell>
          <table:table-cell table:style-name="ce142" office:value-type="float" office:value="44.1672">
            <text:p>44.2</text:p>
          </table:table-cell>
          <table:table-cell table:style-name="ce127" office:value-type="float" office:value="44.5988">
            <text:p>44.6</text:p>
          </table:table-cell>
          <table:table-cell table:style-name="ce142" office:value-type="float" office:value="44.9899">
            <text:p>45.0</text:p>
          </table:table-cell>
          <table:table-cell table:style-name="ce173" office:value-type="float" office:value="43.3041">
            <text:p>43.30</text:p>
          </table:table-cell>
          <table:table-cell table:style-name="ce173" office:value-type="float" office:value="42.6028">
            <text:p>42.60</text:p>
          </table:table-cell>
          <table:table-cell table:style-name="ce127" table:formula="of:=MAX([.K98:.R98])" office:value-type="float" office:value="44.9899">
            <text:p>45.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87" office:value-type="string">
            <text:p>S13</text:p>
          </table:table-cell>
          <table:table-cell table:style-name="ce127" office:value-type="float" office:value="30.557">
            <text:p>30.6</text:p>
          </table:table-cell>
          <table:table-cell table:style-name="ce127" office:value-type="float" office:value="31.4634">
            <text:p>31.5</text:p>
          </table:table-cell>
          <table:table-cell table:style-name="ce127" office:value-type="float" office:value="32.108">
            <text:p>32.1</text:p>
          </table:table-cell>
          <table:table-cell table:style-name="ce142" office:value-type="float" office:value="32.9741">
            <text:p>33.0</text:p>
          </table:table-cell>
          <table:table-cell table:style-name="ce127" office:value-type="float" office:value="33.7597">
            <text:p>33.8</text:p>
          </table:table-cell>
          <table:table-cell table:style-name="ce142"/>
          <table:table-cell table:style-name="ce127" table:formula="of:=MAX([.C99:.H99])" office:value-type="float" office:value="33.7597">
            <text:p>33.8</text:p>
          </table:table-cell>
          <table:table-cell/>
          <table:table-cell table:style-name="ce87" office:value-type="float" office:value="4">
            <text:p>4</text:p>
          </table:table-cell>
          <table:table-cell office:value-type="string">
            <text:p>S13</text:p>
          </table:table-cell>
          <table:table-cell office:value-type="float" office:value="18.6826">
            <text:p>18.7</text:p>
          </table:table-cell>
          <table:table-cell table:style-name="ce127" office:value-type="float" office:value="18.4409">
            <text:p>18.4</text:p>
          </table:table-cell>
          <table:table-cell table:style-name="ce127" office:value-type="float" office:value="18.8941">
            <text:p>18.9</text:p>
          </table:table-cell>
          <table:table-cell table:style-name="ce142" office:value-type="float" office:value="18.5416">
            <text:p>18.5</text:p>
          </table:table-cell>
          <table:table-cell table:style-name="ce127" office:value-type="float" office:value="18.7934">
            <text:p>18.8</text:p>
          </table:table-cell>
          <table:table-cell table:style-name="ce142" office:value-type="float" office:value="18.7934">
            <text:p>18.8</text:p>
          </table:table-cell>
          <table:table-cell table:style-name="ce173" office:value-type="float" office:value="18.4812">
            <text:p>18.48</text:p>
          </table:table-cell>
          <table:table-cell table:style-name="ce173" office:value-type="float" office:value="19.2265">
            <text:p>19.23</text:p>
          </table:table-cell>
          <table:table-cell table:style-name="ce127" table:formula="of:=MAX([.K99:.R99])" office:value-type="float" office:value="18.8941">
            <text:p>18.9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87" office:value-type="string">
            <text:p>S14</text:p>
          </table:table-cell>
          <table:table-cell table:style-name="ce127" office:value-type="float" office:value="32.7147">
            <text:p>32.7</text:p>
          </table:table-cell>
          <table:table-cell table:style-name="ce127" office:value-type="float" office:value="35.3482">
            <text:p>35.3</text:p>
          </table:table-cell>
          <table:table-cell table:style-name="ce127" office:value-type="float" office:value="35.5603">
            <text:p>35.6</text:p>
          </table:table-cell>
          <table:table-cell table:style-name="ce142" office:value-type="float" office:value="35.8254">
            <text:p>35.8</text:p>
          </table:table-cell>
          <table:table-cell table:style-name="ce127"/>
          <table:table-cell table:style-name="ce142"/>
          <table:table-cell table:style-name="ce127" table:formula="of:=MAX([.C100:.H100])" office:value-type="float" office:value="35.8254">
            <text:p>35.8</text:p>
          </table:table-cell>
          <table:table-cell/>
          <table:table-cell table:style-name="ce87" office:value-type="float" office:value="5">
            <text:p>5</text:p>
          </table:table-cell>
          <table:table-cell office:value-type="string">
            <text:p>S14</text:p>
          </table:table-cell>
          <table:table-cell office:value-type="float" office:value="40.9509">
            <text:p>41.0</text:p>
          </table:table-cell>
          <table:table-cell table:style-name="ce127" office:value-type="float" office:value="40.6858">
            <text:p>40.7</text:p>
          </table:table-cell>
          <table:table-cell table:style-name="ce127" office:value-type="float" office:value="41.5518">
            <text:p>41.6</text:p>
          </table:table-cell>
          <table:table-cell table:style-name="ce142" office:value-type="float" office:value="42.5769">
            <text:p>42.6</text:p>
          </table:table-cell>
          <table:table-cell table:style-name="ce127" office:value-type="float" office:value="43.0894">
            <text:p>43.1</text:p>
          </table:table-cell>
          <table:table-cell table:style-name="ce142" office:value-type="float" office:value="42.6122">
            <text:p>42.6</text:p>
          </table:table-cell>
          <table:table-cell table:style-name="ce173" office:value-type="float" office:value="42.8243">
            <text:p>42.82</text:p>
          </table:table-cell>
          <table:table-cell table:style-name="ce173" office:value-type="float" office:value="42.5946">
            <text:p>42.59</text:p>
          </table:table-cell>
          <table:table-cell table:style-name="ce127" table:formula="of:=MAX([.K100:.R100])" office:value-type="float" office:value="43.0894">
            <text:p>43.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87" office:value-type="string">
            <text:p>S16</text:p>
          </table:table-cell>
          <table:table-cell table:style-name="ce127" office:value-type="float" office:value="40.1874">
            <text:p>40.2</text:p>
          </table:table-cell>
          <table:table-cell table:style-name="ce127" office:value-type="float" office:value="43.8527">
            <text:p>43.9</text:p>
          </table:table-cell>
          <table:table-cell table:style-name="ce127" office:value-type="float" office:value="43.0966">
            <text:p>43.1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C101:.H101])" office:value-type="float" office:value="43.8527">
            <text:p>43.9</text:p>
          </table:table-cell>
          <table:table-cell/>
          <table:table-cell table:style-name="ce87" office:value-type="float" office:value="6">
            <text:p>6</text:p>
          </table:table-cell>
          <table:table-cell office:value-type="string">
            <text:p>S16</text:p>
          </table:table-cell>
          <table:table-cell office:value-type="float" office:value="35.2893">
            <text:p>35.3</text:p>
          </table:table-cell>
          <table:table-cell table:style-name="ce127" office:value-type="float" office:value="37.952">
            <text:p>38.0</text:p>
          </table:table-cell>
          <table:table-cell table:style-name="ce127" office:value-type="float" office:value="40.2531">
            <text:p>40.3</text:p>
          </table:table-cell>
          <table:table-cell table:style-name="ce142" office:value-type="float" office:value="41.0092">
            <text:p>41.0</text:p>
          </table:table-cell>
          <table:table-cell table:style-name="ce127" office:value-type="float" office:value="42.4227">
            <text:p>42.4</text:p>
          </table:table-cell>
          <table:table-cell table:style-name="ce142" office:value-type="float" office:value="43.0638">
            <text:p>43.1</text:p>
          </table:table-cell>
          <table:table-cell table:style-name="ce173" office:value-type="float" office:value="43.7377">
            <text:p>43.74</text:p>
          </table:table-cell>
          <table:table-cell table:style-name="ce173" office:value-type="float" office:value="44.3623">
            <text:p>44.36</text:p>
          </table:table-cell>
          <table:table-cell table:style-name="ce127" table:formula="of:=MAX([.K101:.R101])" office:value-type="float" office:value="43.0638">
            <text:p>43.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style-name="ce87" office:value-type="string">
            <text:p>S17</text:p>
          </table:table-cell>
          <table:table-cell table:style-name="ce127" office:value-type="float" office:value="37.8723">
            <text:p>37.9</text:p>
          </table:table-cell>
          <table:table-cell table:style-name="ce127" office:value-type="float" office:value="38.883">
            <text:p>38.9</text:p>
          </table:table-cell>
          <table:table-cell table:style-name="ce127" office:value-type="float" office:value="39.4326">
            <text:p>39.4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C102:.H102])" office:value-type="float" office:value="39.4326">
            <text:p>39.4</text:p>
          </table:table-cell>
          <table:table-cell/>
          <table:table-cell table:style-name="ce87" office:value-type="float" office:value="7">
            <text:p>7</text:p>
          </table:table-cell>
          <table:table-cell office:value-type="string">
            <text:p>S17</text:p>
          </table:table-cell>
          <table:table-cell office:value-type="float" office:value="30.2128">
            <text:p>30.2</text:p>
          </table:table-cell>
          <table:table-cell table:style-name="ce127" office:value-type="float" office:value="30.9752">
            <text:p>31.0</text:p>
          </table:table-cell>
          <table:table-cell table:style-name="ce127" office:value-type="float" office:value="31.4007">
            <text:p>31.4</text:p>
          </table:table-cell>
          <table:table-cell table:style-name="ce142" office:value-type="float" office:value="32.3404">
            <text:p>32.3</text:p>
          </table:table-cell>
          <table:table-cell table:style-name="ce127" office:value-type="float" office:value="34.0603">
            <text:p>34.1</text:p>
          </table:table-cell>
          <table:table-cell table:style-name="ce142" office:value-type="float" office:value="33.7766">
            <text:p>33.8</text:p>
          </table:table-cell>
          <table:table-cell table:style-name="ce173" office:value-type="float" office:value="32.5177">
            <text:p>32.52</text:p>
          </table:table-cell>
          <table:table-cell table:style-name="ce173" office:value-type="float" office:value="31.773">
            <text:p>31.77</text:p>
          </table:table-cell>
          <table:table-cell table:style-name="ce127" table:formula="of:=MAX([.K102:.R102])" office:value-type="float" office:value="34.0603">
            <text:p>34.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87" office:value-type="string">
            <text:p>S18</text:p>
          </table:table-cell>
          <table:table-cell table:style-name="ce127" office:value-type="float" office:value="19.3263">
            <text:p>19.3</text:p>
          </table:table-cell>
          <table:table-cell table:style-name="ce127" office:value-type="float" office:value="20.1178">
            <text:p>20.1</text:p>
          </table:table-cell>
          <table:table-cell table:style-name="ce127" office:value-type="float" office:value="20.9461">
            <text:p>20.9</text:p>
          </table:table-cell>
          <table:table-cell table:style-name="ce142"/>
          <table:table-cell table:style-name="ce127"/>
          <table:table-cell table:style-name="ce142"/>
          <table:table-cell table:style-name="ce127" table:formula="of:=MAX([.C103:.H103])" office:value-type="float" office:value="20.9461">
            <text:p>20.9</text:p>
          </table:table-cell>
          <table:table-cell/>
          <table:table-cell table:style-name="ce87" office:value-type="float" office:value="8">
            <text:p>8</text:p>
          </table:table-cell>
          <table:table-cell office:value-type="string">
            <text:p>S18</text:p>
          </table:table-cell>
          <table:table-cell office:value-type="float" office:value="20.0626">
            <text:p>20.1</text:p>
          </table:table-cell>
          <table:table-cell table:style-name="ce127" office:value-type="float" office:value="20.4491">
            <text:p>20.4</text:p>
          </table:table-cell>
          <table:table-cell table:style-name="ce127" office:value-type="float" office:value="20.5964">
            <text:p>20.6</text:p>
          </table:table-cell>
          <table:table-cell table:style-name="ce142" office:value-type="float" office:value="19.9706">
            <text:p>20.0</text:p>
          </table:table-cell>
          <table:table-cell table:style-name="ce127" office:value-type="float" office:value="20.9461">
            <text:p>20.9</text:p>
          </table:table-cell>
          <table:table-cell table:style-name="ce142" office:value-type="float" office:value="20.5964">
            <text:p>20.6</text:p>
          </table:table-cell>
          <table:table-cell table:style-name="ce173" office:value-type="float" office:value="20.173">
            <text:p>20.17</text:p>
          </table:table-cell>
          <table:table-cell table:style-name="ce173" office:value-type="float" office:value="19.9153">
            <text:p>19.92</text:p>
          </table:table-cell>
          <table:table-cell table:style-name="ce127" table:formula="of:=MAX([.K103:.R103])" office:value-type="float" office:value="20.9461">
            <text:p>20.9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style-name="ce87" office:value-type="string">
            <text:p>S19</text:p>
          </table:table-cell>
          <table:table-cell table:style-name="ce127" office:value-type="float" office:value="33.7074">
            <text:p>33.7</text:p>
          </table:table-cell>
          <table:table-cell table:style-name="ce127" office:value-type="float" office:value="35.8013">
            <text:p>35.8</text:p>
          </table:table-cell>
          <table:table-cell table:style-name="ce127"/>
          <table:table-cell table:style-name="ce142"/>
          <table:table-cell table:style-name="ce127"/>
          <table:table-cell table:style-name="ce142"/>
          <table:table-cell table:style-name="ce127" table:formula="of:=MAX([.C104:.H104])" office:value-type="float" office:value="35.8013">
            <text:p>35.8</text:p>
          </table:table-cell>
          <table:table-cell/>
          <table:table-cell table:style-name="ce87" office:value-type="float" office:value="9">
            <text:p>9</text:p>
          </table:table-cell>
          <table:table-cell office:value-type="string">
            <text:p>S19</text:p>
          </table:table-cell>
          <table:table-cell office:value-type="float" office:value="22.3895">
            <text:p>22.4</text:p>
          </table:table-cell>
          <table:table-cell table:style-name="ce127" office:value-type="float" office:value="23.717">
            <text:p>23.7</text:p>
          </table:table-cell>
          <table:table-cell table:style-name="ce127" office:value-type="float" office:value="24.9761">
            <text:p>25.0</text:p>
          </table:table-cell>
          <table:table-cell table:style-name="ce142" office:value-type="float" office:value="24.4423">
            <text:p>24.4</text:p>
          </table:table-cell>
          <table:table-cell table:style-name="ce127" office:value-type="float" office:value="24.6202">
            <text:p>24.6</text:p>
          </table:table-cell>
          <table:table-cell table:style-name="ce142" office:value-type="float" office:value="24.0318">
            <text:p>24.0</text:p>
          </table:table-cell>
          <table:table-cell table:style-name="ce173" office:value-type="float" office:value="24.1686">
            <text:p>24.17</text:p>
          </table:table-cell>
          <table:table-cell table:style-name="ce173" office:value-type="float" office:value="24.5929">
            <text:p>24.59</text:p>
          </table:table-cell>
          <table:table-cell table:style-name="ce127" table:formula="of:=MAX([.K104:.R104])" office:value-type="float" office:value="24.9761">
            <text:p>25.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87" office:value-type="string">
            <text:p>S20</text:p>
          </table:table-cell>
          <table:table-cell table:style-name="ce127" office:value-type="float" office:value="48.369">
            <text:p>48.4</text:p>
          </table:table-cell>
          <table:table-cell table:style-name="ce127" office:value-type="float" office:value="48.0988">
            <text:p>48.1</text:p>
          </table:table-cell>
          <table:table-cell table:style-name="ce127"/>
          <table:table-cell table:style-name="ce142"/>
          <table:table-cell table:style-name="ce127"/>
          <table:table-cell table:style-name="ce142"/>
          <table:table-cell table:style-name="ce127" table:formula="of:=MAX([.C105:.H105])" office:value-type="float" office:value="48.369">
            <text:p>48.4</text:p>
          </table:table-cell>
          <table:table-cell/>
          <table:table-cell table:style-name="ce87" office:value-type="float" office:value="10">
            <text:p>10</text:p>
          </table:table-cell>
          <table:table-cell office:value-type="string">
            <text:p>S20</text:p>
          </table:table-cell>
          <table:table-cell office:value-type="float" office:value="45.802">
            <text:p>45.8</text:p>
          </table:table-cell>
          <table:table-cell table:style-name="ce127" office:value-type="float" office:value="46.4968">
            <text:p>46.5</text:p>
          </table:table-cell>
          <table:table-cell table:style-name="ce127" office:value-type="float" office:value="46.3617">
            <text:p>46.4</text:p>
          </table:table-cell>
          <table:table-cell table:style-name="ce142" office:value-type="float" office:value="45.9564">
            <text:p>46.0</text:p>
          </table:table-cell>
          <table:table-cell table:style-name="ce127" office:value-type="float" office:value="45.3194">
            <text:p>45.3</text:p>
          </table:table-cell>
          <table:table-cell table:style-name="ce142" office:value-type="float" office:value="44.3737">
            <text:p>44.4</text:p>
          </table:table-cell>
          <table:table-cell table:style-name="ce173" office:value-type="float" office:value="44.4702">
            <text:p>44.47</text:p>
          </table:table-cell>
          <table:table-cell table:style-name="ce173" office:value-type="float" office:value="45.1264">
            <text:p>45.13</text:p>
          </table:table-cell>
          <table:table-cell table:style-name="ce127" table:formula="of:=MAX([.K105:.R105])" office:value-type="float" office:value="46.4968">
            <text:p>46.5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style-name="ce87" office:value-type="string">
            <text:p>S22</text:p>
          </table:table-cell>
          <table:table-cell table:style-name="ce127" office:value-type="float" office:value="44.9736">
            <text:p>45.0</text:p>
          </table:table-cell>
          <table:table-cell table:style-name="ce127" office:value-type="float" office:value="46.6276">
            <text:p>46.6</text:p>
          </table:table-cell>
          <table:table-cell table:style-name="ce127"/>
          <table:table-cell table:style-name="ce142"/>
          <table:table-cell table:style-name="ce127"/>
          <table:table-cell table:style-name="ce142"/>
          <table:table-cell table:style-name="ce127" table:formula="of:=MAX([.C106:.H106])" office:value-type="float" office:value="46.6276">
            <text:p>46.6</text:p>
          </table:table-cell>
          <table:table-cell/>
          <table:table-cell table:style-name="ce87" office:value-type="float" office:value="11">
            <text:p>11</text:p>
          </table:table-cell>
          <table:table-cell office:value-type="string">
            <text:p>S22</text:p>
          </table:table-cell>
          <table:table-cell office:value-type="float" office:value="20.7742">
            <text:p>20.8</text:p>
          </table:table-cell>
          <table:table-cell table:style-name="ce127" office:value-type="float" office:value="23.2962">
            <text:p>23.3</text:p>
          </table:table-cell>
          <table:table-cell table:style-name="ce127" office:value-type="float" office:value="25.3138">
            <text:p>25.3</text:p>
          </table:table-cell>
          <table:table-cell table:style-name="ce142" office:value-type="float" office:value="26.2639">
            <text:p>26.3</text:p>
          </table:table-cell>
          <table:table-cell table:style-name="ce127" office:value-type="float" office:value="25.8886">
            <text:p>25.9</text:p>
          </table:table-cell>
          <table:table-cell table:style-name="ce142" office:value-type="float" office:value="27.3314">
            <text:p>27.3</text:p>
          </table:table-cell>
          <table:table-cell table:style-name="ce173" office:value-type="float" office:value="27.085">
            <text:p>27.09</text:p>
          </table:table-cell>
          <table:table-cell table:style-name="ce173" office:value-type="float" office:value="26.6862">
            <text:p>26.69</text:p>
          </table:table-cell>
          <table:table-cell table:style-name="ce127" table:formula="of:=MAX([.K106:.R106])" office:value-type="float" office:value="27.3314">
            <text:p>27.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style-name="ce87" office:value-type="string">
            <text:p>S24</text:p>
          </table:table-cell>
          <table:table-cell table:style-name="ce127" office:value-type="float" office:value="45.3276">
            <text:p>45.3</text:p>
          </table:table-cell>
          <table:table-cell table:style-name="ce127" office:value-type="float" office:value="45.71">
            <text:p>45.7</text:p>
          </table:table-cell>
          <table:table-cell table:style-name="ce127" office:value-type="float" office:value="46.0093">
            <text:p>46.0</text:p>
          </table:table-cell>
          <table:table-cell table:style-name="ce142" office:value-type="float" office:value="46.2754">
            <text:p>46.3</text:p>
          </table:table-cell>
          <table:table-cell table:style-name="ce127"/>
          <table:table-cell table:style-name="ce142"/>
          <table:table-cell table:style-name="ce127" table:formula="of:=MAX([.C107:.H107])" office:value-type="float" office:value="46.2754">
            <text:p>46.3</text:p>
          </table:table-cell>
          <table:table-cell/>
          <table:table-cell table:style-name="ce87" office:value-type="float" office:value="12">
            <text:p>12</text:p>
          </table:table-cell>
          <table:table-cell office:value-type="string">
            <text:p>S24</text:p>
          </table:table-cell>
          <table:table-cell office:value-type="float" office:value="46.3252">
            <text:p>46.3</text:p>
          </table:table-cell>
          <table:table-cell table:style-name="ce127" office:value-type="float" office:value="47.2897">
            <text:p>47.3</text:p>
          </table:table-cell>
          <table:table-cell table:style-name="ce127" office:value-type="float" office:value="47.589">
            <text:p>47.6</text:p>
          </table:table-cell>
          <table:table-cell table:style-name="ce142" office:value-type="float" office:value="47.256">
            <text:p>47.3</text:p>
          </table:table-cell>
          <table:table-cell table:style-name="ce127" office:value-type="float" office:value="47.04">
            <text:p>47.0</text:p>
          </table:table-cell>
          <table:table-cell table:style-name="ce142" office:value-type="float" office:value="46.907">
            <text:p>46.9</text:p>
          </table:table-cell>
          <table:table-cell table:style-name="ce173" office:value-type="float" office:value="46.7409">
            <text:p>46.74</text:p>
          </table:table-cell>
          <table:table-cell table:style-name="ce173" office:value-type="float" office:value="47.007">
            <text:p>47.01</text:p>
          </table:table-cell>
          <table:table-cell table:style-name="ce127" table:formula="of:=MAX([.K107:.R107])" office:value-type="float" office:value="47.589">
            <text:p>47.6</text:p>
          </table:table-cell>
          <table:table-cell table:number-columns-repeated="2"/>
        </table:table-row>
        <table:table-row table:style-name="ro1">
          <table:table-cell table:style-name="ce110"/>
          <table:table-cell/>
          <table:table-cell table:style-name="ce127" table:number-columns-repeated="6"/>
          <table:table-cell table:style-name="ce162"/>
          <table:table-cell/>
          <table:table-cell table:style-name="ce110"/>
          <table:table-cell table:style-name="Default"/>
          <table:table-cell/>
          <table:table-cell table:style-name="ce127" table:number-columns-repeated="5"/>
          <table:table-cell table:number-columns-repeated="2"/>
          <table:table-cell table:style-name="ce162"/>
          <table:table-cell table:number-columns-repeated="2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C96:.C107])" office:value-type="float" office:value="37.8777333333333">
            <text:p>37.9</text:p>
          </table:table-cell>
          <table:table-cell table:style-name="ce128" table:formula="of:=AVERAGE([.D96:.D107])" office:value-type="float" office:value="39.5618083333333">
            <text:p>39.6</text:p>
          </table:table-cell>
          <table:table-cell table:style-name="ce134" table:formula="of:=AVERAGE([.E96:.E107])" office:value-type="float" office:value="38.5712333333333">
            <text:p>38.6</text:p>
          </table:table-cell>
          <table:table-cell table:style-name="ce134" table:formula="of:=AVERAGE([.F96:.F107])" office:value-type="float" office:value="40.9141166666667">
            <text:p>40.9</text:p>
          </table:table-cell>
          <table:table-cell table:style-name="ce149" table:formula="of:=AVERAGE([.G96:.G107])" office:value-type="float" office:value="40.473375">
            <text:p>40.5</text:p>
          </table:table-cell>
          <table:table-cell table:style-name="ce149" table:formula="of:=AVERAGE([.H96:.H107])" office:value-type="float" office:value="42.0073333333333">
            <text:p>42.0</text:p>
          </table:table-cell>
          <table:table-cell table:style-name="ce149"/>
          <table:table-cell/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M96:.M107])" office:value-type="float" office:value="32.1913333333333">
            <text:p>32.2</text:p>
          </table:table-cell>
          <table:table-cell table:style-name="ce128" table:formula="of:=AVERAGE([.N96:.N107])" office:value-type="float" office:value="33.111475">
            <text:p>33.1</text:p>
          </table:table-cell>
          <table:table-cell table:style-name="ce134" table:formula="of:=AVERAGE([.O96:.O107])" office:value-type="float" office:value="33.77205">
            <text:p>33.8</text:p>
          </table:table-cell>
          <table:table-cell table:style-name="ce134" table:formula="of:=AVERAGE([.P96:.P107])" office:value-type="float" office:value="33.9547833333333">
            <text:p>34.0</text:p>
          </table:table-cell>
          <table:table-cell table:style-name="ce149" table:formula="of:=AVERAGE([.Q96:.Q107])" office:value-type="float" office:value="34.4649666666667">
            <text:p>34.5</text:p>
          </table:table-cell>
          <table:table-cell table:style-name="ce149" table:formula="of:=AVERAGE([.R96:.R107])" office:value-type="float" office:value="34.6136916666667">
            <text:p>34.6</text:p>
          </table:table-cell>
          <table:table-cell table:style-name="ce149" table:formula="of:=AVERAGE([.S96:.S107])" office:value-type="float" office:value="34.3256583333333">
            <text:p>34.3</text:p>
          </table:table-cell>
          <table:table-cell table:style-name="ce149" table:formula="of:=AVERAGE([.T96:.T107])" office:value-type="float" office:value="34.4583833333333">
            <text:p>34.5</text:p>
          </table:table-cell>
          <table:table-cell table:style-name="ce149" table:formula="of:=MAX([.U96:.U107])" office:value-type="float" office:value="47.589">
            <text:p>47.6</text:p>
          </table:table-cell>
          <table:table-cell table:number-columns-repeated="2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C96:.C107])" office:value-type="float" office:value="9.06631317203048">
            <text:p>9.1</text:p>
          </table:table-cell>
          <table:table-cell table:style-name="ce129" table:formula="of:=STDEV([.D96:.D107])" office:value-type="float" office:value="9.25046687976129">
            <text:p>9.3</text:p>
          </table:table-cell>
          <table:table-cell table:style-name="ce129" table:formula="of:=STDEV([.E96:.E107])" office:value-type="float" office:value="9.78031247813688">
            <text:p>9.8</text:p>
          </table:table-cell>
          <table:table-cell table:style-name="ce129" table:formula="of:=STDEV([.F96:.F107])" office:value-type="float" office:value="8.6101491084456">
            <text:p>8.6</text:p>
          </table:table-cell>
          <table:table-cell table:style-name="ce129" table:formula="of:=STDEV([.G96:.G107])" office:value-type="float" office:value="9.64232163515786">
            <text:p>9.6</text:p>
          </table:table-cell>
          <table:table-cell table:style-name="ce129" table:formula="of:=STDEV([.H96:.H107])" office:value-type="float" office:value="10.6713361742255">
            <text:p>10.7</text:p>
          </table:table-cell>
          <table:table-cell table:style-name="ce129"/>
          <table:table-cell/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M96:.M107])" office:value-type="float" office:value="10.5912787734518">
            <text:p>10.6</text:p>
          </table:table-cell>
          <table:table-cell table:style-name="ce129" table:formula="of:=STDEV([.N96:.N107])" office:value-type="float" office:value="10.6370912246744">
            <text:p>10.6</text:p>
          </table:table-cell>
          <table:table-cell table:style-name="ce129" table:formula="of:=STDEV([.O96:.O107])" office:value-type="float" office:value="10.3646884267076">
            <text:p>10.4</text:p>
          </table:table-cell>
          <table:table-cell table:style-name="ce129" table:formula="of:=STDEV([.P96:.P107])" office:value-type="float" office:value="10.4652556125525">
            <text:p>10.5</text:p>
          </table:table-cell>
          <table:table-cell table:style-name="ce129" table:formula="of:=STDEV([.Q96:.Q107])" office:value-type="float" office:value="10.2926571813761">
            <text:p>10.3</text:p>
          </table:table-cell>
          <table:table-cell table:style-name="ce129" table:formula="of:=STDEV([.R96:.R107])" office:value-type="float" office:value="10.1582957103549">
            <text:p>10.2</text:p>
          </table:table-cell>
          <table:table-cell table:style-name="ce129" table:formula="of:=STDEV([.S96:.S107])" office:value-type="float" office:value="10.1714233520333">
            <text:p>10.2</text:p>
          </table:table-cell>
          <table:table-cell table:style-name="ce129" table:formula="of:=STDEV([.T96:.T107])" office:value-type="float" office:value="10.2179188624542">
            <text:p>10.2</text:p>
          </table:table-cell>
          <table:table-cell table:style-name="ce129"/>
          <table:table-cell table:number-columns-repeated="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2"/>
          <table:table-cell table:number-columns-repeated="9"/>
          <table:table-cell office:value-type="string">
            <text:p><text:s/></text:p>
          </table:table-cell>
        </table:table-row>
        <table:table-row table:style-name="ro1" table:number-rows-repeated="3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table:style-name="ce109" office:value-type="string" table:number-columns-spanned="11" table:number-rows-spanned="2">
            <text:p>Experiments August 10th/2015</text:p>
          </table:table-cell>
          <table:covered-table-cell table:number-columns-repeated="2" table:style-name="Default"/>
          <table:covered-table-cell table:number-columns-repeated="8"/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covered-table-cell/>
          <table:covered-table-cell table:number-columns-repeated="2" table:style-name="Default"/>
          <table:covered-table-cell table:number-columns-repeated="8"/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5"/>
          <table:covered-table-cell table:style-name="ce150"/>
          <table:table-cell table:style-name="ce84"/>
          <table:table-cell table:number-columns-repeated="4"/>
        </table:table-row>
        <table:table-row table:style-name="ro1">
          <table:table-cell table:style-name="Default"/>
          <table:table-cell table:number-columns-repeated="9"/>
          <table:covered-table-cell table:number-columns-repeated="2" table:style-name="ce84"/>
          <table:covered-table-cell table:number-columns-repeated="6" table:style-name="ce113"/>
          <table:table-cell table:style-name="ce84"/>
          <table:table-cell table:number-columns-repeated="4"/>
        </table:table-row>
        <table:table-row table:style-name="ro9">
          <table:table-cell table:style-name="Default"/>
          <table:table-cell table:number-columns-repeated="9"/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128" table:number-columns-spanned="6" table:number-rows-spanned="1">
            <text:p>128</text:p>
          </table:table-cell>
          <table:covered-table-cell table:number-columns-repeated="2" table:style-name="ce118"/>
          <table:covered-table-cell table:style-name="ce136"/>
          <table:covered-table-cell table:style-name="ce143"/>
          <table:covered-table-cell table:style-name="ce151"/>
          <table:table-cell table:style-name="ce158"/>
          <table:table-cell table:number-columns-repeated="4"/>
        </table:table-row>
        <table:table-row table:style-name="ro11">
          <table:table-cell table:style-name="Default"/>
          <table:table-cell table:number-columns-repeated="9"/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0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7" office:value-type="string">
            <text:p>L=60</text:p>
            <text:p><text:span text:style-name="T4">t=2s</text:span></text:p>
          </table:table-cell>
          <table:table-cell table:style-name="ce144" office:value-type="string">
            <text:p>L=75</text:p>
            <text:p><text:span text:style-name="T4">T=2.5s</text:span></text:p>
          </table:table-cell>
          <table:table-cell table:style-name="ce152" office:value-type="string">
            <text:p>L=90</text:p>
            <text:p><text:span text:style-name="T4">t=3s</text:span></text:p>
          </table:table-cell>
          <table:table-cell table:style-name="ce144" office:value-type="string">
            <text:p>L=105</text:p>
            <text:p><text:span text:style-name="T4">T=3.5s</text:span></text:p>
          </table:table-cell>
          <table:table-cell table:style-name="ce152" office:value-type="string">
            <text:p>L=120</text:p>
            <text:p><text:span text:style-name="T4">t=4s</text:span></text:p>
          </table:table-cell>
          <table:table-cell table:style-name="ce86" office:value-type="string">
            <text:p>max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1">
            <text:p>1</text:p>
          </table:table-cell>
          <table:table-cell office:value-type="string">
            <text:p>S07</text:p>
          </table:table-cell>
          <table:table-cell office:value-type="float" office:value="27.6791">
            <text:p>27.7</text:p>
          </table:table-cell>
          <table:table-cell table:style-name="ce127" office:value-type="float" office:value="29.6999">
            <text:p>29.7</text:p>
          </table:table-cell>
          <table:table-cell table:style-name="ce127" office:value-type="float" office:value="30.7206">
            <text:p>30.7</text:p>
          </table:table-cell>
          <table:table-cell table:style-name="ce142" office:value-type="float" office:value="30.1694">
            <text:p>30.2</text:p>
          </table:table-cell>
          <table:table-cell table:style-name="ce127" office:value-type="float" office:value="28.8834">
            <text:p>28.9</text:p>
          </table:table-cell>
          <table:table-cell table:style-name="ce142" office:value-type="float" office:value="29.3529">
            <text:p>29.4</text:p>
          </table:table-cell>
          <table:table-cell table:style-name="ce173" office:value-type="float" office:value="29.9857">
            <text:p>29.99</text:p>
          </table:table-cell>
          <table:table-cell table:style-name="ce173" office:value-type="float" office:value="30.394">
            <text:p>30.39</text:p>
          </table:table-cell>
          <table:table-cell table:style-name="ce127" table:formula="of:=MAX([.M122:.T122])" office:value-type="float" office:value="30.7206">
            <text:p>30.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2">
            <text:p>2</text:p>
          </table:table-cell>
          <table:table-cell office:value-type="string">
            <text:p>S08</text:p>
          </table:table-cell>
          <table:table-cell office:value-type="float" office:value="39.2964">
            <text:p>39.3</text:p>
          </table:table-cell>
          <table:table-cell table:style-name="ce127" office:value-type="float" office:value="40.768">
            <text:p>40.8</text:p>
          </table:table-cell>
          <table:table-cell table:style-name="ce127" office:value-type="float" office:value="39.9402">
            <text:p>39.9</text:p>
          </table:table-cell>
          <table:table-cell table:style-name="ce142" office:value-type="float" office:value="40.2161">
            <text:p>40.2</text:p>
          </table:table-cell>
          <table:table-cell table:style-name="ce127" office:value-type="float" office:value="39.5723">
            <text:p>39.6</text:p>
          </table:table-cell>
          <table:table-cell table:style-name="ce142" office:value-type="float" office:value="39.1124">
            <text:p>39.1</text:p>
          </table:table-cell>
          <table:table-cell table:style-name="ce173" office:value-type="float" office:value="38.9055">
            <text:p>38.91</text:p>
          </table:table-cell>
          <table:table-cell table:style-name="ce173" office:value-type="float" office:value="39.0205">
            <text:p>39.02</text:p>
          </table:table-cell>
          <table:table-cell table:style-name="ce127" table:formula="of:=MAX([.M123:.T123])" office:value-type="float" office:value="40.768">
            <text:p>40.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3">
            <text:p>3</text:p>
          </table:table-cell>
          <table:table-cell office:value-type="string">
            <text:p>S12</text:p>
          </table:table-cell>
          <table:table-cell office:value-type="float" office:value="44.9899">
            <text:p>45.0</text:p>
          </table:table-cell>
          <table:table-cell table:style-name="ce127" office:value-type="float" office:value="47.6332">
            <text:p>47.6</text:p>
          </table:table-cell>
          <table:table-cell table:style-name="ce127" office:value-type="float" office:value="47.9434">
            <text:p>47.9</text:p>
          </table:table-cell>
          <table:table-cell table:style-name="ce142" office:value-type="float" office:value="48.1187">
            <text:p>48.1</text:p>
          </table:table-cell>
          <table:table-cell table:style-name="ce127" office:value-type="float" office:value="47.0263">
            <text:p>47.0</text:p>
          </table:table-cell>
          <table:table-cell table:style-name="ce142" office:value-type="float" office:value="45.6642">
            <text:p>45.7</text:p>
          </table:table-cell>
          <table:table-cell table:style-name="ce173" office:value-type="float" office:value="45.1922">
            <text:p>45.19</text:p>
          </table:table-cell>
          <table:table-cell table:style-name="ce173" office:value-type="float" office:value="45.0573">
            <text:p>45.06</text:p>
          </table:table-cell>
          <table:table-cell table:style-name="ce127" table:formula="of:=MAX([.M124:.T124])" office:value-type="float" office:value="48.1187">
            <text:p>48.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4">
            <text:p>4</text:p>
          </table:table-cell>
          <table:table-cell office:value-type="string">
            <text:p>S13</text:p>
          </table:table-cell>
          <table:table-cell office:value-type="float" office:value="26.337">
            <text:p>26.3</text:p>
          </table:table-cell>
          <table:table-cell table:style-name="ce127" office:value-type="float" office:value="26.478">
            <text:p>26.5</text:p>
          </table:table-cell>
          <table:table-cell table:style-name="ce127" office:value-type="float" office:value="28.4419">
            <text:p>28.4</text:p>
          </table:table-cell>
          <table:table-cell table:style-name="ce142" office:value-type="float" office:value="28.9455">
            <text:p>28.9</text:p>
          </table:table-cell>
          <table:table-cell table:style-name="ce127" office:value-type="float" office:value="28.9052">
            <text:p>28.9</text:p>
          </table:table-cell>
          <table:table-cell table:style-name="ce142" office:value-type="float" office:value="29.7109">
            <text:p>29.7</text:p>
          </table:table-cell>
          <table:table-cell table:style-name="ce173" office:value-type="float" office:value="30.426">
            <text:p>30.43</text:p>
          </table:table-cell>
          <table:table-cell table:style-name="ce173" office:value-type="float" office:value="31.5943">
            <text:p>31.59</text:p>
          </table:table-cell>
          <table:table-cell table:style-name="ce127" table:formula="of:=MAX([.M125:.T125])" office:value-type="float" office:value="31.5943">
            <text:p>31.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5">
            <text:p>5</text:p>
          </table:table-cell>
          <table:table-cell office:value-type="string">
            <text:p>S14</text:p>
          </table:table-cell>
          <table:table-cell office:value-type="float" office:value="37.3984">
            <text:p>37.4</text:p>
          </table:table-cell>
          <table:table-cell table:style-name="ce127" office:value-type="float" office:value="40.2793">
            <text:p>40.3</text:p>
          </table:table-cell>
          <table:table-cell table:style-name="ce127" office:value-type="float" office:value="41.8699">
            <text:p>41.9</text:p>
          </table:table-cell>
          <table:table-cell table:style-name="ce142" office:value-type="float" office:value="43.3015">
            <text:p>43.3</text:p>
          </table:table-cell>
          <table:table-cell table:style-name="ce127" office:value-type="float" office:value="43.3369">
            <text:p>43.3</text:p>
          </table:table-cell>
          <table:table-cell table:style-name="ce142" office:value-type="float" office:value="43.5313">
            <text:p>43.5</text:p>
          </table:table-cell>
          <table:table-cell table:style-name="ce173" office:value-type="float" office:value="42.2764">
            <text:p>42.28</text:p>
          </table:table-cell>
          <table:table-cell table:style-name="ce173" office:value-type="float" office:value="42.6829">
            <text:p>42.68</text:p>
          </table:table-cell>
          <table:table-cell table:style-name="ce127" table:formula="of:=MAX([.M126:.T126])" office:value-type="float" office:value="43.5313">
            <text:p>43.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6">
            <text:p>6</text:p>
          </table:table-cell>
          <table:table-cell office:value-type="string">
            <text:p>S16</text:p>
          </table:table-cell>
          <table:table-cell office:value-type="float" office:value="37.2617">
            <text:p>37.3</text:p>
          </table:table-cell>
          <table:table-cell table:style-name="ce127" office:value-type="float" office:value="39.3655">
            <text:p>39.4</text:p>
          </table:table-cell>
          <table:table-cell table:style-name="ce127" office:value-type="float" office:value="39.0368">
            <text:p>39.0</text:p>
          </table:table-cell>
          <table:table-cell table:style-name="ce142" office:value-type="float" office:value="40.1545">
            <text:p>40.2</text:p>
          </table:table-cell>
          <table:table-cell table:style-name="ce127" office:value-type="float" office:value="40.6969">
            <text:p>40.7</text:p>
          </table:table-cell>
          <table:table-cell table:style-name="ce142" office:value-type="float" office:value="40.8284">
            <text:p>40.8</text:p>
          </table:table-cell>
          <table:table-cell table:style-name="ce173" office:value-type="float" office:value="41.4859">
            <text:p>41.49</text:p>
          </table:table-cell>
          <table:table-cell table:style-name="ce173" office:value-type="float" office:value="41.8639">
            <text:p>41.86</text:p>
          </table:table-cell>
          <table:table-cell table:style-name="ce127" table:formula="of:=MAX([.M127:.T127])" office:value-type="float" office:value="41.8639">
            <text:p>41.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7">
            <text:p>7</text:p>
          </table:table-cell>
          <table:table-cell office:value-type="string">
            <text:p>S17</text:p>
          </table:table-cell>
          <table:table-cell office:value-type="float" office:value="33.4043">
            <text:p>33.4</text:p>
          </table:table-cell>
          <table:table-cell table:style-name="ce127" office:value-type="float" office:value="35.5142">
            <text:p>35.5</text:p>
          </table:table-cell>
          <table:table-cell table:style-name="ce127" office:value-type="float" office:value="35.7979">
            <text:p>35.8</text:p>
          </table:table-cell>
          <table:table-cell table:style-name="ce142" office:value-type="float" office:value="36.117">
            <text:p>36.1</text:p>
          </table:table-cell>
          <table:table-cell table:style-name="ce127" office:value-type="float" office:value="37.3227">
            <text:p>37.3</text:p>
          </table:table-cell>
          <table:table-cell table:style-name="ce142" office:value-type="float" office:value="36.844">
            <text:p>36.8</text:p>
          </table:table-cell>
          <table:table-cell table:style-name="ce173" office:value-type="float" office:value="35.461">
            <text:p>35.46</text:p>
          </table:table-cell>
          <table:table-cell table:style-name="ce173" office:value-type="float" office:value="35.3901">
            <text:p>35.39</text:p>
          </table:table-cell>
          <table:table-cell table:style-name="ce127" table:formula="of:=MAX([.M128:.T128])" office:value-type="float" office:value="37.3227">
            <text:p>37.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8">
            <text:p>8</text:p>
          </table:table-cell>
          <table:table-cell office:value-type="string">
            <text:p>S18</text:p>
          </table:table-cell>
          <table:table-cell office:value-type="float" office:value="21.351">
            <text:p>21.4</text:p>
          </table:table-cell>
          <table:table-cell table:style-name="ce127" office:value-type="float" office:value="22.3265">
            <text:p>22.3</text:p>
          </table:table-cell>
          <table:table-cell table:style-name="ce127" office:value-type="float" office:value="23.7254">
            <text:p>23.7</text:p>
          </table:table-cell>
          <table:table-cell table:style-name="ce142" office:value-type="float" office:value="24.4616">
            <text:p>24.5</text:p>
          </table:table-cell>
          <table:table-cell table:style-name="ce127" office:value-type="float" office:value="24.2408">
            <text:p>24.2</text:p>
          </table:table-cell>
          <table:table-cell table:style-name="ce142" office:value-type="float" office:value="23.21">
            <text:p>23.2</text:p>
          </table:table-cell>
          <table:table-cell table:style-name="ce173" office:value-type="float" office:value="22.3817">
            <text:p>22.38</text:p>
          </table:table-cell>
          <table:table-cell table:style-name="ce173" office:value-type="float" office:value="22.3081">
            <text:p>22.31</text:p>
          </table:table-cell>
          <table:table-cell table:style-name="ce127" table:formula="of:=MAX([.M129:.T129])" office:value-type="float" office:value="24.4616">
            <text:p>24.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9">
            <text:p>9</text:p>
          </table:table-cell>
          <table:table-cell office:value-type="string">
            <text:p>S19</text:p>
          </table:table-cell>
          <table:table-cell office:value-type="float" office:value="27.152">
            <text:p>27.2</text:p>
          </table:table-cell>
          <table:table-cell table:style-name="ce127" office:value-type="float" office:value="30.1629">
            <text:p>30.2</text:p>
          </table:table-cell>
          <table:table-cell table:style-name="ce127" office:value-type="float" office:value="32.5305">
            <text:p>32.5</text:p>
          </table:table-cell>
          <table:table-cell table:style-name="ce142" office:value-type="float" office:value="34.0632">
            <text:p>34.1</text:p>
          </table:table-cell>
          <table:table-cell table:style-name="ce127" office:value-type="float" office:value="36.0066">
            <text:p>36.0</text:p>
          </table:table-cell>
          <table:table-cell table:style-name="ce142" office:value-type="float" office:value="36.3213">
            <text:p>36.3</text:p>
          </table:table-cell>
          <table:table-cell table:style-name="ce173" office:value-type="float" office:value="35.4318">
            <text:p>35.43</text:p>
          </table:table-cell>
          <table:table-cell table:style-name="ce173" office:value-type="float" office:value="35.2949">
            <text:p>35.29</text:p>
          </table:table-cell>
          <table:table-cell table:style-name="ce127" table:formula="of:=MAX([.M130:.T130])" office:value-type="float" office:value="36.3213">
            <text:p>36.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10">
            <text:p>10</text:p>
          </table:table-cell>
          <table:table-cell office:value-type="string">
            <text:p>S20</text:p>
          </table:table-cell>
          <table:table-cell office:value-type="float" office:value="46.7863">
            <text:p>46.8</text:p>
          </table:table-cell>
          <table:table-cell table:style-name="ce127" office:value-type="float" office:value="46.9021">
            <text:p>46.9</text:p>
          </table:table-cell>
          <table:table-cell table:style-name="ce127" office:value-type="float" office:value="46.3231">
            <text:p>46.3</text:p>
          </table:table-cell>
          <table:table-cell table:style-name="ce142" office:value-type="float" office:value="45.3966">
            <text:p>45.4</text:p>
          </table:table-cell>
          <table:table-cell table:style-name="ce127" office:value-type="float" office:value="43.9104">
            <text:p>43.9</text:p>
          </table:table-cell>
          <table:table-cell table:style-name="ce142" office:value-type="float" office:value="43.949">
            <text:p>43.9</text:p>
          </table:table-cell>
          <table:table-cell table:style-name="ce173" office:value-type="float" office:value="43.9683">
            <text:p>43.97</text:p>
          </table:table-cell>
          <table:table-cell table:style-name="ce173" office:value-type="float" office:value="43.8332">
            <text:p>43.83</text:p>
          </table:table-cell>
          <table:table-cell table:style-name="ce127" table:formula="of:=MAX([.M131:.T131])" office:value-type="float" office:value="46.9021">
            <text:p>46.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11">
            <text:p>11</text:p>
          </table:table-cell>
          <table:table-cell office:value-type="string">
            <text:p>S22</text:p>
          </table:table-cell>
          <table:table-cell office:value-type="float" office:value="35.085">
            <text:p>35.1</text:p>
          </table:table-cell>
          <table:table-cell table:style-name="ce127" office:value-type="float" office:value="36.305">
            <text:p>36.3</text:p>
          </table:table-cell>
          <table:table-cell table:style-name="ce127" office:value-type="float" office:value="37.5836">
            <text:p>37.6</text:p>
          </table:table-cell>
          <table:table-cell table:style-name="ce142" office:value-type="float" office:value="37.5132">
            <text:p>37.5</text:p>
          </table:table-cell>
          <table:table-cell table:style-name="ce127" office:value-type="float" office:value="37.654">
            <text:p>37.7</text:p>
          </table:table-cell>
          <table:table-cell table:style-name="ce142" office:value-type="float" office:value="36.9501">
            <text:p>37.0</text:p>
          </table:table-cell>
          <table:table-cell table:style-name="ce173" office:value-type="float" office:value="37.0205">
            <text:p>37.02</text:p>
          </table:table-cell>
          <table:table-cell table:style-name="ce173" office:value-type="float" office:value="35.6833">
            <text:p>35.68</text:p>
          </table:table-cell>
          <table:table-cell table:style-name="ce127" table:formula="of:=MAX([.M132:.T132])" office:value-type="float" office:value="37.654">
            <text:p>37.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7" office:value-type="float" office:value="12">
            <text:p>12</text:p>
          </table:table-cell>
          <table:table-cell office:value-type="string">
            <text:p>S24</text:p>
          </table:table-cell>
          <table:table-cell office:value-type="float" office:value="46.5747">
            <text:p>46.6</text:p>
          </table:table-cell>
          <table:table-cell table:style-name="ce127" office:value-type="float" office:value="48.2707">
            <text:p>48.3</text:p>
          </table:table-cell>
          <table:table-cell table:style-name="ce127" office:value-type="float" office:value="48.9524">
            <text:p>49.0</text:p>
          </table:table-cell>
          <table:table-cell table:style-name="ce142" office:value-type="float" office:value="48.8527">
            <text:p>48.9</text:p>
          </table:table-cell>
          <table:table-cell table:style-name="ce127" office:value-type="float" office:value="48.5201">
            <text:p>48.5</text:p>
          </table:table-cell>
          <table:table-cell table:style-name="ce142" office:value-type="float" office:value="48.2541">
            <text:p>48.3</text:p>
          </table:table-cell>
          <table:table-cell table:style-name="ce173" office:value-type="float" office:value="47.8217">
            <text:p>47.82</text:p>
          </table:table-cell>
          <table:table-cell table:style-name="ce173" office:value-type="float" office:value="47.5723">
            <text:p>47.57</text:p>
          </table:table-cell>
          <table:table-cell table:style-name="ce127" table:formula="of:=MAX([.M133:.T133])" office:value-type="float" office:value="48.9524">
            <text:p>49.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110"/>
          <table:table-cell table:style-name="Default"/>
          <table:table-cell/>
          <table:table-cell table:style-name="ce127" table:number-columns-repeated="5"/>
          <table:table-cell table:number-columns-repeated="2"/>
          <table:table-cell table:style-name="ce162"/>
          <table:table-cell table:number-columns-repeated="2"/>
        </table:table-row>
        <table:table-row table:style-name="ro7">
          <table:table-cell table:style-name="Default"/>
          <table:table-cell table:number-columns-repeated="9"/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M122:.M133])" office:value-type="float" office:value="35.2763166666667">
            <text:p>35.3</text:p>
          </table:table-cell>
          <table:table-cell table:style-name="ce128" table:formula="of:=AVERAGE([.N122:.N133])" office:value-type="float" office:value="36.9754416666667">
            <text:p>37.0</text:p>
          </table:table-cell>
          <table:table-cell table:style-name="ce134" table:formula="of:=AVERAGE([.O122:.O133])" office:value-type="float" office:value="37.7388083333333">
            <text:p>37.7</text:p>
          </table:table-cell>
          <table:table-cell table:style-name="ce134" table:formula="of:=AVERAGE([.P122:.P133])" office:value-type="float" office:value="38.1091666666667">
            <text:p>38.1</text:p>
          </table:table-cell>
          <table:table-cell table:style-name="ce149" table:formula="of:=AVERAGE([.Q122:.Q133])" office:value-type="float" office:value="38.0063">
            <text:p>38.0</text:p>
          </table:table-cell>
          <table:table-cell table:style-name="ce149" table:formula="of:=AVERAGE([.R122:.R133])" office:value-type="float" office:value="37.8107166666667">
            <text:p>37.8</text:p>
          </table:table-cell>
          <table:table-cell table:style-name="ce149" table:formula="of:=AVERAGE([.S122:.S133])" office:value-type="float" office:value="37.529725">
            <text:p>37.5</text:p>
          </table:table-cell>
          <table:table-cell table:style-name="ce149" table:formula="of:=AVERAGE([.T122:.T133])" office:value-type="float" office:value="37.5579">
            <text:p>37.6</text:p>
          </table:table-cell>
          <table:table-cell table:style-name="ce149" table:formula="of:=MAX([.U122:.U133])" office:value-type="float" office:value="48.9524">
            <text:p>49.0</text:p>
          </table:table-cell>
          <table:table-cell table:number-columns-repeated="2"/>
        </table:table-row>
        <table:table-row table:style-name="ro7">
          <table:table-cell table:style-name="Default"/>
          <table:table-cell table:number-columns-repeated="9"/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M122:.M133])" office:value-type="float" office:value="8.42173613982223">
            <text:p>8.4</text:p>
          </table:table-cell>
          <table:table-cell table:style-name="ce129" table:formula="of:=STDEV([.N122:.N133])" office:value-type="float" office:value="8.51435846005369">
            <text:p>8.5</text:p>
          </table:table-cell>
          <table:table-cell table:style-name="ce129" table:formula="of:=STDEV([.O122:.O133])" office:value-type="float" office:value="7.92089454847785">
            <text:p>7.9</text:p>
          </table:table-cell>
          <table:table-cell table:style-name="ce129" table:formula="of:=STDEV([.P122:.P133])" office:value-type="float" office:value="7.73578661785404">
            <text:p>7.7</text:p>
          </table:table-cell>
          <table:table-cell table:style-name="ce129" table:formula="of:=STDEV([.Q122:.Q133])" office:value-type="float" office:value="7.53779753328035">
            <text:p>7.5</text:p>
          </table:table-cell>
          <table:table-cell table:style-name="ce129" table:formula="of:=STDEV([.R122:.R133])" office:value-type="float" office:value="7.42331724559768">
            <text:p>7.4</text:p>
          </table:table-cell>
          <table:table-cell table:style-name="ce129" table:formula="of:=STDEV([.S122:.S133])" office:value-type="float" office:value="7.33575693313549">
            <text:p>7.3</text:p>
          </table:table-cell>
          <table:table-cell table:style-name="ce129" table:formula="of:=STDEV([.T122:.T133])" office:value-type="float" office:value="7.23396092167795">
            <text:p>7.2</text:p>
          </table:table-cell>
          <table:table-cell table:style-name="ce129"/>
          <table:table-cell table:number-columns-repeated="2"/>
        </table:table-row>
      </table:table>
      <table:table table:name="STIP" table:style-name="ta1">
        <table:table-column table:style-name="co1" table:number-columns-repeated="10" table:default-cell-style-name="Default"/>
        <table:table-row table:style-name="ro1">
          <table:table-cell table:style-name="ce59" office:value-type="string" calcext:value-type="string" table:number-columns-spanned="10" table:number-rows-spanned="2">
            <text:p>Using My Classification. Expanding the Segments, when prob decreses, new segment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style-name="ce91" office:value-type="string" calcext:value-type="string" table:number-columns-spanned="1" table:number-rows-spanned="2">
            <text:p>Run</text:p>
          </table:table-cell>
          <table:table-cell table:style-name="ce91" office:value-type="string" calcext:value-type="string" table:number-columns-spanned="1" table:number-rows-spanned="2">
            <text:p>Testing with</text:p>
          </table:table-cell>
          <table:table-cell table:style-name="ce91" office:value-type="string" calcext:value-type="string" table:number-columns-spanned="8" table:number-rows-spanned="1">
            <text:p>L = 15</text:p>
          </table:table-cell>
          <table:covered-table-cell table:number-columns-repeated="2" table:style-name="ce31"/>
          <table:covered-table-cell table:style-name="ce100"/>
          <table:covered-table-cell table:number-columns-repeated="3" table:style-name="ce102"/>
          <table:covered-table-cell table:style-name="ce105"/>
        </table:table-row>
        <table:table-row table:style-name="ro1">
          <table:covered-table-cell table:style-name="ce92"/>
          <table:covered-table-cell table:style-name="ce95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64" calcext:value-type="float">
            <text:p>64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512" calcext:value-type="float">
            <text:p>512</text:p>
          </table:table-cell>
          <table:table-cell table:style-name="ce45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46" office:value-type="float" office:value="28.0102" calcext:value-type="float">
            <text:p>28.01</text:p>
          </table:table-cell>
          <table:table-cell table:style-name="ce46" office:value-type="float" office:value="25.2551" calcext:value-type="float">
            <text:p>25.26</text:p>
          </table:table-cell>
          <table:table-cell table:style-name="ce46" office:value-type="float" office:value="24.551" calcext:value-type="float">
            <text:p>24.55</text:p>
          </table:table-cell>
          <table:table-cell table:style-name="ce101" office:value-type="float" office:value="27.1224" calcext:value-type="float">
            <text:p>27.12</text:p>
          </table:table-cell>
          <table:table-cell table:style-name="ce101" office:value-type="float" office:value="26.1939" calcext:value-type="float">
            <text:p>26.19</text:p>
          </table:table-cell>
          <table:table-cell table:style-name="ce101" office:value-type="float" office:value="29.0408" calcext:value-type="float">
            <text:p>29.04</text:p>
          </table:table-cell>
          <table:table-cell table:style-name="ce46" office:value-type="float" office:value="27.4898" calcext:value-type="float">
            <text:p>27.49</text:p>
          </table:table-cell>
          <table:table-cell table:style-name="ce46" table:formula="of:=MAX([.F6:.I6])" office:value-type="float" office:value="29.0408" calcext:value-type="float">
            <text:p>29.04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46" office:value-type="float" office:value="35.3374" calcext:value-type="float">
            <text:p>35.34</text:p>
          </table:table-cell>
          <table:table-cell table:style-name="ce46" office:value-type="float" office:value="34.6592" calcext:value-type="float">
            <text:p>34.66</text:p>
          </table:table-cell>
          <table:table-cell table:style-name="ce46" office:value-type="float" office:value="35.3604" calcext:value-type="float">
            <text:p>35.36</text:p>
          </table:table-cell>
          <table:table-cell table:style-name="ce101" office:value-type="float" office:value="35.8892" calcext:value-type="float">
            <text:p>35.89</text:p>
          </table:table-cell>
          <table:table-cell table:style-name="ce101" office:value-type="float" office:value="34.4867" calcext:value-type="float">
            <text:p>34.49</text:p>
          </table:table-cell>
          <table:table-cell table:style-name="ce101" office:value-type="float" office:value="34.0614" calcext:value-type="float">
            <text:p>34.06</text:p>
          </table:table-cell>
          <table:table-cell table:style-name="ce46" office:value-type="float" office:value="32.1301" calcext:value-type="float">
            <text:p>32.13</text:p>
          </table:table-cell>
          <table:table-cell table:style-name="ce46" table:formula="of:=MAX([.F7:.I7])" office:value-type="float" office:value="35.8892" calcext:value-type="float">
            <text:p>35.89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46" office:value-type="float" office:value="39.7384" calcext:value-type="float">
            <text:p>39.74</text:p>
          </table:table-cell>
          <table:table-cell table:style-name="ce46" office:value-type="float" office:value="37.8506" calcext:value-type="float">
            <text:p>37.85</text:p>
          </table:table-cell>
          <table:table-cell table:style-name="ce46" office:value-type="float" office:value="37.8978" calcext:value-type="float">
            <text:p>37.90</text:p>
          </table:table-cell>
          <table:table-cell table:style-name="ce101" office:value-type="float" office:value="36.5898" calcext:value-type="float">
            <text:p>36.59</text:p>
          </table:table-cell>
          <table:table-cell table:style-name="ce101" office:value-type="float" office:value="37.6618" calcext:value-type="float">
            <text:p>37.66</text:p>
          </table:table-cell>
          <table:table-cell table:style-name="ce101" office:value-type="float" office:value="38.6192" calcext:value-type="float">
            <text:p>38.62</text:p>
          </table:table-cell>
          <table:table-cell table:style-name="ce46" office:value-type="float" office:value="38.3967" calcext:value-type="float">
            <text:p>38.40</text:p>
          </table:table-cell>
          <table:table-cell table:style-name="ce46" table:formula="of:=MAX([.F8:.I8])" office:value-type="float" office:value="38.6192" calcext:value-type="float">
            <text:p>38.62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46" office:value-type="float" office:value="21.1682" calcext:value-type="float">
            <text:p>21.17</text:p>
          </table:table-cell>
          <table:table-cell table:style-name="ce46" office:value-type="float" office:value="19.4008" calcext:value-type="float">
            <text:p>19.40</text:p>
          </table:table-cell>
          <table:table-cell table:style-name="ce46" office:value-type="float" office:value="20.0101" calcext:value-type="float">
            <text:p>20.01</text:p>
          </table:table-cell>
          <table:table-cell table:style-name="ce101" office:value-type="float" office:value="19.6878" calcext:value-type="float">
            <text:p>19.69</text:p>
          </table:table-cell>
          <table:table-cell table:style-name="ce101" office:value-type="float" office:value="19.2649" calcext:value-type="float">
            <text:p>19.26</text:p>
          </table:table-cell>
          <table:table-cell table:style-name="ce101" office:value-type="float" office:value="20.1007" calcext:value-type="float">
            <text:p>20.10</text:p>
          </table:table-cell>
          <table:table-cell table:style-name="ce46" office:value-type="float" office:value="17.9507" calcext:value-type="float">
            <text:p>17.95</text:p>
          </table:table-cell>
          <table:table-cell table:style-name="ce46" table:formula="of:=MAX([.F9:.I9])" office:value-type="float" office:value="20.1007" calcext:value-type="float">
            <text:p>20.10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46" office:value-type="float" office:value="21.0991" calcext:value-type="float">
            <text:p>21.10</text:p>
          </table:table-cell>
          <table:table-cell table:style-name="ce46" office:value-type="float" office:value="21.7706" calcext:value-type="float">
            <text:p>21.77</text:p>
          </table:table-cell>
          <table:table-cell table:style-name="ce46" office:value-type="float" office:value="20.569" calcext:value-type="float">
            <text:p>20.57</text:p>
          </table:table-cell>
          <table:table-cell table:style-name="ce101" office:value-type="float" office:value="20.41" calcext:value-type="float">
            <text:p>20.41</text:p>
          </table:table-cell>
          <table:table-cell table:style-name="ce101" office:value-type="float" office:value="22.4775" calcext:value-type="float">
            <text:p>22.48</text:p>
          </table:table-cell>
          <table:table-cell table:style-name="ce101" office:value-type="float" office:value="23.9088" calcext:value-type="float">
            <text:p>23.91</text:p>
          </table:table-cell>
          <table:table-cell table:style-name="ce46" office:value-type="float" office:value="21.5939" calcext:value-type="float">
            <text:p>21.59</text:p>
          </table:table-cell>
          <table:table-cell table:style-name="ce46" table:formula="of:=MAX([.F10:.I10])" office:value-type="float" office:value="23.9088" calcext:value-type="float">
            <text:p>23.91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46" office:value-type="float" office:value="24.1022" calcext:value-type="float">
            <text:p>24.10</text:p>
          </table:table-cell>
          <table:table-cell table:style-name="ce46" office:value-type="float" office:value="21.6534" calcext:value-type="float">
            <text:p>21.65</text:p>
          </table:table-cell>
          <table:table-cell table:style-name="ce46" office:value-type="float" office:value="20.2646" calcext:value-type="float">
            <text:p>20.26</text:p>
          </table:table-cell>
          <table:table-cell table:style-name="ce101" office:value-type="float" office:value="22.2286" calcext:value-type="float">
            <text:p>22.23</text:p>
          </table:table-cell>
          <table:table-cell table:style-name="ce101" office:value-type="float" office:value="24.2337" calcext:value-type="float">
            <text:p>24.23</text:p>
          </table:table-cell>
          <table:table-cell table:style-name="ce101" office:value-type="float" office:value="25.3184" calcext:value-type="float">
            <text:p>25.32</text:p>
          </table:table-cell>
          <table:table-cell table:style-name="ce46" office:value-type="float" office:value="25.0226" calcext:value-type="float">
            <text:p>25.02</text:p>
          </table:table-cell>
          <table:table-cell table:style-name="ce46" table:formula="of:=MAX([.F11:.I11])" office:value-type="float" office:value="25.3184" calcext:value-type="float">
            <text:p>25.32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46" office:value-type="float" office:value="23.5529" calcext:value-type="float">
            <text:p>23.55</text:p>
          </table:table-cell>
          <table:table-cell table:style-name="ce46" office:value-type="float" office:value="22.9944" calcext:value-type="float">
            <text:p>22.99</text:p>
          </table:table-cell>
          <table:table-cell table:style-name="ce46" office:value-type="float" office:value="23.5263" calcext:value-type="float">
            <text:p>23.53</text:p>
          </table:table-cell>
          <table:table-cell table:style-name="ce101" office:value-type="float" office:value="22.6753" calcext:value-type="float">
            <text:p>22.68</text:p>
          </table:table-cell>
          <table:table-cell table:style-name="ce101" office:value-type="float" office:value="19.4398" calcext:value-type="float">
            <text:p>19.44</text:p>
          </table:table-cell>
          <table:table-cell table:style-name="ce101" office:value-type="float" office:value="21.0531" calcext:value-type="float">
            <text:p>21.05</text:p>
          </table:table-cell>
          <table:table-cell table:style-name="ce46" office:value-type="float" office:value="20.3528" calcext:value-type="float">
            <text:p>20.35</text:p>
          </table:table-cell>
          <table:table-cell table:style-name="ce46" table:formula="of:=MAX([.F12:.I12])" office:value-type="float" office:value="22.6753" calcext:value-type="float">
            <text:p>22.68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46" office:value-type="float" office:value="14.3233" calcext:value-type="float">
            <text:p>14.32</text:p>
          </table:table-cell>
          <table:table-cell table:style-name="ce46" office:value-type="float" office:value="12.3779" calcext:value-type="float">
            <text:p>12.38</text:p>
          </table:table-cell>
          <table:table-cell table:style-name="ce46" office:value-type="float" office:value="13.5418" calcext:value-type="float">
            <text:p>13.54</text:p>
          </table:table-cell>
          <table:table-cell table:style-name="ce101" office:value-type="float" office:value="15.2069" calcext:value-type="float">
            <text:p>15.21</text:p>
          </table:table-cell>
          <table:table-cell table:style-name="ce101" office:value-type="float" office:value="16.6511" calcext:value-type="float">
            <text:p>16.65</text:p>
          </table:table-cell>
          <table:table-cell table:style-name="ce101" office:value-type="float" office:value="19.4546" calcext:value-type="float">
            <text:p>19.45</text:p>
          </table:table-cell>
          <table:table-cell table:style-name="ce46" office:value-type="float" office:value="17.713" calcext:value-type="float">
            <text:p>17.71</text:p>
          </table:table-cell>
          <table:table-cell table:style-name="ce46" table:formula="of:=MAX([.F13:.I13])" office:value-type="float" office:value="19.4546" calcext:value-type="float">
            <text:p>19.45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46" office:value-type="float" office:value="25.8159" calcext:value-type="float">
            <text:p>25.82</text:p>
          </table:table-cell>
          <table:table-cell table:style-name="ce46" office:value-type="float" office:value="30.6261" calcext:value-type="float">
            <text:p>30.63</text:p>
          </table:table-cell>
          <table:table-cell table:style-name="ce46" office:value-type="float" office:value="31.4335" calcext:value-type="float">
            <text:p>31.43</text:p>
          </table:table-cell>
          <table:table-cell table:style-name="ce101" office:value-type="float" office:value="32.5556" calcext:value-type="float">
            <text:p>32.56</text:p>
          </table:table-cell>
          <table:table-cell table:style-name="ce101" office:value-type="float" office:value="33.103" calcext:value-type="float">
            <text:p>33.10</text:p>
          </table:table-cell>
          <table:table-cell table:style-name="ce101" office:value-type="float" office:value="33.0551" calcext:value-type="float">
            <text:p>33.06</text:p>
          </table:table-cell>
          <table:table-cell table:style-name="ce46" office:value-type="float" office:value="35.1899" calcext:value-type="float">
            <text:p>35.19</text:p>
          </table:table-cell>
          <table:table-cell table:style-name="ce46" table:formula="of:=MAX([.F14:.I14])" office:value-type="float" office:value="35.1899" calcext:value-type="float">
            <text:p>35.19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46" office:value-type="float" office:value="33.4845" calcext:value-type="float">
            <text:p>33.48</text:p>
          </table:table-cell>
          <table:table-cell table:style-name="ce46" office:value-type="float" office:value="32.2107" calcext:value-type="float">
            <text:p>32.21</text:p>
          </table:table-cell>
          <table:table-cell table:style-name="ce46" office:value-type="float" office:value="33.2529" calcext:value-type="float">
            <text:p>33.25</text:p>
          </table:table-cell>
          <table:table-cell table:style-name="ce101" office:value-type="float" office:value="36.2443" calcext:value-type="float">
            <text:p>36.24</text:p>
          </table:table-cell>
          <table:table-cell table:style-name="ce101" office:value-type="float" office:value="36.2829" calcext:value-type="float">
            <text:p>36.28</text:p>
          </table:table-cell>
          <table:table-cell table:style-name="ce101" office:value-type="float" office:value="36.9874" calcext:value-type="float">
            <text:p>36.99</text:p>
          </table:table-cell>
          <table:table-cell table:style-name="ce46" office:value-type="float" office:value="37.026" calcext:value-type="float">
            <text:p>37.03</text:p>
          </table:table-cell>
          <table:table-cell table:style-name="ce46" table:formula="of:=MAX([.F15:.I15])" office:value-type="float" office:value="37.026" calcext:value-type="float">
            <text:p>37.03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46" office:value-type="float" office:value="30.2017" calcext:value-type="float">
            <text:p>30.20</text:p>
          </table:table-cell>
          <table:table-cell table:style-name="ce46" office:value-type="float" office:value="29.3279" calcext:value-type="float">
            <text:p>29.33</text:p>
          </table:table-cell>
          <table:table-cell table:style-name="ce46" office:value-type="float" office:value="30.3366" calcext:value-type="float">
            <text:p>30.34</text:p>
          </table:table-cell>
          <table:table-cell table:style-name="ce101" office:value-type="float" office:value="31.3981" calcext:value-type="float">
            <text:p>31.40</text:p>
          </table:table-cell>
          <table:table-cell table:style-name="ce101" office:value-type="float" office:value="33.5796" calcext:value-type="float">
            <text:p>33.58</text:p>
          </table:table-cell>
          <table:table-cell table:style-name="ce101" office:value-type="float" office:value="31.6268" calcext:value-type="float">
            <text:p>31.63</text:p>
          </table:table-cell>
          <table:table-cell table:style-name="ce46" office:value-type="float" office:value="29.2986" calcext:value-type="float">
            <text:p>29.30</text:p>
          </table:table-cell>
          <table:table-cell table:style-name="ce46" table:formula="of:=MAX([.F16:.I16])" office:value-type="float" office:value="33.5796" calcext:value-type="float">
            <text:p>33.58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46" office:value-type="float" office:value="34.5719" calcext:value-type="float">
            <text:p>34.57</text:p>
          </table:table-cell>
          <table:table-cell table:style-name="ce46" office:value-type="float" office:value="30.4239" calcext:value-type="float">
            <text:p>30.42</text:p>
          </table:table-cell>
          <table:table-cell table:style-name="ce46" office:value-type="float" office:value="28.4622" calcext:value-type="float">
            <text:p>28.46</text:p>
          </table:table-cell>
          <table:table-cell table:style-name="ce101" office:value-type="float" office:value="30.1663" calcext:value-type="float">
            <text:p>30.17</text:p>
          </table:table-cell>
          <table:table-cell table:style-name="ce101" office:value-type="float" office:value="30.8063" calcext:value-type="float">
            <text:p>30.81</text:p>
          </table:table-cell>
          <table:table-cell table:style-name="ce101" office:value-type="float" office:value="36.542" calcext:value-type="float">
            <text:p>36.54</text:p>
          </table:table-cell>
          <table:table-cell table:style-name="ce46" office:value-type="float" office:value="38.4289" calcext:value-type="float">
            <text:p>38.43</text:p>
          </table:table-cell>
          <table:table-cell table:style-name="ce46" table:formula="of:=MAX([.F17:.I17])" office:value-type="float" office:value="38.4289" calcext:value-type="float">
            <text:p>38.43</text:p>
          </table:table-cell>
        </table:table-row>
        <table:table-row table:style-name="ro1">
          <table:table-cell table:style-name="ce5" table:number-columns-repeated="2"/>
          <table:table-cell table:style-name="ce97" table:number-columns-repeated="3"/>
          <table:table-cell table:style-name="ce46" table:number-columns-repeated="5"/>
        </table:table-row>
        <table:table-row table:style-name="ro7">
          <table:table-cell table:style-name="ce93" office:value-type="string" calcext:value-type="string" table:number-columns-spanned="2" table:number-rows-spanned="1">
            <text:p>mean</text:p>
          </table:table-cell>
          <table:covered-table-cell table:style-name="ce96"/>
          <table:table-cell table:style-name="ce98" table:formula="of:=AVERAGE([.C6:.C17])" office:value-type="float" office:value="27.6171416666667" calcext:value-type="float">
            <text:p>27.62</text:p>
          </table:table-cell>
          <table:table-cell table:style-name="ce98" table:formula="of:=AVERAGE([.D6:.D17])" office:value-type="float" office:value="26.5458833333333" calcext:value-type="float">
            <text:p>26.55</text:p>
          </table:table-cell>
          <table:table-cell table:style-name="ce98" table:formula="of:=AVERAGE([.E6:.E17])" office:value-type="float" office:value="26.6005166666667" calcext:value-type="float">
            <text:p>26.60</text:p>
          </table:table-cell>
          <table:table-cell table:style-name="ce98" table:formula="of:=AVERAGE([.F6:.F17])" office:value-type="float" office:value="27.514525" calcext:value-type="float">
            <text:p>27.51</text:p>
          </table:table-cell>
          <table:table-cell table:style-name="ce98" table:formula="of:=AVERAGE([.G6:.G17])" office:value-type="float" office:value="27.8484333333333" calcext:value-type="float">
            <text:p>27.85</text:p>
          </table:table-cell>
          <table:table-cell table:style-name="ce103" table:formula="of:=AVERAGE([.H6:.H17])" office:value-type="float" office:value="29.1473583333333" calcext:value-type="float">
            <text:p>29.15</text:p>
          </table:table-cell>
          <table:table-cell table:style-name="ce98" table:formula="of:=AVERAGE([.I6:.I17])" office:value-type="float" office:value="28.38275" calcext:value-type="float">
            <text:p>28.38</text:p>
          </table:table-cell>
          <table:table-cell table:style-name="ce98" table:formula="of:=AVERAGE([.J6:.J17])" office:value-type="float" office:value="29.93595" calcext:value-type="float">
            <text:p>29.94</text:p>
          </table:table-cell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48" table:formula="of:=STDEV([.C6:.C17])" office:value-type="float" office:value="7.31793298603547" calcext:value-type="float">
            <text:p>7.32</text:p>
          </table:table-cell>
          <table:table-cell table:style-name="ce48" table:formula="of:=STDEV([.D6:.D17])" office:value-type="float" office:value="7.24846265391162" calcext:value-type="float">
            <text:p>7.25</text:p>
          </table:table-cell>
          <table:table-cell table:style-name="ce48" table:formula="of:=STDEV([.E6:.E17])" office:value-type="float" office:value="7.34561288337633" calcext:value-type="float">
            <text:p>7.35</text:p>
          </table:table-cell>
          <table:table-cell table:style-name="ce48" table:formula="of:=STDEV([.F6:.F17])" office:value-type="float" office:value="7.32960167826639" calcext:value-type="float">
            <text:p>7.33</text:p>
          </table:table-cell>
          <table:table-cell table:style-name="ce48" table:formula="of:=STDEV([.G6:.G17])" office:value-type="float" office:value="7.35544220502854" calcext:value-type="float">
            <text:p>7.36</text:p>
          </table:table-cell>
          <table:table-cell table:style-name="ce48" table:formula="of:=STDEV([.H6:.H17])" office:value-type="float" office:value="6.973013068376" calcext:value-type="float">
            <text:p>6.97</text:p>
          </table:table-cell>
          <table:table-cell table:style-name="ce48" table:formula="of:=STDEV([.I6:.I17])" office:value-type="float" office:value="7.8766431513454" calcext:value-type="float">
            <text:p>7.88</text:p>
          </table:table-cell>
          <table:table-cell table:style-name="ce48" table:formula="of:=STDEV([.J6:.J17])" office:value-type="float" office:value="7.33532349295951" calcext:value-type="float">
            <text:p>7.34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style-name="ce91" office:value-type="string" calcext:value-type="string" table:number-columns-spanned="1" table:number-rows-spanned="2">
            <text:p>Run</text:p>
          </table:table-cell>
          <table:table-cell table:style-name="ce91" office:value-type="string" calcext:value-type="string" table:number-columns-spanned="1" table:number-rows-spanned="2">
            <text:p>Testing with</text:p>
          </table:table-cell>
          <table:table-cell table:style-name="ce91" office:value-type="string" calcext:value-type="string" table:number-columns-spanned="8" table:number-rows-spanned="1">
            <text:p>L = 30</text:p>
          </table:table-cell>
          <table:covered-table-cell table:number-columns-repeated="2" table:style-name="ce31"/>
          <table:covered-table-cell table:style-name="ce100"/>
          <table:covered-table-cell table:number-columns-repeated="3" table:style-name="ce102"/>
          <table:covered-table-cell table:style-name="ce105"/>
        </table:table-row>
        <table:table-row table:style-name="ro1">
          <table:covered-table-cell table:style-name="ce92"/>
          <table:covered-table-cell table:style-name="ce95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64" calcext:value-type="float">
            <text:p>64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512" calcext:value-type="float">
            <text:p>512</text:p>
          </table:table-cell>
          <table:table-cell table:style-name="ce45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46" office:value-type="float" office:value="28.7857" calcext:value-type="float">
            <text:p>28.79</text:p>
          </table:table-cell>
          <table:table-cell table:style-name="ce46" office:value-type="float" office:value="29.2551" calcext:value-type="float">
            <text:p>29.26</text:p>
          </table:table-cell>
          <table:table-cell table:style-name="ce46" office:value-type="float" office:value="27.8367" calcext:value-type="float">
            <text:p>27.84</text:p>
          </table:table-cell>
          <table:table-cell table:style-name="ce101" office:value-type="float" office:value="28.2551" calcext:value-type="float">
            <text:p>28.26</text:p>
          </table:table-cell>
          <table:table-cell table:style-name="ce101" office:value-type="float" office:value="30.4796" calcext:value-type="float">
            <text:p>30.48</text:p>
          </table:table-cell>
          <table:table-cell table:style-name="ce101" office:value-type="float" office:value="30.551" calcext:value-type="float">
            <text:p>30.55</text:p>
          </table:table-cell>
          <table:table-cell table:style-name="ce46" office:value-type="float" office:value="29.4082" calcext:value-type="float">
            <text:p>29.41</text:p>
          </table:table-cell>
          <table:table-cell table:style-name="ce46" table:formula="of:=MAX([.C28:.I28])" office:value-type="float" office:value="30.551" calcext:value-type="float">
            <text:p>30.5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46" office:value-type="float" office:value="35.3259" calcext:value-type="float">
            <text:p>35.33</text:p>
          </table:table-cell>
          <table:table-cell table:style-name="ce46" office:value-type="float" office:value="33.0268" calcext:value-type="float">
            <text:p>33.03</text:p>
          </table:table-cell>
          <table:table-cell table:style-name="ce46" office:value-type="float" office:value="38.1768" calcext:value-type="float">
            <text:p>38.18</text:p>
          </table:table-cell>
          <table:table-cell table:style-name="ce101" office:value-type="float" office:value="37.2227" calcext:value-type="float">
            <text:p>37.22</text:p>
          </table:table-cell>
          <table:table-cell table:style-name="ce101" office:value-type="float" office:value="35.5558" calcext:value-type="float">
            <text:p>35.56</text:p>
          </table:table-cell>
          <table:table-cell table:style-name="ce101" office:value-type="float" office:value="33.5211" calcext:value-type="float">
            <text:p>33.52</text:p>
          </table:table-cell>
          <table:table-cell table:style-name="ce46" office:value-type="float" office:value="31.3024" calcext:value-type="float">
            <text:p>31.30</text:p>
          </table:table-cell>
          <table:table-cell table:style-name="ce46" table:formula="of:=MAX([.C29:.I29])" office:value-type="float" office:value="38.1768" calcext:value-type="float">
            <text:p>38.1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46" office:value-type="float" office:value="41.0464" calcext:value-type="float">
            <text:p>41.05</text:p>
          </table:table-cell>
          <table:table-cell table:style-name="ce46" office:value-type="float" office:value="37.7832" calcext:value-type="float">
            <text:p>37.78</text:p>
          </table:table-cell>
          <table:table-cell table:style-name="ce46" office:value-type="float" office:value="38.8147" calcext:value-type="float">
            <text:p>38.81</text:p>
          </table:table-cell>
          <table:table-cell table:style-name="ce101" office:value-type="float" office:value="38.9024" calcext:value-type="float">
            <text:p>38.90</text:p>
          </table:table-cell>
          <table:table-cell table:style-name="ce101" office:value-type="float" office:value="38.4641" calcext:value-type="float">
            <text:p>38.46</text:p>
          </table:table-cell>
          <table:table-cell table:style-name="ce101" office:value-type="float" office:value="39.6508" calcext:value-type="float">
            <text:p>39.65</text:p>
          </table:table-cell>
          <table:table-cell table:style-name="ce46" office:value-type="float" office:value="39.9474" calcext:value-type="float">
            <text:p>39.95</text:p>
          </table:table-cell>
          <table:table-cell table:style-name="ce46" table:formula="of:=MAX([.C30:.I30])" office:value-type="float" office:value="41.0464" calcext:value-type="float">
            <text:p>41.05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46" office:value-type="float" office:value="21.1631" calcext:value-type="float">
            <text:p>21.16</text:p>
          </table:table-cell>
          <table:table-cell table:style-name="ce46" office:value-type="float" office:value="21.1128" calcext:value-type="float">
            <text:p>21.11</text:p>
          </table:table-cell>
          <table:table-cell table:style-name="ce46" office:value-type="float" office:value="20.2266" calcext:value-type="float">
            <text:p>20.23</text:p>
          </table:table-cell>
          <table:table-cell table:number-columns-repeated="2" table:style-name="ce101" office:value-type="float" office:value="19.0332" calcext:value-type="float">
            <text:p>19.03</text:p>
          </table:table-cell>
          <table:table-cell table:style-name="ce101" office:value-type="float" office:value="20.8761" calcext:value-type="float">
            <text:p>20.88</text:p>
          </table:table-cell>
          <table:table-cell table:style-name="ce46" office:value-type="float" office:value="17.6687" calcext:value-type="float">
            <text:p>17.67</text:p>
          </table:table-cell>
          <table:table-cell table:style-name="ce46" table:formula="of:=MAX([.C31:.I31])" office:value-type="float" office:value="21.1631" calcext:value-type="float">
            <text:p>21.1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46" office:value-type="float" office:value="23.7675" calcext:value-type="float">
            <text:p>23.77</text:p>
          </table:table-cell>
          <table:table-cell table:style-name="ce46" office:value-type="float" office:value="23.096" calcext:value-type="float">
            <text:p>23.10</text:p>
          </table:table-cell>
          <table:table-cell table:style-name="ce46" office:value-type="float" office:value="23.149" calcext:value-type="float">
            <text:p>23.15</text:p>
          </table:table-cell>
          <table:table-cell table:style-name="ce101" office:value-type="float" office:value="22.3273" calcext:value-type="float">
            <text:p>22.33</text:p>
          </table:table-cell>
          <table:table-cell table:style-name="ce101" office:value-type="float" office:value="23.5024" calcext:value-type="float">
            <text:p>23.50</text:p>
          </table:table-cell>
          <table:table-cell table:style-name="ce101" office:value-type="float" office:value="23.9353" calcext:value-type="float">
            <text:p>23.94</text:p>
          </table:table-cell>
          <table:table-cell table:style-name="ce46" office:value-type="float" office:value="21.6999" calcext:value-type="float">
            <text:p>21.70</text:p>
          </table:table-cell>
          <table:table-cell table:style-name="ce46" table:formula="of:=MAX([.C32:.I32])" office:value-type="float" office:value="23.9353" calcext:value-type="float">
            <text:p>23.94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46" office:value-type="float" office:value="24.094" calcext:value-type="float">
            <text:p>24.09</text:p>
          </table:table-cell>
          <table:table-cell table:style-name="ce46" office:value-type="float" office:value="20.9549" calcext:value-type="float">
            <text:p>20.95</text:p>
          </table:table-cell>
          <table:table-cell table:style-name="ce46" office:value-type="float" office:value="21.6369" calcext:value-type="float">
            <text:p>21.64</text:p>
          </table:table-cell>
          <table:table-cell table:style-name="ce101" office:value-type="float" office:value="22.9107" calcext:value-type="float">
            <text:p>22.91</text:p>
          </table:table-cell>
          <table:table-cell table:style-name="ce101" office:value-type="float" office:value="23.6585" calcext:value-type="float">
            <text:p>23.66</text:p>
          </table:table-cell>
          <table:table-cell table:style-name="ce101" office:value-type="float" office:value="24.0611" calcext:value-type="float">
            <text:p>24.06</text:p>
          </table:table-cell>
          <table:table-cell table:style-name="ce46" office:value-type="float" office:value="25.2363" calcext:value-type="float">
            <text:p>25.24</text:p>
          </table:table-cell>
          <table:table-cell table:style-name="ce46" table:formula="of:=MAX([.C33:.I33])" office:value-type="float" office:value="25.2363" calcext:value-type="float">
            <text:p>25.24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46" office:value-type="float" office:value="25.9995" calcext:value-type="float">
            <text:p>26.00</text:p>
          </table:table-cell>
          <table:table-cell table:style-name="ce46" office:value-type="float" office:value="21.8686" calcext:value-type="float">
            <text:p>21.87</text:p>
          </table:table-cell>
          <table:table-cell table:style-name="ce46" office:value-type="float" office:value="24.9269" calcext:value-type="float">
            <text:p>24.93</text:p>
          </table:table-cell>
          <table:table-cell table:style-name="ce101" office:value-type="float" office:value="23.0565" calcext:value-type="float">
            <text:p>23.06</text:p>
          </table:table-cell>
          <table:table-cell table:style-name="ce101" office:value-type="float" office:value="19.0586" calcext:value-type="float">
            <text:p>19.06</text:p>
          </table:table-cell>
          <table:table-cell table:style-name="ce101" office:value-type="float" office:value="22.5601" calcext:value-type="float">
            <text:p>22.56</text:p>
          </table:table-cell>
          <table:table-cell table:style-name="ce46" office:value-type="float" office:value="19.0497" calcext:value-type="float">
            <text:p>19.05</text:p>
          </table:table-cell>
          <table:table-cell table:style-name="ce46" table:formula="of:=MAX([.C34:.I34])" office:value-type="float" office:value="25.9995" calcext:value-type="float">
            <text:p>26.00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46" office:value-type="float" office:value="15.0879" calcext:value-type="float">
            <text:p>15.09</text:p>
          </table:table-cell>
          <table:table-cell table:style-name="ce46" office:value-type="float" office:value="14.8925" calcext:value-type="float">
            <text:p>14.89</text:p>
          </table:table-cell>
          <table:table-cell table:style-name="ce46" office:value-type="float" office:value="14.8246" calcext:value-type="float">
            <text:p>14.82</text:p>
          </table:table-cell>
          <table:table-cell table:style-name="ce101" office:value-type="float" office:value="17.2118" calcext:value-type="float">
            <text:p>17.21</text:p>
          </table:table-cell>
          <table:table-cell table:style-name="ce101" office:value-type="float" office:value="18.4436" calcext:value-type="float">
            <text:p>18.44</text:p>
          </table:table-cell>
          <table:table-cell table:style-name="ce101" office:value-type="float" office:value="20.5845" calcext:value-type="float">
            <text:p>20.58</text:p>
          </table:table-cell>
          <table:table-cell table:style-name="ce46" office:value-type="float" office:value="19.3696" calcext:value-type="float">
            <text:p>19.37</text:p>
          </table:table-cell>
          <table:table-cell table:style-name="ce46" table:formula="of:=MAX([.C35:.I35])" office:value-type="float" office:value="20.5845" calcext:value-type="float">
            <text:p>20.58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46" office:value-type="float" office:value="28.1697" calcext:value-type="float">
            <text:p>28.17</text:p>
          </table:table-cell>
          <table:table-cell table:style-name="ce46" office:value-type="float" office:value="30.8655" calcext:value-type="float">
            <text:p>30.87</text:p>
          </table:table-cell>
          <table:table-cell table:style-name="ce46" office:value-type="float" office:value="31.8782" calcext:value-type="float">
            <text:p>31.88</text:p>
          </table:table-cell>
          <table:table-cell table:style-name="ce101" office:value-type="float" office:value="32.8361" calcext:value-type="float">
            <text:p>32.84</text:p>
          </table:table-cell>
          <table:table-cell table:style-name="ce101" office:value-type="float" office:value="35.313" calcext:value-type="float">
            <text:p>35.31</text:p>
          </table:table-cell>
          <table:table-cell table:style-name="ce101" office:value-type="float" office:value="34.533" calcext:value-type="float">
            <text:p>34.53</text:p>
          </table:table-cell>
          <table:table-cell table:style-name="ce46" office:value-type="float" office:value="35.7373" calcext:value-type="float">
            <text:p>35.74</text:p>
          </table:table-cell>
          <table:table-cell table:style-name="ce46" table:formula="of:=MAX([.C36:.I36])" office:value-type="float" office:value="35.7373" calcext:value-type="float">
            <text:p>35.74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46" office:value-type="float" office:value="35.3952" calcext:value-type="float">
            <text:p>35.40</text:p>
          </table:table-cell>
          <table:table-cell table:style-name="ce46" office:value-type="float" office:value="34.353" calcext:value-type="float">
            <text:p>34.35</text:p>
          </table:table-cell>
          <table:table-cell table:style-name="ce46" office:value-type="float" office:value="34.2372" calcext:value-type="float">
            <text:p>34.24</text:p>
          </table:table-cell>
          <table:table-cell table:style-name="ce101" office:value-type="float" office:value="37.1418" calcext:value-type="float">
            <text:p>37.14</text:p>
          </table:table-cell>
          <table:table-cell table:style-name="ce101" office:value-type="float" office:value="37.576" calcext:value-type="float">
            <text:p>37.58</text:p>
          </table:table-cell>
          <table:table-cell table:style-name="ce101" office:value-type="float" office:value="36.7847" calcext:value-type="float">
            <text:p>36.78</text:p>
          </table:table-cell>
          <table:table-cell table:style-name="ce46" office:value-type="float" office:value="37.0935" calcext:value-type="float">
            <text:p>37.09</text:p>
          </table:table-cell>
          <table:table-cell table:style-name="ce46" table:formula="of:=MAX([.C37:.I37])" office:value-type="float" office:value="37.576" calcext:value-type="float">
            <text:p>37.58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46" office:value-type="float" office:value="31.92" calcext:value-type="float">
            <text:p>31.92</text:p>
          </table:table-cell>
          <table:table-cell table:style-name="ce46" office:value-type="float" office:value="31.5447" calcext:value-type="float">
            <text:p>31.54</text:p>
          </table:table-cell>
          <table:table-cell table:style-name="ce46" office:value-type="float" office:value="31.0638" calcext:value-type="float">
            <text:p>31.06</text:p>
          </table:table-cell>
          <table:table-cell table:style-name="ce101" office:value-type="float" office:value="33.1985" calcext:value-type="float">
            <text:p>33.20</text:p>
          </table:table-cell>
          <table:table-cell table:style-name="ce101" office:value-type="float" office:value="33.9139" calcext:value-type="float">
            <text:p>33.91</text:p>
          </table:table-cell>
          <table:table-cell table:style-name="ce101" office:value-type="float" office:value="32.008" calcext:value-type="float">
            <text:p>32.01</text:p>
          </table:table-cell>
          <table:table-cell table:style-name="ce46" office:value-type="float" office:value="29.4511" calcext:value-type="float">
            <text:p>29.45</text:p>
          </table:table-cell>
          <table:table-cell table:style-name="ce46" table:formula="of:=MAX([.C38:.I38])" office:value-type="float" office:value="33.9139" calcext:value-type="float">
            <text:p>33.91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46" office:value-type="float" office:value="38.7697" calcext:value-type="float">
            <text:p>38.77</text:p>
          </table:table-cell>
          <table:table-cell table:style-name="ce46" office:value-type="float" office:value="34.1147" calcext:value-type="float">
            <text:p>34.11</text:p>
          </table:table-cell>
          <table:table-cell table:style-name="ce46" office:value-type="float" office:value="30.931" calcext:value-type="float">
            <text:p>30.93</text:p>
          </table:table-cell>
          <table:table-cell table:style-name="ce101" office:value-type="float" office:value="33.6076" calcext:value-type="float">
            <text:p>33.61</text:p>
          </table:table-cell>
          <table:table-cell table:style-name="ce101" office:value-type="float" office:value="33.8653" calcext:value-type="float">
            <text:p>33.87</text:p>
          </table:table-cell>
          <table:table-cell table:style-name="ce101" office:value-type="float" office:value="38.9859" calcext:value-type="float">
            <text:p>38.99</text:p>
          </table:table-cell>
          <table:table-cell table:style-name="ce46" office:value-type="float" office:value="40.157" calcext:value-type="float">
            <text:p>40.16</text:p>
          </table:table-cell>
          <table:table-cell table:style-name="ce46" table:formula="of:=MAX([.C39:.I39])" office:value-type="float" office:value="40.157" calcext:value-type="float">
            <text:p>40.16</text:p>
          </table:table-cell>
        </table:table-row>
        <table:table-row table:style-name="ro1">
          <table:table-cell table:style-name="ce94" table:number-columns-repeated="2"/>
          <table:table-cell table:style-name="ce99" table:number-columns-repeated="8"/>
        </table:table-row>
        <table:table-row table:style-name="ro7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47" table:formula="of:=AVERAGE([.C28:.C39])" office:value-type="float" office:value="29.12705" calcext:value-type="float">
            <text:p>29.13</text:p>
          </table:table-cell>
          <table:table-cell table:style-name="ce47" table:formula="of:=AVERAGE([.D28:.D39])" office:value-type="float" office:value="27.7389833333333" calcext:value-type="float">
            <text:p>27.74</text:p>
          </table:table-cell>
          <table:table-cell table:style-name="ce47" table:formula="of:=AVERAGE([.E28:.E39])" office:value-type="float" office:value="28.1418666666667" calcext:value-type="float">
            <text:p>28.14</text:p>
          </table:table-cell>
          <table:table-cell table:style-name="ce47" table:formula="of:=AVERAGE([.F28:.F39])" office:value-type="float" office:value="28.8086416666667" calcext:value-type="float">
            <text:p>28.81</text:p>
          </table:table-cell>
          <table:table-cell table:style-name="ce47" table:formula="of:=AVERAGE([.G28:.G39])" office:value-type="float" office:value="29.072" calcext:value-type="float">
            <text:p>29.07</text:p>
          </table:table-cell>
          <table:table-cell table:style-name="ce104" table:formula="of:=AVERAGE([.H28:.H39])" office:value-type="float" office:value="29.8376333333333" calcext:value-type="float">
            <text:p>29.84</text:p>
          </table:table-cell>
          <table:table-cell table:style-name="ce49" table:formula="of:=AVERAGE([.I28:.I39])" office:value-type="float" office:value="28.843425" calcext:value-type="float">
            <text:p>28.84</text:p>
          </table:table-cell>
          <table:table-cell table:style-name="ce49" table:formula="of:=AVERAGE([.J28:.J39])" office:value-type="float" office:value="31.1730916666667" calcext:value-type="float">
            <text:p>31.17</text:p>
          </table:table-cell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48" table:formula="of:=STDEV([.C28:.C39])" office:value-type="float" office:value="7.66313980019109" calcext:value-type="float">
            <text:p>7.66</text:p>
          </table:table-cell>
          <table:table-cell table:style-name="ce48" table:formula="of:=STDEV([.D28:.D39])" office:value-type="float" office:value="7.07608256784569" calcext:value-type="float">
            <text:p>7.08</text:p>
          </table:table-cell>
          <table:table-cell table:style-name="ce48" table:formula="of:=STDEV([.E28:.E39])" office:value-type="float" office:value="7.38372274217642" calcext:value-type="float">
            <text:p>7.38</text:p>
          </table:table-cell>
          <table:table-cell table:style-name="ce48" table:formula="of:=STDEV([.F28:.F39])" office:value-type="float" office:value="7.6329202375998" calcext:value-type="float">
            <text:p>7.63</text:p>
          </table:table-cell>
          <table:table-cell table:style-name="ce48" table:formula="of:=STDEV([.G28:.G39])" office:value-type="float" office:value="7.7708976788107" calcext:value-type="float">
            <text:p>7.77</text:p>
          </table:table-cell>
          <table:table-cell table:style-name="ce48" table:formula="of:=STDEV([.H28:.H39])" office:value-type="float" office:value="7.11069911092156" calcext:value-type="float">
            <text:p>7.11</text:p>
          </table:table-cell>
          <table:table-cell table:style-name="ce48" table:formula="of:=STDEV([.I28:.I39])" office:value-type="float" office:value="8.24734379489156" calcext:value-type="float">
            <text:p>8.25</text:p>
          </table:table-cell>
          <table:table-cell table:style-name="ce48" table:formula="of:=STDEV([.J28:.J39])" office:value-type="float" office:value="7.52987020828119" calcext:value-type="float">
            <text:p>7.5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 table:number-rows-repeated="104851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2T13:12:28</dc:date>
    <meta:generator>LibreOffice/3.5$Linux_X86_64 LibreOffice_project/350m1$Build-2</meta:generator>
    <meta:editing-duration>P2DT14H26M23S</meta:editing-duration>
    <meta:editing-cycles>210</meta:editing-cycles>
    <dc:creator>Johanna </dc:creator>
    <meta:document-statistic meta:table-count="3" meta:cell-count="1590" meta:object-count="0"/>
  </office:meta>
</office:document-meta>
</file>